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5f24" officeooo:paragraph-rsid="00195f24"/>
    </style:style>
    <style:style style:name="P2" style:family="paragraph" style:parent-style-name="Standard">
      <style:text-properties officeooo:rsid="00195f24" officeooo:paragraph-rsid="00195f24" fo:background-color="#801900"/>
    </style:style>
    <style:style style:name="T1" style:family="text">
      <style:text-properties fo:background-color="#801900" loext:char-shading-value="0"/>
    </style:style>
    <style:style style:name="T2" style:family="text">
      <style:text-properties fo:background-color="#8019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----- <text:s/>Stop and Wait Network Simulator Version 1.1 -------- </text:p>
      <text:p text:style-name="P1"/>
      <text:p text:style-name="P1">Enter the number of messages to simulate: 20</text:p>
      <text:p text:style-name="P1">Enter <text:s/>packet loss probability [enter 0.0 for no loss]:0.2</text:p>
      <text:p text:style-name="P1">Enter packet corruption probability [0.0 for no corruption]:0.2</text:p>
      <text:p text:style-name="P1">Enter average time between messages from sender's layer5 [ &gt; 0.0]:10</text:p>
      <text:p text:style-name="P1">Enter TRACE:2</text:p>
      <text:p text:style-name="P1"/>
      <text:p text:style-name="P1">EVENT time: 18.705740, <text:s/>type: 1, fromlayer5 <text:s/>entity: 1</text:p>
      <text:p text:style-name="P1">[1] Send: seq = 0 ack = 7 checksum = 73a aaaaaaaaaaaaaaaaaaa</text:p>
      <text:p text:style-name="P1"/>
      <text:p text:style-name="P1">EVENT time: 26.070892, <text:s/>type: 2, fromlayer3 <text:s/>entity: 0</text:p>
      <text:p text:style-name="P1">[0] Recieved: seq = 0 ack = 7 checksum = 73a aaaaaaaaaaaaaaaaaaa</text:p>
      <text:p text:style-name="P1">[0] Accepted: seq = 0 ack = 7 checksum = 73a aaaaaaaaaaaaaaaaaaa</text:p>
      <text:p text:style-name="P1"/>
      <text:p text:style-name="P1">EVENT time: 28.172142, <text:s/>type: 1, fromlayer5 <text:s/>entity: 0</text:p>
      <text:p text:style-name="P1"><text:s text:c="10"/>TOLAYER3: packet being lost</text:p>
      <text:p text:style-name="P1">[0] Send: seq = 0 ack = 0 checksum = 746 bbbbbbbbbbbbbbbbbbb</text:p>
      <text:p text:style-name="P1"/>
      <text:p text:style-name="P1">EVENT time: 30.797972, <text:s/>type: 1, fromlayer5 <text:s/>entity: 1</text:p>
      <text:p text:style-name="P1"><text:s text:c="10"/>TOLAYER3: packet being corrupted</text:p>
      <text:p text:style-name="P1">[1] Send: seq = 1 ack = 7 checksum = 761 ccccccccccccccccccc</text:p>
      <text:p text:style-name="P1"/>
      <text:p text:style-name="P1">EVENT time: 33.065739, <text:s/>type: 1, fromlayer5 <text:s/>entity: 0</text:p>
      <text:p text:style-name="P1">[0] Send: seq = 1 ack = 0 checksum = 76d ddddddddddddddddddd</text:p>
      <text:p text:style-name="P1"/>
      <text:p text:style-name="P1">EVENT time: 34.128895, <text:s/>type: 1, fromlayer5 <text:s/>entity: 0</text:p>
      <text:p text:style-name="P1"><text:s text:c="10"/>TOLAYER3: packet being corrupted</text:p>
      <text:p text:style-name="P1">[0] Send: seq = 2 ack = 0 checksum = 781 eeeeeeeeeeeeeeeeeee</text:p>
      <text:p text:style-name="P1"/>
      <text:p text:style-name="P1">EVENT time: 34.705742, <text:s/>type: 0, timerinterrupt <text:s text:c="2"/>entity: 1</text:p>
      <text:p text:style-name="P1"><text:s text:c="10"/>TOLAYER3: packet being corrupted</text:p>
      <text:p text:style-name="P1"/>
      <text:p text:style-name="P1">EVENT time: 35.265236, <text:s/>type: 2, fromlayer3 <text:s/>entity: 0</text:p>
      <text:p text:style-name="P1">[0] Recieved: seq = 1 ack = 7 checksum = 761 Zcccccccccccccccccc</text:p>
      <text:p text:style-name="P1"/>
      <text:p text:style-name="P1">EVENT time: 37.631577, <text:s/>type: 2, fromlayer3 <text:s/>entity: 0</text:p>
      <text:p text:style-name="P1">[0] Recieved: seq = 0 ack = 7 checksum = 73a aaaaaaaaaaaaaaaaaaa</text:p>
      <text:p text:style-name="P1"/>
      <text:p text:style-name="P1">EVENT time: 38.337967, <text:s/>type: 2, fromlayer3 <text:s/>entity: 1</text:p>
      <text:p text:style-name="P1">[1] Recieved: seq = 1 ack = 0 checksum = 76d ddddddddddddddddddd</text:p>
      <text:p text:style-name="P2">[1] Acknowledged: seq = 0 ack = 7 checksum = 73a aaaaaaaaaaaaaaaaaaa</text:p>
      <text:p text:style-name="P1">----------Total number of Acknowledged packet so far on 1 side =&gt; 1 ------------------</text:p>
      <text:p text:style-name="P1"/>
      <text:p text:style-name="P1">EVENT time: 39.415501, <text:s/>type: 2, fromlayer3 <text:s/>entity: 0</text:p>
      <text:p text:style-name="P1">[0] Recieved: seq = 1 ack = 999999 checksum = 761 ccccccccccccccccccc</text:p>
      <text:p text:style-name="P1"/>
      <text:p text:style-name="P1">EVENT time: 42.070892, <text:s/>type: 0, timerinterrupt <text:s text:c="2"/>entity: 0</text:p>
      <text:p text:style-name="P1"><text:soft-page-break/>Warning: unable to cancel your timer. It wasn't running.</text:p>
      <text:p text:style-name="P1"/>
      <text:p text:style-name="P1">EVENT time: 44.172142, <text:s/>type: 0, timerinterrupt <text:s text:c="2"/>entity: 0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47.356628, <text:s/>type: 2, fromlayer3 <text:s/>entity: 1</text:p>
      <text:p text:style-name="P1">[1] Recieved: seq = 2 ack = 0 checksum = 781 Zeeeeeeeeeeeeeeeeee</text:p>
      <text:p text:style-name="P1"/>
      <text:p text:style-name="P1">EVENT time: 48.490929, <text:s/>type: 1, fromlayer5 <text:s/>entity: 0</text:p>
      <text:p text:style-name="P1"><text:s text:c="10"/>TOLAYER3: packet being lost</text:p>
      <text:p text:style-name="P1">[0] Send: seq = 3 ack = 0 checksum = 795 fffffffffffffffffff</text:p>
      <text:p text:style-name="P1"/>
      <text:p text:style-name="P1">EVENT time: 48.620853, <text:s/>type: 1, fromlayer5 <text:s/>entity: 1</text:p>
      <text:p text:style-name="P1"><text:s text:c="10"/>TOLAYER3: packet being corrupted</text:p>
      <text:p text:style-name="P1">[1] Send: seq = 2 ack = 7 checksum = 7ae ggggggggggggggggggg</text:p>
      <text:p text:style-name="P1"/>
      <text:p text:style-name="P1">EVENT time: 49.841137, <text:s/>type: 2, fromlayer3 <text:s/>entity: 0</text:p>
      <text:p text:style-name="P1">[0] Recieved: seq = 999999 ack = 7 checksum = 7ae ggggggggggggggggggg</text:p>
      <text:p text:style-name="P1"/>
      <text:p text:style-name="P1">EVENT time: 50.128895, <text:s/>type: 0, timerinterrupt <text:s text:c="2"/>entity: 0</text:p>
      <text:p text:style-name="P1"><text:s text:c="10"/>TOLAYER3: packet being corrupted</text:p>
      <text:p text:style-name="P1"><text:s text:c="10"/>TOLAYER3: packet being corrupted</text:p>
      <text:p text:style-name="P1"/>
      <text:p text:style-name="P1">EVENT time: 50.705742, <text:s/>type: 0, timerinterrupt <text:s text:c="2"/>entity: 1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51.515213, <text:s/>type: 2, fromlayer3 <text:s/>entity: 1</text:p>
      <text:p text:style-name="P1">[1] Recieved: seq = -1 ack = 0 checksum = fffffffd ��</text:p>
      <text:p text:style-name="P1"/>
      <text:p text:style-name="P1">EVENT time: 54.337967, <text:s/>type: 0, timerinterrupt <text:s text:c="2"/>entity: 1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56.323410, <text:s/>type: 2, fromlayer3 <text:s/>entity: 0</text:p>
      <text:p text:style-name="P1">[0] Recieved: seq = 1 ack = 7 checksum = 761 Zcccccccccccccccccc</text:p>
      <text:p text:style-name="P1"/>
      <text:p text:style-name="P1">EVENT time: 57.336121, <text:s/>type: 1, fromlayer5 <text:s/>entity: 0</text:p>
      <text:p text:style-name="P1"><text:s text:c="10"/>TOLAYER3: packet being lost</text:p>
      <text:p text:style-name="P1">[0] Send: seq = 4 ack = 0 checksum = 7bc hhhhhhhhhhhhhhhhhhh</text:p>
      <text:p text:style-name="P1"/>
      <text:p text:style-name="P1">EVENT time: 57.353184, <text:s/>type: 2, fromlayer3 <text:s/>entity: 1</text:p>
      <text:p text:style-name="P1">[1] Recieved: seq = 1 ack = 0 checksum = 76d Zdddddddddddddddddd</text:p>
      <text:p text:style-name="P1"/>
      <text:p text:style-name="P1">EVENT time: 59.228378, <text:s/>type: 2, fromlayer3 <text:s/>entity: 1</text:p>
      <text:p text:style-name="P1">[1] Recieved: seq = 2 ack = 0 checksum = 781 eeeeeeeeeeeeeeeeeee</text:p>
      <text:p text:style-name="P1"/>
      <text:p text:style-name="P1">EVENT time: 60.984058, <text:s/>type: 2, fromlayer3 <text:s/>entity: 1</text:p>
      <text:p text:style-name="P1"><text:soft-page-break/>[1] Recieved: seq = 0 ack = 0 checksum = 746 Zbbbbbbbbbbbbbbbbbb</text:p>
      <text:p text:style-name="P1"/>
      <text:p text:style-name="P1">EVENT time: 61.552265, <text:s/>type: 1, fromlayer5 <text:s/>entity: 0</text:p>
      <text:p text:style-name="P1">[0] Send: seq = 5 ack = 0 checksum = 7d0 iiiiiiiiiiiiiiiiiii</text:p>
      <text:p text:style-name="P1"/>
      <text:p text:style-name="P1">EVENT time: 63.861900, <text:s/>type: 2, fromlayer3 <text:s/>entity: 1</text:p>
      <text:p text:style-name="P1">[1] Recieved: seq = 1 ack = 0 checksum = 76d ddddddddddddddddddd</text:p>
      <text:p text:style-name="P1"/>
      <text:p text:style-name="P1">EVENT time: 64.490929, <text:s/>type: 0, timerinterrupt <text:s text:c="2"/>entity: 0</text:p>
      <text:p text:style-name="P1"><text:s text:c="10"/>TOLAYER3: packet being lost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64.620850, <text:s/>type: 0, timerinterrupt <text:s text:c="2"/>entity: 1</text:p>
      <text:p text:style-name="P1"/>
      <text:p text:style-name="P1">EVENT time: 66.705742, <text:s/>type: 0, timerinterrupt <text:s text:c="2"/>entity: 1</text:p>
      <text:p text:style-name="P1"><text:s text:c="10"/>TOLAYER3: packet being corrupted</text:p>
      <text:p text:style-name="P1"/>
      <text:p text:style-name="P1">EVENT time: 67.523666, <text:s/>type: 2, fromlayer3 <text:s/>entity: 1</text:p>
      <text:p text:style-name="P1">[1] Recieved: seq = 2 ack = 0 checksum = 781 eeeeeeeeeeeeeeeeeee</text:p>
      <text:p text:style-name="P1"/>
      <text:p text:style-name="P1">EVENT time: 69.013313, <text:s/>type: 2, fromlayer3 <text:s/>entity: 0</text:p>
      <text:p text:style-name="P1">[0] Recieved: seq = 1 ack = 7 checksum = 761 ccccccccccccccccccc</text:p>
      <text:p text:style-name="P1">[0] Accepted: seq = 1 ack = 7 checksum = 761 ccccccccccccccccccc</text:p>
      <text:p text:style-name="P1"/>
      <text:p text:style-name="P1">EVENT time: 74.678345, <text:s/>type: 2, fromlayer3 <text:s/>entity: 0</text:p>
      <text:p text:style-name="P1">[0] Recieved: seq = 2 ack = 7 checksum = 7ae ggggggggggggggggggg</text:p>
      <text:p text:style-name="P1">[0] Accepted: seq = 2 ack = 7 checksum = 7ae ggggggggggggggggggg</text:p>
      <text:p text:style-name="P1"/>
      <text:p text:style-name="P1">EVENT time: 75.228378, <text:s/>type: 0, timerinterrupt <text:s text:c="2"/>entity: 1</text:p>
      <text:p text:style-name="P1">Warning: unable to cancel your timer. It wasn't running.</text:p>
      <text:p text:style-name="P1"/>
      <text:p text:style-name="P1">EVENT time: 76.434448, <text:s/>type: 2, fromlayer3 <text:s/>entity: 1</text:p>
      <text:p text:style-name="P1">[1] Recieved: seq = 3 ack = 0 checksum = 795 Zffffffffffffffffff</text:p>
      <text:p text:style-name="P1"/>
      <text:p text:style-name="P1">EVENT time: 76.536575, <text:s/>type: 1, fromlayer5 <text:s/>entity: 0</text:p>
      <text:p text:style-name="P1"><text:s text:c="10"/>TOLAYER3: packet being corrupted</text:p>
      <text:p text:style-name="P1">[0] Send: seq = 6 ack = 2 checksum = 7e6 jjjjjjjjjjjjjjjjjjj</text:p>
      <text:p text:style-name="P1"/>
      <text:p text:style-name="P1">EVENT time: 77.552261, <text:s/>type: 0, timerinterrupt <text:s text:c="2"/>entity: 0</text:p>
      <text:p text:style-name="P1"><text:s text:c="10"/>TOLAYER3: packet being corrupted</text:p>
      <text:p text:style-name="P1"><text:s text:c="10"/>TOLAYER3: packet being corrupted</text:p>
      <text:p text:style-name="P1"><text:s text:c="10"/>TOLAYER3: packet being corrupted</text:p>
      <text:p text:style-name="P1"><text:s text:c="10"/>TOLAYER3: packet being corrupted</text:p>
      <text:p text:style-name="P1"/>
      <text:p text:style-name="P1">EVENT time: 79.451492, <text:s/>type: 2, fromlayer3 <text:s/>entity: 1</text:p>
      <text:p text:style-name="P1">[1] Recieved: seq = 5 ack = 0 checksum = 7d0 iiiiiiiiiiiiiiiiiii</text:p>
      <text:p text:style-name="P1"/>
      <text:p text:style-name="P1">EVENT time: 80.620850, <text:s/>type: 0, timerinterrupt <text:s text:c="2"/>entity: 1</text:p>
      <text:p text:style-name="P1"><text:soft-page-break/><text:s text:c="10"/>TOLAYER3: packet being lost</text:p>
      <text:p text:style-name="P1"><text:s text:c="10"/>TOLAYER3: packet being corrupted</text:p>
      <text:p text:style-name="P1"/>
      <text:p text:style-name="P1">EVENT time: 81.375191, <text:s/>type: 2, fromlayer3 <text:s/>entity: 0</text:p>
      <text:p text:style-name="P1">[0] Recieved: seq = 1 ack = 7 checksum = 761 Zcccccccccccccccccc</text:p>
      <text:p text:style-name="P1"/>
      <text:p text:style-name="P1">EVENT time: 82.705742, <text:s/>type: 0, timerinterrupt <text:s text:c="2"/>entity: 1</text:p>
      <text:p text:style-name="P1"/>
      <text:p text:style-name="P1">EVENT time: 84.205551, <text:s/>type: 2, fromlayer3 <text:s/>entity: 1</text:p>
      <text:p text:style-name="P1">[1] Recieved: seq = 0 ack = 0 checksum = 746 bbbbbbbbbbbbbbbbbbb</text:p>
      <text:p text:style-name="P1">[1] Accepted: seq = 0 ack = 0 checksum = 746 bbbbbbbbbbbbbbbbbbb</text:p>
      <text:p text:style-name="P1"/>
      <text:p text:style-name="P1">EVENT time: 85.013313, <text:s/>type: 0, timerinterrupt <text:s text:c="2"/>entity: 0</text:p>
      <text:p text:style-name="P1">Warning: unable to cancel your timer. It wasn't running.</text:p>
      <text:p text:style-name="P1"/>
      <text:p text:style-name="P1">EVENT time: 90.189651, <text:s/>type: 2, fromlayer3 <text:s/>entity: 1</text:p>
      <text:p text:style-name="P1">[1] Recieved: seq = 2 ack = 0 checksum = 781 eeeeeeeeeeeeeeeeeee</text:p>
      <text:p text:style-name="P1"/>
      <text:p text:style-name="P1">EVENT time: 90.863373, <text:s/>type: 2, fromlayer3 <text:s/>entity: 0</text:p>
      <text:p text:style-name="P1">[0] Recieved: seq = 2 ack = 7 checksum = 7ae ggggggggggggggggggg</text:p>
      <text:p text:style-name="P1"/>
      <text:p text:style-name="P1">EVENT time: 92.536575, <text:s/>type: 0, timerinterrupt <text:s text:c="2"/>entity: 0</text:p>
      <text:p text:style-name="P1"><text:s text:c="10"/>TOLAYER3: packet being corrupted</text:p>
      <text:p text:style-name="P1"/>
      <text:p text:style-name="P1">EVENT time: 93.368591, <text:s/>type: 2, fromlayer3 <text:s/>entity: 0</text:p>
      <text:p text:style-name="P1">[0] Recieved: seq = -1 ack = 7 checksum = 4 ��</text:p>
      <text:p text:style-name="P1"/>
      <text:p text:style-name="P1">EVENT time: 93.552261, <text:s/>type: 0, timerinterrupt <text:s text:c="2"/>entity: 0</text:p>
      <text:p text:style-name="P1"><text:s text:c="10"/>TOLAYER3: packet being corrupted</text:p>
      <text:p text:style-name="P1"/>
      <text:p text:style-name="P1">EVENT time: 94.384857, <text:s/>type: 1, fromlayer5 <text:s/>entity: 1</text:p>
      <text:p text:style-name="P1">[1] Send: seq = 3 ack = 0 checksum = 7f4 kkkkkkkkkkkkkkkkkkk</text:p>
      <text:p text:style-name="P1"/>
      <text:p text:style-name="P1">EVENT time: 94.517624, <text:s/>type: 2, fromlayer3 <text:s/>entity: 0</text:p>
      <text:p text:style-name="P1">[0] Recieved: seq = 2 ack = 999999 checksum = 7ae ggggggggggggggggggg</text:p>
      <text:p text:style-name="P1"/>
      <text:p text:style-name="P1">EVENT time: 95.451492, <text:s/>type: 0, timerinterrupt <text:s text:c="2"/>entity: 1</text:p>
      <text:p text:style-name="P1">Warning: unable to cancel your timer. It wasn't running.</text:p>
      <text:p text:style-name="P1"/>
      <text:p text:style-name="P1">EVENT time: 96.620850, <text:s/>type: 0, timerinterrupt <text:s text:c="2"/>entity: 1</text:p>
      <text:p text:style-name="P1"><text:s text:c="10"/>TOLAYER3: packet being corrupted</text:p>
      <text:p text:style-name="P1"/>
      <text:p text:style-name="P1">EVENT time: 98.051590, <text:s/>type: 2, fromlayer3 <text:s/>entity: 1</text:p>
      <text:p text:style-name="P1">[1] Recieved: seq = 999999 ack = 0 checksum = 795 fffffffffffffffffff</text:p>
      <text:p text:style-name="P1"/>
      <text:p text:style-name="P1">EVENT time: 99.525803, <text:s/>type: 1, fromlayer5 <text:s/>entity: 1</text:p>
      <text:p text:style-name="P1"><text:s text:c="10"/>TOLAYER3: packet being lost</text:p>
      <text:p text:style-name="P1">[1] Send: seq = 4 ack = 0 checksum = 808 lllllllllllllllllll</text:p>
      <text:p text:style-name="P1"/>
      <text:p text:style-name="P1"><text:soft-page-break/>EVENT time: 102.086136, <text:s/>type: 2, fromlayer3 <text:s/>entity: 0</text:p>
      <text:p text:style-name="P1">[0] Recieved: seq = 1 ack = 7 checksum = 761 ccccccccccccccccccc</text:p>
      <text:p text:style-name="P1"/>
      <text:p text:style-name="P1">EVENT time: 106.009453, <text:s/>type: 2, fromlayer3 <text:s/>entity: 1</text:p>
      <text:p text:style-name="P1">[1] Recieved: seq = 5 ack = 0 checksum = 7d0 iiiiiiiiiiiiiiiiiii</text:p>
      <text:p text:style-name="P1"/>
      <text:p text:style-name="P1">EVENT time: 106.259842, <text:s/>type: 2, fromlayer3 <text:s/>entity: 0</text:p>
      <text:p text:style-name="P1">[0] Recieved: seq = 2 ack = 7 checksum = 7ae ggggggggggggggggggg</text:p>
      <text:p text:style-name="P1"/>
      <text:p text:style-name="P1">EVENT time: 107.523552, <text:s/>type: 2, fromlayer3 <text:s/>entity: 1</text:p>
      <text:p text:style-name="P1">[1] Recieved: seq = 6 ack = 2 checksum = 7e6 Zjjjjjjjjjjjjjjjjjj</text:p>
      <text:p text:style-name="P1"/>
      <text:p text:style-name="P1">EVENT time: 108.536575, <text:s/>type: 0, timerinterrupt <text:s text:c="2"/>entity: 0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108.536575, <text:s/>type: 0, timerinterrupt <text:s text:c="2"/>entity: 0</text:p>
      <text:p text:style-name="P1"><text:s text:c="10"/>TOLAYER3: packet being lost</text:p>
      <text:p text:style-name="P1"><text:s text:c="10"/>TOLAYER3: packet being lost</text:p>
      <text:p text:style-name="P1"><text:s text:c="10"/>TOLAYER3: packet being lost</text:p>
      <text:p text:style-name="P1"><text:s text:c="10"/>TOLAYER3: packet being corrupted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108.621574, <text:s/>type: 2, fromlayer3 <text:s/>entity: 1</text:p>
      <text:p text:style-name="P1">[1] Recieved: seq = 0 ack = 2 checksum = 748 Zbbbbbbbbbbbbbbbbbb</text:p>
      <text:p text:style-name="P1"/>
      <text:p text:style-name="P1">EVENT time: 108.773506, <text:s/>type: 2, fromlayer3 <text:s/>entity: 0</text:p>
      <text:p text:style-name="P1">[0] Recieved: seq = 3 ack = 0 checksum = 7f4 kkkkkkkkkkkkkkkkkkk</text:p>
      <text:p text:style-name="P2">[0] Acknowledged: seq = 0 ack = 0 checksum = 746 bbbbbbbbbbbbbbbbbbb</text:p>
      <text:p text:style-name="P1">[0] Accepted: seq = 3 ack = 0 checksum = 7f4 kkkkkkkkkkkkkkkkkkk</text:p>
      <text:p text:style-name="P1">----------Total number of Acknowledged packet so far on 0 side =&gt; 1 ------------------</text:p>
      <text:p text:style-name="P1"/>
      <text:p text:style-name="P1">EVENT time: 110.384857, <text:s/>type: 0, timerinterrupt <text:s text:c="2"/>entity: 1</text:p>
      <text:p text:style-name="P1"><text:s text:c="10"/>TOLAYER3: packet being lost</text:p>
      <text:p text:style-name="P1"><text:s text:c="10"/>TOLAYER3: packet being lost</text:p>
      <text:p text:style-name="P1"/>
      <text:p text:style-name="P1">EVENT time: 110.636436, <text:s/>type: 2, fromlayer3 <text:s/>entity: 0</text:p>
      <text:p text:style-name="P1">[0] Recieved: seq = -1 ack = 0 checksum = fffffffd ��</text:p>
      <text:p text:style-name="P1"/>
      <text:p text:style-name="P1">EVENT time: 110.770958, <text:s/>type: 2, fromlayer3 <text:s/>entity: 1</text:p>
      <text:p text:style-name="P1">[1] Recieved: seq = 1 ack = 2 checksum = 76f ddddddddddddddddddd</text:p>
      <text:p text:style-name="P2">[1] Acknowledged: seq = 1 ack = 7 checksum = 761 ccccccccccccccccccc</text:p>
      <text:p text:style-name="P2">[1] Acknowledged: seq = 2 ack = 7 checksum = 7ae ggggggggggggggggggg</text:p>
      <text:p text:style-name="P1">[1] Accepted: seq = 1 ack = 2 checksum = 76f ddddddddddddddddddd</text:p>
      <text:p text:style-name="P1">----------Total number of Acknowledged packet so far on 1 side =&gt; 3 ------------------</text:p>
      <text:p text:style-name="P1"/>
      <text:p text:style-name="P1">EVENT time: 112.354828, <text:s/>type: 2, fromlayer3 <text:s/>entity: 1</text:p>
      <text:p text:style-name="P1">[1] Recieved: seq = 2 ack = 2 checksum = 783 Zeeeeeeeeeeeeeeeeee</text:p>
      <text:p text:style-name="P1"><text:soft-page-break/></text:p>
      <text:p text:style-name="P1">EVENT time: 114.761398, <text:s/>type: 2, fromlayer3 <text:s/>entity: 0</text:p>
      <text:p text:style-name="P1">[0] Recieved: seq = 1 ack = 0 checksum = 75a ccccccccccccccccccc</text:p>
      <text:p text:style-name="P1"/>
      <text:p text:style-name="P1">EVENT time: 117.601952, <text:s/>type: 2, fromlayer3 <text:s/>entity: 1</text:p>
      <text:p text:style-name="P1">[1] Recieved: seq = 3 ack = 2 checksum = 797 fffffffffffffffffff</text:p>
      <text:p text:style-name="P1"/>
      <text:p text:style-name="P1">EVENT time: 117.689583, <text:s/>type: 1, fromlayer5 <text:s/>entity: 0</text:p>
      <text:p text:style-name="P1"><text:s text:c="10"/>TOLAYER3: packet being lost</text:p>
      <text:p text:style-name="P1">[0] Send: seq = 7 ack = 3 checksum = 821 mmmmmmmmmmmmmmmmmmm</text:p>
      <text:p text:style-name="P1"/>
      <text:p text:style-name="P1">EVENT time: 124.536575, <text:s/>type: 0, timerinterrupt <text:s text:c="2"/>entity: 0</text:p>
      <text:p text:style-name="P1"/>
      <text:p text:style-name="P1">EVENT time: 124.686836, <text:s/>type: 2, fromlayer3 <text:s/>entity: 0</text:p>
      <text:p text:style-name="P1">[0] Recieved: seq = 2 ack = 0 checksum = 7a7 ggggggggggggggggggg</text:p>
      <text:p text:style-name="P1"/>
      <text:p text:style-name="P1">EVENT time: 124.773506, <text:s/>type: 0, timerinterrupt <text:s text:c="2"/>entity: 0</text:p>
      <text:p text:style-name="P1"><text:s text:c="10"/>TOLAYER3: packet being corrupted</text:p>
      <text:p text:style-name="P1">Warning: unable to cancel your timer. It wasn't running.</text:p>
      <text:p text:style-name="P1"/>
      <text:p text:style-name="P1">EVENT time: 126.384857, <text:s/>type: 0, timerinterrupt <text:s text:c="2"/>entity: 1</text:p>
      <text:p text:style-name="P1">Warning: unable to cancel your timer. It wasn't running.</text:p>
      <text:p text:style-name="P1"/>
      <text:p text:style-name="P1">EVENT time: 126.384857, <text:s/>type: 0, timerinterrupt <text:s text:c="2"/>entity: 1</text:p>
      <text:p text:style-name="P1"><text:s text:c="10"/>TOLAYER3: packet being lost</text:p>
      <text:p text:style-name="P1"/>
      <text:p text:style-name="P1">EVENT time: 126.384857, <text:s/>type: 0, timerinterrupt <text:s text:c="2"/>entity: 1</text:p>
      <text:p text:style-name="P1"/>
      <text:p text:style-name="P1">EVENT time: 126.545692, <text:s/>type: 2, fromlayer3 <text:s/>entity: 1</text:p>
      <text:p text:style-name="P1">[1] Recieved: seq = 4 ack = 2 checksum = 7be Zhhhhhhhhhhhhhhhhhh</text:p>
      <text:p text:style-name="P1"/>
      <text:p text:style-name="P1">EVENT time: 127.100563, <text:s/>type: 2, fromlayer3 <text:s/>entity: 0</text:p>
      <text:p text:style-name="P1">[0] Recieved: seq = 3 ack = 0 checksum = 7f4 Zkkkkkkkkkkkkkkkkkk</text:p>
      <text:p text:style-name="P1"/>
      <text:p text:style-name="P1">EVENT time: 129.512848, <text:s/>type: 1, fromlayer5 <text:s/>entity: 1</text:p>
      <text:p text:style-name="P1">[1] Send: seq = 5 ack = 1 checksum = 830 nnnnnnnnnnnnnnnnnnn</text:p>
      <text:p text:style-name="P1"/>
      <text:p text:style-name="P1">EVENT time: 133.689575, <text:s/>type: 0, timerinterrupt <text:s text:c="2"/>entity: 0</text:p>
      <text:p text:style-name="P1"><text:s text:c="10"/>TOLAYER3: packet being lost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135.814072, <text:s/>type: 2, fromlayer3 <text:s/>entity: 0</text:p>
      <text:p text:style-name="P1">[0] Recieved: seq = 2 ack = 0 checksum = 7a7 ggggggggggggggggggg</text:p>
      <text:p text:style-name="P1"/>
      <text:p text:style-name="P1">EVENT time: 135.868134, <text:s/>type: 2, fromlayer3 <text:s/>entity: 1</text:p>
      <text:p text:style-name="P1">[1] Recieved: seq = 5 ack = 2 checksum = 7d2 Ziiiiiiiiiiiiiiiiii</text:p>
      <text:p text:style-name="P1"/>
      <text:p text:style-name="P1">EVENT time: 136.417572, <text:s/>type: 1, fromlayer5 <text:s/>entity: 1</text:p>
      <text:p text:style-name="P1"><text:soft-page-break/>[1] Send: seq = 6 ack = 1 checksum = 844 ooooooooooooooooooo</text:p>
      <text:p text:style-name="P1"/>
      <text:p text:style-name="P1">EVENT time: 137.941772, <text:s/>type: 2, fromlayer3 <text:s/>entity: 0</text:p>
      <text:p text:style-name="P1">[0] Recieved: seq = 3 ack = 0 checksum = 7f4 kkkkkkkkkkkkkkkkkkk</text:p>
      <text:p text:style-name="P1"/>
      <text:p text:style-name="P1">EVENT time: 138.864517, <text:s/>type: 2, fromlayer3 <text:s/>entity: 1</text:p>
      <text:p text:style-name="P1">[1] Recieved: seq = 6 ack = 2 checksum = 7e6 jjjjjjjjjjjjjjjjjjj</text:p>
      <text:p text:style-name="P1"/>
      <text:p text:style-name="P1">EVENT time: 140.536575, <text:s/>type: 0, timerinterrupt <text:s text:c="2"/>entity: 0</text:p>
      <text:p text:style-name="P1"><text:s text:c="10"/>TOLAYER3: packet being lost</text:p>
      <text:p text:style-name="P1"><text:s text:c="10"/>TOLAYER3: packet being lost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142.384857, <text:s/>type: 0, timerinterrupt <text:s text:c="2"/>entity: 1</text:p>
      <text:p text:style-name="P1"><text:s text:c="10"/>TOLAYER3: packet being lost</text:p>
      <text:p text:style-name="P1"/>
      <text:p text:style-name="P1">EVENT time: 143.576508, <text:s/>type: 1, fromlayer5 <text:s/>entity: 1</text:p>
      <text:p text:style-name="P1">[1] Send: seq = 7 ack = 1 checksum = 858 ppppppppppppppppppp</text:p>
      <text:p text:style-name="P1"/>
      <text:p text:style-name="P1">EVENT time: 144.604752, <text:s/>type: 2, fromlayer3 <text:s/>entity: 0</text:p>
      <text:p text:style-name="P1">[0] Recieved: seq = -1 ack = 1 checksum = fffffffe ��</text:p>
      <text:p text:style-name="P2">[0] Acknowledged: seq = 1 ack = 0 checksum = 76d ddddddddddddddddddd</text:p>
      <text:p text:style-name="P1">----------Total number of Acknowledged packet so far on 0 side =&gt; 2 ------------------</text:p>
      <text:p text:style-name="P1"/>
      <text:p text:style-name="P1">EVENT time: 146.466522, <text:s/>type: 2, fromlayer3 <text:s/>entity: 1</text:p>
      <text:p text:style-name="P1">[1] Recieved: seq = -1 ack = 2 checksum = ffffffff ��</text:p>
      <text:p text:style-name="P1"/>
      <text:p text:style-name="P1">EVENT time: 146.646713, <text:s/>type: 2, fromlayer3 <text:s/>entity: 0</text:p>
      <text:p text:style-name="P1">[0] Recieved: seq = 4 ack = 1 checksum = 809 lllllllllllllllllll</text:p>
      <text:p text:style-name="P1">[0] Accepted: seq = 4 ack = 1 checksum = 809 lllllllllllllllllll</text:p>
      <text:p text:style-name="P1"/>
      <text:p text:style-name="P1">EVENT time: 151.814072, <text:s/>type: 0, timerinterrupt <text:s text:c="2"/>entity: 0</text:p>
      <text:p text:style-name="P1">Warning: unable to cancel your timer. It wasn't running.</text:p>
      <text:p text:style-name="P1"/>
      <text:p text:style-name="P1">EVENT time: 152.417572, <text:s/>type: 0, timerinterrupt <text:s text:c="2"/>entity: 1</text:p>
      <text:p text:style-name="P1"><text:s text:c="10"/>TOLAYER3: packet being corrupted</text:p>
      <text:p text:style-name="P1"/>
      <text:p text:style-name="P1">EVENT time: 153.484192, <text:s/>type: 2, fromlayer3 <text:s/>entity: 0</text:p>
      <text:p text:style-name="P1">[0] Recieved: seq = 3 ack = 1 checksum = 7f5 kkkkkkkkkkkkkkkkkkk</text:p>
      <text:p text:style-name="P1"/>
      <text:p text:style-name="P1">EVENT time: 155.597412, <text:s/>type: 2, fromlayer3 <text:s/>entity: 1</text:p>
      <text:p text:style-name="P1">[1] Recieved: seq = 0 ack = 2 checksum = 748 bbbbbbbbbbbbbbbbbbb</text:p>
      <text:p text:style-name="P1"/>
      <text:p text:style-name="P1">EVENT time: 155.814774, <text:s/>type: 1, fromlayer5 <text:s/>entity: 0</text:p>
      <text:p text:style-name="P1">[0] Send: seq = 0 ack = 4 checksum = 867 qqqqqqqqqqqqqqqqqqq</text:p>
      <text:p text:style-name="P1"/>
      <text:p text:style-name="P1">EVENT time: 156.536575, <text:s/>type: 0, timerinterrupt <text:s text:c="2"/>entity: 0</text:p>
      <text:p text:style-name="P1"><text:s text:c="10"/>TOLAYER3: packet being lost</text:p>
      <text:p text:style-name="P1"><text:soft-page-break/><text:s text:c="10"/>TOLAYER3: packet being corrupted</text:p>
      <text:p text:style-name="P1"/>
      <text:p text:style-name="P1">EVENT time: 156.940582, <text:s/>type: 2, fromlayer3 <text:s/>entity: 0</text:p>
      <text:p text:style-name="P1">[0] Recieved: seq = 4 ack = 1 checksum = 809 lllllllllllllllllll</text:p>
      <text:p text:style-name="P1"/>
      <text:p text:style-name="P1">EVENT time: 158.384857, <text:s/>type: 0, timerinterrupt <text:s text:c="2"/>entity: 1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159.325195, <text:s/>type: 2, fromlayer3 <text:s/>entity: 0</text:p>
      <text:p text:style-name="P1">[0] Recieved: seq = 5 ack = 1 checksum = 830 nnnnnnnnnnnnnnnnnnn</text:p>
      <text:p text:style-name="P1">[0] Accepted: seq = 5 ack = 1 checksum = 830 nnnnnnnnnnnnnnnnnnn</text:p>
      <text:p text:style-name="P1"/>
      <text:p text:style-name="P1">EVENT time: 159.576508, <text:s/>type: 0, timerinterrupt <text:s text:c="2"/>entity: 1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159.975433, <text:s/>type: 2, fromlayer3 <text:s/>entity: 1</text:p>
      <text:p text:style-name="P1">[1] Recieved: seq = 1 ack = 2 checksum = 76f ddddddddddddddddddd</text:p>
      <text:p text:style-name="P1"/>
      <text:p text:style-name="P1">EVENT time: 160.384201, <text:s/>type: 2, fromlayer3 <text:s/>entity: 0</text:p>
      <text:p text:style-name="P1">[0] Recieved: seq = 6 ack = 1 checksum = 844 ooooooooooooooooooo</text:p>
      <text:p text:style-name="P1">[0] Accepted: seq = 6 ack = 1 checksum = 844 ooooooooooooooooooo</text:p>
      <text:p text:style-name="P1"/>
      <text:p text:style-name="P1">EVENT time: 163.297195, <text:s/>type: 2, fromlayer3 <text:s/>entity: 1</text:p>
      <text:p text:style-name="P1">[1] Recieved: seq = 2 ack = 2 checksum = 783 Zeeeeeeeeeeeeeeeeee</text:p>
      <text:p text:style-name="P1"/>
      <text:p text:style-name="P1">EVENT time: 164.893677, <text:s/>type: 2, fromlayer3 <text:s/>entity: 1</text:p>
      <text:p text:style-name="P1">[1] Recieved: seq = 3 ack = 2 checksum = 797 fffffffffffffffffff</text:p>
      <text:p text:style-name="P1"/>
      <text:p text:style-name="P1">EVENT time: 167.988174, <text:s/>type: 2, fromlayer3 <text:s/>entity: 0</text:p>
      <text:p text:style-name="P1">[0] Recieved: seq = 3 ack = 1 checksum = 7f5 kkkkkkkkkkkkkkkkkkk</text:p>
      <text:p text:style-name="P1"/>
      <text:p text:style-name="P1">EVENT time: 168.417572, <text:s/>type: 0, timerinterrupt <text:s text:c="2"/>entity: 1</text:p>
      <text:p text:style-name="P1"><text:s text:c="10"/>TOLAYER3: packet being lost</text:p>
      <text:p text:style-name="P1"><text:s text:c="10"/>TOLAYER3: packet being lost</text:p>
      <text:p text:style-name="P1"><text:s text:c="10"/>TOLAYER3: packet being lost</text:p>
      <text:p text:style-name="P1"/>
      <text:p text:style-name="P1">EVENT time: 168.611893, <text:s/>type: 2, fromlayer3 <text:s/>entity: 1</text:p>
      <text:p text:style-name="P1">[1] Recieved: seq = 4 ack = 2 checksum = 7be hhhhhhhhhhhhhhhhhhh</text:p>
      <text:p text:style-name="P1"/>
      <text:p text:style-name="P1">EVENT time: 169.094299, <text:s/>type: 2, fromlayer3 <text:s/>entity: 0</text:p>
      <text:p text:style-name="P1">[0] Recieved: seq = 4 ack = 1 checksum = 809 lllllllllllllllllll</text:p>
      <text:p text:style-name="P1"/>
      <text:p text:style-name="P1">EVENT time: 169.484192, <text:s/>type: 0, timerinterrupt <text:s text:c="2"/>entity: 0</text:p>
      <text:p text:style-name="P1">Warning: unable to cancel your timer. It wasn't running.</text:p>
      <text:p text:style-name="P1"/>
      <text:p text:style-name="P1">EVENT time: 171.456131, <text:s/>type: 1, fromlayer5 <text:s/>entity: 0</text:p>
      <text:p text:style-name="P1"/>
      <text:p text:style-name="P1"><text:soft-page-break/>EVENT time: 171.814774, <text:s/>type: 0, timerinterrupt <text:s text:c="2"/>entity: 0</text:p>
      <text:p text:style-name="P1"><text:s text:c="10"/>TOLAYER3: packet being lost</text:p>
      <text:p text:style-name="P1"><text:s text:c="10"/>TOLAYER3: packet being lost</text:p>
      <text:p text:style-name="P1"/>
      <text:p text:style-name="P1">EVENT time: 172.379990, <text:s/>type: 2, fromlayer3 <text:s/>entity: 0</text:p>
      <text:p text:style-name="P1">[0] Recieved: seq = 5 ack = 1 checksum = 830 nnnnnnnnnnnnnnnnnnn</text:p>
      <text:p text:style-name="P1"/>
      <text:p text:style-name="P1">EVENT time: 172.536575, <text:s/>type: 0, timerinterrupt <text:s text:c="2"/>entity: 0</text:p>
      <text:p text:style-name="P1"><text:s text:c="10"/>TOLAYER3: packet being corrupted</text:p>
      <text:p text:style-name="P1"><text:s text:c="10"/>TOLAYER3: packet being corrupted</text:p>
      <text:p text:style-name="P1"><text:s text:c="10"/>TOLAYER3: packet being lost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173.483566, <text:s/>type: 2, fromlayer3 <text:s/>entity: 1</text:p>
      <text:p text:style-name="P1">[1] Recieved: seq = 5 ack = 2 checksum = 7d2 iiiiiiiiiiiiiiiiiii</text:p>
      <text:p text:style-name="P1"/>
      <text:p text:style-name="P1">EVENT time: 175.576508, <text:s/>type: 0, timerinterrupt <text:s text:c="2"/>entity: 1</text:p>
      <text:p text:style-name="P1"><text:s text:c="10"/>TOLAYER3: packet being corrupted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178.946213, <text:s/>type: 2, fromlayer3 <text:s/>entity: 0</text:p>
      <text:p text:style-name="P1">[0] Recieved: seq = 7 ack = 1 checksum = 858 ppppppppppppppppppp</text:p>
      <text:p text:style-name="P1">[0] Accepted: seq = 7 ack = 1 checksum = 858 ppppppppppppppppppp</text:p>
      <text:p text:style-name="P1"/>
      <text:p text:style-name="P1">EVENT time: 180.022797, <text:s/>type: 2, fromlayer3 <text:s/>entity: 1</text:p>
      <text:p text:style-name="P1">[1] Recieved: seq = 6 ack = 2 checksum = 7e6 jjjjjjjjjjjjjjjjjjj</text:p>
      <text:p text:style-name="P1"/>
      <text:p text:style-name="P1">EVENT time: 180.105942, <text:s/>type: 1, fromlayer5 <text:s/>entity: 1</text:p>
      <text:p text:style-name="P1">[1] Send: seq = 0 ack = 1 checksum = 88a sssssssssssssssssss</text:p>
      <text:p text:style-name="P1"/>
      <text:p text:style-name="P1">EVENT time: 181.156021, <text:s/>type: 2, fromlayer3 <text:s/>entity: 0</text:p>
      <text:p text:style-name="P1">[0] Recieved: seq = 3 ack = 1 checksum = 7f5 kkkkkkkkkkkkkkkkkkk</text:p>
      <text:p text:style-name="P1"/>
      <text:p text:style-name="P1">EVENT time: 184.130539, <text:s/>type: 2, fromlayer3 <text:s/>entity: 1</text:p>
      <text:p text:style-name="P1">[1] Recieved: seq = 0 ack = 2 checksum = 748 bbbbbbbbbbbbbbbbbbb</text:p>
      <text:p text:style-name="P1"/>
      <text:p text:style-name="P1">EVENT time: 184.417572, <text:s/>type: 0, timerinterrupt <text:s text:c="2"/>entity: 1</text:p>
      <text:p text:style-name="P1">Warning: unable to cancel your timer. It wasn't running.</text:p>
      <text:p text:style-name="P1"/>
      <text:p text:style-name="P1">EVENT time: 184.417572, <text:s/>type: 0, timerinterrupt <text:s text:c="2"/>entity: 1</text:p>
      <text:p text:style-name="P1"><text:s text:c="10"/>TOLAYER3: packet being corrupted</text:p>
      <text:p text:style-name="P1"><text:s text:c="10"/>TOLAYER3: packet being corrupted</text:p>
      <text:p text:style-name="P1"><text:s text:c="10"/>TOLAYER3: packet being corrupted</text:p>
      <text:p text:style-name="P1"/>
      <text:p text:style-name="P1">EVENT time: 186.217896, <text:s/>type: 1, fromlayer5 <text:s/>entity: 1</text:p>
      <text:p text:style-name="P1">[1] Send: seq = 1 ack = 1 checksum = 89e ttttttttttttttttttt</text:p>
      <text:p text:style-name="P1"/>
      <text:p text:style-name="P1"><text:soft-page-break/>EVENT time: 187.814774, <text:s/>type: 0, timerinterrupt <text:s text:c="2"/>entity: 0</text:p>
      <text:p text:style-name="P1"><text:s text:c="10"/>TOLAYER3: packet being corrupted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188.283310, <text:s/>type: 2, fromlayer3 <text:s/>entity: 0</text:p>
      <text:p text:style-name="P1">[0] Recieved: seq = 4 ack = 1 checksum = 809 lllllllllllllllllll</text:p>
      <text:p text:style-name="P1"/>
      <text:p text:style-name="P1">EVENT time: 188.536575, <text:s/>type: 0, timerinterrupt <text:s text:c="2"/>entity: 0</text:p>
      <text:p text:style-name="P1">Warning: unable to cancel your timer. It wasn't running.</text:p>
      <text:p text:style-name="P1"/>
      <text:p text:style-name="P1">EVENT time: 188.536575, <text:s/>type: 0, timerinterrupt <text:s text:c="2"/>entity: 0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191.411987, <text:s/>type: 2, fromlayer3 <text:s/>entity: 1</text:p>
      <text:p text:style-name="P1">[1] Recieved: seq = 1 ack = 2 checksum = 76f Zdddddddddddddddddd</text:p>
      <text:p text:style-name="P1"/>
      <text:p text:style-name="P1">EVENT time: 196.105942, <text:s/>type: 0, timerinterrupt <text:s text:c="2"/>entity: 1</text:p>
      <text:p text:style-name="P1"/>
      <text:p text:style-name="P1">EVENT time: 196.627426, <text:s/>type: 2, fromlayer3 <text:s/>entity: 0</text:p>
      <text:p text:style-name="P1">[0] Recieved: seq = 5 ack = 1 checksum = 830 Znnnnnnnnnnnnnnnnnn</text:p>
      <text:p text:style-name="P1"/>
      <text:p text:style-name="P1">EVENT time: 197.917374, <text:s/>type: 2, fromlayer3 <text:s/>entity: 1</text:p>
      <text:p text:style-name="P1">[1] Recieved: seq = 2 ack = 2 checksum = 783 eeeeeeeeeeeeeeeeeee</text:p>
      <text:p text:style-name="P1">[1] Accepted: seq = 2 ack = 2 checksum = 783 eeeeeeeeeeeeeeeeeee</text:p>
      <text:p text:style-name="P1"/>
      <text:p text:style-name="P1">EVENT time: 199.322998, <text:s/>type: 2, fromlayer3 <text:s/>entity: 1</text:p>
      <text:p text:style-name="P1">[1] Recieved: seq = 3 ack = 2 checksum = 797 fffffffffffffffffff</text:p>
      <text:p text:style-name="P1">[1] Accepted: seq = 3 ack = 2 checksum = 797 fffffffffffffffffff</text:p>
      <text:p text:style-name="P1"/>
      <text:p text:style-name="P1">EVENT time: 200.467331, <text:s/>type: 2, fromlayer3 <text:s/>entity: 1</text:p>
      <text:p text:style-name="P1">[1] Recieved: seq = 4 ack = 2 checksum = 7be hhhhhhhhhhhhhhhhhhh</text:p>
      <text:p text:style-name="P1">[1] Accepted: seq = 4 ack = 2 checksum = 7be hhhhhhhhhhhhhhhhhhh</text:p>
      <text:p text:style-name="P1"/>
      <text:p text:style-name="P1">EVENT time: 202.098267, <text:s/>type: 2, fromlayer3 <text:s/>entity: 0</text:p>
      <text:p text:style-name="P1">[0] Recieved: seq = 6 ack = 1 checksum = 844 ooooooooooooooooooo</text:p>
      <text:p text:style-name="P1"/>
      <text:p text:style-name="P1">EVENT time: 202.217896, <text:s/>type: 0, timerinterrupt <text:s text:c="2"/>entity: 1</text:p>
      <text:p text:style-name="P1"><text:s text:c="10"/>TOLAYER3: packet being corrupted</text:p>
      <text:p text:style-name="P1"/>
      <text:p text:style-name="P1">EVENT time: 202.885696, <text:s/>type: 2, fromlayer3 <text:s/>entity: 1</text:p>
      <text:p text:style-name="P1">[1] Recieved: seq = 5 ack = 2 checksum = 7d2 iiiiiiiiiiiiiiiiiii</text:p>
      <text:p text:style-name="P1">[1] Accepted: seq = 5 ack = 2 checksum = 7d2 iiiiiiiiiiiiiiiiiii</text:p>
      <text:p text:style-name="P1"/>
      <text:p text:style-name="P1">EVENT time: 203.814774, <text:s/>type: 0, timerinterrupt <text:s text:c="2"/>entity: 0</text:p>
      <text:p text:style-name="P1"><text:s text:c="10"/>TOLAYER3: packet being corrupted</text:p>
      <text:p text:style-name="P1"/>
      <text:p text:style-name="P1">EVENT time: 204.536575, <text:s/>type: 0, timerinterrupt <text:s text:c="2"/>entity: 0</text:p>
      <text:p text:style-name="P1"><text:soft-page-break/><text:s text:c="10"/>TOLAYER3: packet being corrupted</text:p>
      <text:p text:style-name="P1"><text:s text:c="10"/>TOLAYER3: packet being lost</text:p>
      <text:p text:style-name="P1"/>
      <text:p text:style-name="P1">EVENT time: 205.173080, <text:s/>type: 2, fromlayer3 <text:s/>entity: 0</text:p>
      <text:p text:style-name="P1">[0] Recieved: seq = 7 ack = 1 checksum = 858 ppppppppppppppppppp</text:p>
      <text:p text:style-name="P1"/>
      <text:p text:style-name="P1">EVENT time: 205.900543, <text:s/>type: 2, fromlayer3 <text:s/>entity: 1</text:p>
      <text:p text:style-name="P1">[1] Recieved: seq = 6 ack = 2 checksum = 7e6 jjjjjjjjjjjjjjjjjjj</text:p>
      <text:p text:style-name="P1">[1] Accepted: seq = 6 ack = 2 checksum = 7e6 jjjjjjjjjjjjjjjjjjj</text:p>
      <text:p text:style-name="P1"/>
      <text:p text:style-name="P1">EVENT time: 207.438049, <text:s/>type: 2, fromlayer3 <text:s/>entity: 1</text:p>
      <text:p text:style-name="P1">[1] Recieved: seq = 2 ack = 2 checksum = 783 eeeeeeeeeeeeeeeeeee</text:p>
      <text:p text:style-name="P1"/>
      <text:p text:style-name="P1">EVENT time: 211.704056, <text:s/>type: 2, fromlayer3 <text:s/>entity: 0</text:p>
      <text:p text:style-name="P1">[0] Recieved: seq = 3 ack = 1 checksum = 7f5 kkkkkkkkkkkkkkkkkkk</text:p>
      <text:p text:style-name="P1"/>
      <text:p text:style-name="P1">EVENT time: 212.105942, <text:s/>type: 0, timerinterrupt <text:s text:c="2"/>entity: 1</text:p>
      <text:p text:style-name="P1"><text:s text:c="10"/>TOLAYER3: packet being lost</text:p>
      <text:p text:style-name="P1"/>
      <text:p text:style-name="P1">EVENT time: 213.119354, <text:s/>type: 2, fromlayer3 <text:s/>entity: 1</text:p>
      <text:p text:style-name="P1">[1] Recieved: seq = 4 ack = 999999 checksum = 7be hhhhhhhhhhhhhhhhhhh</text:p>
      <text:p text:style-name="P1"/>
      <text:p text:style-name="P1">EVENT time: 214.966553, <text:s/>type: 2, fromlayer3 <text:s/>entity: 1</text:p>
      <text:p text:style-name="P1">[1] Recieved: seq = 6 ack = 2 checksum = 7e6 Zjjjjjjjjjjjjjjjjjj</text:p>
      <text:p text:style-name="P1"/>
      <text:p text:style-name="P1">EVENT time: 218.217896, <text:s/>type: 0, timerinterrupt <text:s text:c="2"/>entity: 1</text:p>
      <text:p text:style-name="P1"><text:s text:c="10"/>TOLAYER3: packet being corrupted</text:p>
      <text:p text:style-name="P1">Warning: unable to cancel your timer. It wasn't running.</text:p>
      <text:p text:style-name="P1"/>
      <text:p text:style-name="P1">EVENT time: 218.217896, <text:s/>type: 0, timerinterrupt <text:s text:c="2"/>entity: 1</text:p>
      <text:p text:style-name="P1"><text:s text:c="10"/>TOLAYER3: packet being corrupted</text:p>
      <text:p text:style-name="P1"><text:s text:c="10"/>TOLAYER3: packet being corrupted</text:p>
      <text:p text:style-name="P1"/>
      <text:p text:style-name="P1">EVENT time: 219.814774, <text:s/>type: 0, timerinterrupt <text:s text:c="2"/>entity: 0</text:p>
      <text:p text:style-name="P1">Warning: unable to cancel your timer. It wasn't running.</text:p>
      <text:p text:style-name="P1"/>
      <text:p text:style-name="P1">EVENT time: 219.814774, <text:s/>type: 0, timerinterrupt <text:s text:c="2"/>entity: 0</text:p>
      <text:p text:style-name="P1"><text:s text:c="10"/>TOLAYER3: packet being corrupted</text:p>
      <text:p text:style-name="P1"/>
      <text:p text:style-name="P1">EVENT time: 220.536575, <text:s/>type: 0, timerinterrupt <text:s text:c="2"/>entity: 0</text:p>
      <text:p text:style-name="P1"><text:s text:c="10"/>TOLAYER3: packet being corrupted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220.713593, <text:s/>type: 2, fromlayer3 <text:s/>entity: 0</text:p>
      <text:p text:style-name="P1">[0] Recieved: seq = 4 ack = 1 checksum = 809 lllllllllllllllllll</text:p>
      <text:p text:style-name="P1"/>
      <text:p text:style-name="P1">EVENT time: 221.314499, <text:s/>type: 2, fromlayer3 <text:s/>entity: 1</text:p>
      <text:p text:style-name="P1">[1] Recieved: seq = 1 ack = 3 checksum = 770 ddddddddddddddddddd</text:p>
      <text:p text:style-name="P2"><text:soft-page-break/>[1] Acknowledged: seq = 3 ack = 0 checksum = 7f4 kkkkkkkkkkkkkkkkkkk</text:p>
      <text:p text:style-name="P1">----------Total number of Acknowledged packet so far on 1 side =&gt; 4 ------------------</text:p>
      <text:p text:style-name="P1"/>
      <text:p text:style-name="P1">EVENT time: 227.029099, <text:s/>type: 2, fromlayer3 <text:s/>entity: 0</text:p>
      <text:p text:style-name="P1">[0] Recieved: seq = 5 ack = 1 checksum = 830 nnnnnnnnnnnnnnnnnnn</text:p>
      <text:p text:style-name="P1"/>
      <text:p text:style-name="P1">EVENT time: 229.277588, <text:s/>type: 2, fromlayer3 <text:s/>entity: 1</text:p>
      <text:p text:style-name="P1">[1] Recieved: seq = 2 ack = 3 checksum = 784 eeeeeeeeeeeeeeeeeee</text:p>
      <text:p text:style-name="P1"/>
      <text:p text:style-name="P1">EVENT time: 234.217896, <text:s/>type: 0, timerinterrupt <text:s text:c="2"/>entity: 1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234.217896, <text:s/>type: 0, timerinterrupt <text:s text:c="2"/>entity: 1</text:p>
      <text:p text:style-name="P1"><text:s text:c="10"/>TOLAYER3: packet being lost</text:p>
      <text:p text:style-name="P1"><text:s text:c="10"/>TOLAYER3: packet being lost</text:p>
      <text:p text:style-name="P1"/>
      <text:p text:style-name="P1">EVENT time: 234.524811, <text:s/>type: 2, fromlayer3 <text:s/>entity: 0</text:p>
      <text:p text:style-name="P1">[0] Recieved: seq = 999999 ack = 1 checksum = 844 ooooooooooooooooooo</text:p>
      <text:p text:style-name="P1"/>
      <text:p text:style-name="P1">EVENT time: 235.814774, <text:s/>type: 0, timerinterrupt <text:s text:c="2"/>entity: 0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236.236450, <text:s/>type: 2, fromlayer3 <text:s/>entity: 1</text:p>
      <text:p text:style-name="P1">[1] Recieved: seq = 3 ack = 3 checksum = 798 fffffffffffffffffff</text:p>
      <text:p text:style-name="P1"/>
      <text:p text:style-name="P1">EVENT time: 236.536575, <text:s/>type: 0, timerinterrupt <text:s text:c="2"/>entity: 0</text:p>
      <text:p text:style-name="P1"><text:s text:c="10"/>TOLAYER3: packet being corrupted</text:p>
      <text:p text:style-name="P1"/>
      <text:p text:style-name="P1">EVENT time: 243.940720, <text:s/>type: 2, fromlayer3 <text:s/>entity: 0</text:p>
      <text:p text:style-name="P1">[0] Recieved: seq = 4 ack = 1 checksum = 809 lllllllllllllllllll</text:p>
      <text:p text:style-name="P1"/>
      <text:p text:style-name="P1">EVENT time: 244.513931, <text:s/>type: 2, fromlayer3 <text:s/>entity: 1</text:p>
      <text:p text:style-name="P1">[1] Recieved: seq = 4 ack = 3 checksum = 7bf hhhhhhhhhhhhhhhhhhh</text:p>
      <text:p text:style-name="P1"/>
      <text:p text:style-name="P1">EVENT time: 250.217896, <text:s/>type: 0, timerinterrupt <text:s text:c="2"/>entity: 1</text:p>
      <text:p text:style-name="P1"><text:s text:c="10"/>TOLAYER3: packet being corrupted</text:p>
      <text:p text:style-name="P1">Warning: unable to cancel your timer. It wasn't running.</text:p>
      <text:p text:style-name="P1"/>
      <text:p text:style-name="P1">EVENT time: 250.217896, <text:s/>type: 0, timerinterrupt <text:s text:c="2"/>entity: 1</text:p>
      <text:p text:style-name="P1"><text:s text:c="10"/>TOLAYER3: packet being corrupted</text:p>
      <text:p text:style-name="P1"/>
      <text:p text:style-name="P1">EVENT time: 250.217896, <text:s/>type: 0, timerinterrupt <text:s text:c="2"/>entity: 1</text:p>
      <text:p text:style-name="P1"/>
      <text:p text:style-name="P1">EVENT time: 251.814774, <text:s/>type: 0, timerinterrupt <text:s text:c="2"/>entity: 0</text:p>
      <text:p text:style-name="P1">Warning: unable to cancel your timer. It wasn't running.</text:p>
      <text:p text:style-name="P1"/>
      <text:p text:style-name="P1">EVENT time: 251.814774, <text:s/>type: 0, timerinterrupt <text:s text:c="2"/>entity: 0</text:p>
      <text:p text:style-name="P1"><text:soft-page-break/><text:s text:c="10"/>TOLAYER3: packet being lost</text:p>
      <text:p text:style-name="P1"/>
      <text:p text:style-name="P1">EVENT time: 252.536575, <text:s/>type: 0, timerinterrupt <text:s text:c="2"/>entity: 0</text:p>
      <text:p text:style-name="P1"><text:s text:c="10"/>TOLAYER3: packet being lost</text:p>
      <text:p text:style-name="P1"><text:s text:c="10"/>TOLAYER3: packet being lost</text:p>
      <text:p text:style-name="P1"><text:s text:c="10"/>TOLAYER3: packet being lost</text:p>
      <text:p text:style-name="P1"/>
      <text:p text:style-name="P1">EVENT time: 252.866226, <text:s/>type: 2, fromlayer3 <text:s/>entity: 1</text:p>
      <text:p text:style-name="P1">[1] Recieved: seq = 5 ack = 3 checksum = 7d3 iiiiiiiiiiiiiiiiiii</text:p>
      <text:p text:style-name="P1"/>
      <text:p text:style-name="P1">EVENT time: 253.404022, <text:s/>type: 2, fromlayer3 <text:s/>entity: 0</text:p>
      <text:p text:style-name="P1">[0] Recieved: seq = 7 ack = 1 checksum = 858 ppppppppppppppppppp</text:p>
      <text:p text:style-name="P1"/>
      <text:p text:style-name="P1">EVENT time: 258.479279, <text:s/>type: 2, fromlayer3 <text:s/>entity: 1</text:p>
      <text:p text:style-name="P1">[1] Recieved: seq = 6 ack = 3 checksum = 7e7 jjjjjjjjjjjjjjjjjjj</text:p>
      <text:p text:style-name="P1"/>
      <text:p text:style-name="P1">EVENT time: 260.493134, <text:s/>type: 2, fromlayer3 <text:s/>entity: 0</text:p>
      <text:p text:style-name="P1">[0] Recieved: seq = 3 ack = 1 checksum = 7f5 Zkkkkkkkkkkkkkkkkkk</text:p>
      <text:p text:style-name="P1"/>
      <text:p text:style-name="P1">EVENT time: 264.224396, <text:s/>type: 2, fromlayer3 <text:s/>entity: 1</text:p>
      <text:p text:style-name="P1">[1] Recieved: seq = 7 ack = 3 checksum = 821 mmmmmmmmmmmmmmmmmmm</text:p>
      <text:p text:style-name="P1">[1] Accepted: seq = 7 ack = 3 checksum = 821 mmmmmmmmmmmmmmmmmmm</text:p>
      <text:p text:style-name="P1"/>
      <text:p text:style-name="P1">EVENT time: 265.803253, <text:s/>type: 2, fromlayer3 <text:s/>entity: 0</text:p>
      <text:p text:style-name="P1">[0] Recieved: seq = 999999 ack = 1 checksum = 830 nnnnnnnnnnnnnnnnnnn</text:p>
      <text:p text:style-name="P1"/>
      <text:p text:style-name="P1">EVENT time: 266.217896, <text:s/>type: 0, timerinterrupt <text:s text:c="2"/>entity: 1</text:p>
      <text:p text:style-name="P1"><text:s text:c="10"/>TOLAYER3: packet being lost</text:p>
      <text:p text:style-name="P1"><text:s text:c="10"/>TOLAYER3: packet being lost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266.217896, <text:s/>type: 0, timerinterrupt <text:s text:c="2"/>entity: 1</text:p>
      <text:p text:style-name="P1"><text:s text:c="10"/>TOLAYER3: packet being corrupted</text:p>
      <text:p text:style-name="P1"/>
      <text:p text:style-name="P1">EVENT time: 267.814758, <text:s/>type: 0, timerinterrupt <text:s text:c="2"/>entity: 0</text:p>
      <text:p text:style-name="P1"/>
      <text:p text:style-name="P1">EVENT time: 268.536560, <text:s/>type: 0, timerinterrupt <text:s text:c="2"/>entity: 0</text:p>
      <text:p text:style-name="P1"><text:s text:c="10"/>TOLAYER3: packet being lost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268.683044, <text:s/>type: 2, fromlayer3 <text:s/>entity: 1</text:p>
      <text:p text:style-name="P1">[1] Recieved: seq = 999999 ack = 3 checksum = 0 ��</text:p>
      <text:p text:style-name="P1"/>
      <text:p text:style-name="P1">EVENT time: 269.870880, <text:s/>type: 2, fromlayer3 <text:s/>entity: 0</text:p>
      <text:p text:style-name="P1">[0] Recieved: seq = 6 ack = 1 checksum = 844 ooooooooooooooooooo</text:p>
      <text:p text:style-name="P1"/>
      <text:p text:style-name="P1">EVENT time: 274.860809, <text:s/>type: 2, fromlayer3 <text:s/>entity: 0</text:p>
      <text:p text:style-name="P1"><text:soft-page-break/>[0] Recieved: seq = 7 ack = 1 checksum = 858 ppppppppppppppppppp</text:p>
      <text:p text:style-name="P1"/>
      <text:p text:style-name="P1">EVENT time: 277.312469, <text:s/>type: 2, fromlayer3 <text:s/>entity: 0</text:p>
      <text:p text:style-name="P1">[0] Recieved: seq = 0 ack = 1 checksum = 88a sssssssssssssssssss</text:p>
      <text:p text:style-name="P1">[0] Accepted: seq = 0 ack = 1 checksum = 88a sssssssssssssssssss</text:p>
      <text:p text:style-name="P1"/>
      <text:p text:style-name="P1">EVENT time: 278.419952, <text:s/>type: 2, fromlayer3 <text:s/>entity: 1</text:p>
      <text:p text:style-name="P1">[1] Recieved: seq = 1 ack = 3 checksum = 770 ddddddddddddddddddd</text:p>
      <text:p text:style-name="P1"/>
      <text:p text:style-name="P1">EVENT time: 281.887512, <text:s/>type: 2, fromlayer3 <text:s/>entity: 0</text:p>
      <text:p text:style-name="P1">[0] Recieved: seq = -1 ack = 1 checksum = fffffffe ��</text:p>
      <text:p text:style-name="P1"/>
      <text:p text:style-name="P1">EVENT time: 282.217896, <text:s/>type: 0, timerinterrupt <text:s text:c="2"/>entity: 1</text:p>
      <text:p text:style-name="P1">Warning: unable to cancel your timer. It wasn't running.</text:p>
      <text:p text:style-name="P1"/>
      <text:p text:style-name="P1">EVENT time: 282.217896, <text:s/>type: 0, timerinterrupt <text:s text:c="2"/>entity: 1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282.217896, <text:s/>type: 0, timerinterrupt <text:s text:c="2"/>entity: 1</text:p>
      <text:p text:style-name="P1"><text:s text:c="10"/>TOLAYER3: packet being corrupted</text:p>
      <text:p text:style-name="P1"><text:s text:c="10"/>TOLAYER3: packet being corrupted</text:p>
      <text:p text:style-name="P1"/>
      <text:p text:style-name="P1">EVENT time: 283.769897, <text:s/>type: 2, fromlayer3 <text:s/>entity: 1</text:p>
      <text:p text:style-name="P1">[1] Recieved: seq = 2 ack = 3 checksum = 784 eeeeeeeeeeeeeeeeeee</text:p>
      <text:p text:style-name="P1"/>
      <text:p text:style-name="P1">EVENT time: 283.814758, <text:s/>type: 0, timerinterrupt <text:s text:c="2"/>entity: 0</text:p>
      <text:p text:style-name="P1">Warning: unable to cancel your timer. It wasn't running.</text:p>
      <text:p text:style-name="P1"/>
      <text:p text:style-name="P1">EVENT time: 283.814758, <text:s/>type: 0, timerinterrupt <text:s text:c="2"/>entity: 0</text:p>
      <text:p text:style-name="P1"><text:s text:c="10"/>TOLAYER3: packet being lost</text:p>
      <text:p text:style-name="P1"><text:s text:c="10"/>TOLAYER3: packet being lost</text:p>
      <text:p text:style-name="P1"><text:s text:c="10"/>TOLAYER3: packet being lost</text:p>
      <text:p text:style-name="P1"/>
      <text:p text:style-name="P1">EVENT time: 284.536560, <text:s/>type: 0, timerinterrupt <text:s text:c="2"/>entity: 0</text:p>
      <text:p text:style-name="P1"><text:s text:c="10"/>TOLAYER3: packet being corrupted</text:p>
      <text:p text:style-name="P1"><text:s text:c="10"/>TOLAYER3: packet being corrupted</text:p>
      <text:p text:style-name="P1"/>
      <text:p text:style-name="P1">EVENT time: 285.310974, <text:s/>type: 2, fromlayer3 <text:s/>entity: 0</text:p>
      <text:p text:style-name="P1">[0] Recieved: seq = 3 ack = 1 checksum = 7f5 Zkkkkkkkkkkkkkkkkkk</text:p>
      <text:p text:style-name="P1"/>
      <text:p text:style-name="P1">EVENT time: 287.765259, <text:s/>type: 2, fromlayer3 <text:s/>entity: 0</text:p>
      <text:p text:style-name="P1">[0] Recieved: seq = 4 ack = 1 checksum = 809 Zllllllllllllllllll</text:p>
      <text:p text:style-name="P1"/>
      <text:p text:style-name="P1">EVENT time: 288.542542, <text:s/>type: 2, fromlayer3 <text:s/>entity: 1</text:p>
      <text:p text:style-name="P1">[1] Recieved: seq = 5 ack = 3 checksum = 7d3 iiiiiiiiiiiiiiiiiii</text:p>
      <text:p text:style-name="P1"/>
      <text:p text:style-name="P1">EVENT time: 292.044708, <text:s/>type: 2, fromlayer3 <text:s/>entity: 1</text:p>
      <text:p text:style-name="P1">[1] Recieved: seq = 6 ack = 3 checksum = 7e7 jjjjjjjjjjjjjjjjjjj</text:p>
      <text:p text:style-name="P1"><text:soft-page-break/></text:p>
      <text:p text:style-name="P1">EVENT time: 295.224274, <text:s/>type: 2, fromlayer3 <text:s/>entity: 1</text:p>
      <text:p text:style-name="P1">[1] Recieved: seq = 7 ack = 3 checksum = 821 Zmmmmmmmmmmmmmmmmmm</text:p>
      <text:p text:style-name="P1"/>
      <text:p text:style-name="P1">EVENT time: 296.128204, <text:s/>type: 2, fromlayer3 <text:s/>entity: 0</text:p>
      <text:p text:style-name="P1">[0] Recieved: seq = 5 ack = 1 checksum = 830 nnnnnnnnnnnnnnnnnnn</text:p>
      <text:p text:style-name="P1"/>
      <text:p text:style-name="P1">EVENT time: 298.217896, <text:s/>type: 0, timerinterrupt <text:s text:c="2"/>entity: 1</text:p>
      <text:p text:style-name="P1"><text:s text:c="10"/>TOLAYER3: packet being lost</text:p>
      <text:p text:style-name="P1"><text:s text:c="10"/>TOLAYER3: packet being lost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298.217896, <text:s/>type: 0, timerinterrupt <text:s text:c="2"/>entity: 1</text:p>
      <text:p text:style-name="P1"><text:s text:c="10"/>TOLAYER3: packet being lost</text:p>
      <text:p text:style-name="P1"><text:s text:c="10"/>TOLAYER3: packet being lost</text:p>
      <text:p text:style-name="P1"/>
      <text:p text:style-name="P1">EVENT time: 299.814758, <text:s/>type: 0, timerinterrupt <text:s text:c="2"/>entity: 0</text:p>
      <text:p text:style-name="P1"><text:s text:c="10"/>TOLAYER3: packet being corrupted</text:p>
      <text:p text:style-name="P1"><text:s text:c="10"/>TOLAYER3: packet being corrupted</text:p>
      <text:p text:style-name="P1"/>
      <text:p text:style-name="P1">EVENT time: 300.536560, <text:s/>type: 0, timerinterrupt <text:s text:c="2"/>entity: 0</text:p>
      <text:p text:style-name="P1"><text:s text:c="10"/>TOLAYER3: packet being lost</text:p>
      <text:p text:style-name="P1"><text:s text:c="10"/>TOLAYER3: packet being lost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303.662720, <text:s/>type: 2, fromlayer3 <text:s/>entity: 1</text:p>
      <text:p text:style-name="P1">[1] Recieved: seq = 2 ack = 3 checksum = 784 eeeeeeeeeeeeeeeeeee</text:p>
      <text:p text:style-name="P1"/>
      <text:p text:style-name="P1">EVENT time: 305.068451, <text:s/>type: 2, fromlayer3 <text:s/>entity: 0</text:p>
      <text:p text:style-name="P1">[0] Recieved: seq = 6 ack = 1 checksum = 844 ooooooooooooooooooo</text:p>
      <text:p text:style-name="P1"/>
      <text:p text:style-name="P1">EVENT time: 306.569916, <text:s/>type: 2, fromlayer3 <text:s/>entity: 0</text:p>
      <text:p text:style-name="P1">[0] Recieved: seq = 7 ack = 999999 checksum = 858 ppppppppppppppppppp</text:p>
      <text:p text:style-name="P1"/>
      <text:p text:style-name="P1">EVENT time: 309.556427, <text:s/>type: 2, fromlayer3 <text:s/>entity: 1</text:p>
      <text:p text:style-name="P1">[1] Recieved: seq = 3 ack = 3 checksum = 798 fffffffffffffffffff</text:p>
      <text:p text:style-name="P1"/>
      <text:p text:style-name="P1">EVENT time: 310.623688, <text:s/>type: 2, fromlayer3 <text:s/>entity: 1</text:p>
      <text:p text:style-name="P1">[1] Recieved: seq = 4 ack = 3 checksum = 7bf hhhhhhhhhhhhhhhhhhh</text:p>
      <text:p text:style-name="P1"/>
      <text:p text:style-name="P1">EVENT time: 312.662262, <text:s/>type: 2, fromlayer3 <text:s/>entity: 1</text:p>
      <text:p text:style-name="P1">[1] Recieved: seq = 6 ack = 3 checksum = 7e7 Zjjjjjjjjjjjjjjjjjj</text:p>
      <text:p text:style-name="P1"/>
      <text:p text:style-name="P1">EVENT time: 314.217896, <text:s/>type: 0, timerinterrupt <text:s text:c="2"/>entity: 1</text:p>
      <text:p text:style-name="P1">Warning: unable to cancel your timer. It wasn't running.</text:p>
      <text:p text:style-name="P1"/>
      <text:p text:style-name="P1">EVENT time: 314.217896, <text:s/>type: 0, timerinterrupt <text:s text:c="2"/>entity: 1</text:p>
      <text:p text:style-name="P1"><text:soft-page-break/><text:s text:c="10"/>TOLAYER3: packet being corrupted</text:p>
      <text:p text:style-name="P1"><text:s text:c="10"/>TOLAYER3: packet being lost</text:p>
      <text:p text:style-name="P1"/>
      <text:p text:style-name="P1">EVENT time: 314.217896, <text:s/>type: 0, timerinterrupt <text:s text:c="2"/>entity: 1</text:p>
      <text:p text:style-name="P1"><text:s text:c="10"/>TOLAYER3: packet being corrupted</text:p>
      <text:p text:style-name="P1"><text:s text:c="10"/>TOLAYER3: packet being corrupted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315.173401, <text:s/>type: 2, fromlayer3 <text:s/>entity: 0</text:p>
      <text:p text:style-name="P1">[0] Recieved: seq = 0 ack = 1 checksum = 88a sssssssssssssssssss</text:p>
      <text:p text:style-name="P1"/>
      <text:p text:style-name="P1">EVENT time: 315.814758, <text:s/>type: 0, timerinterrupt <text:s text:c="2"/>entity: 0</text:p>
      <text:p text:style-name="P1">Warning: unable to cancel your timer. It wasn't running.</text:p>
      <text:p text:style-name="P1"/>
      <text:p text:style-name="P1">EVENT time: 315.814758, <text:s/>type: 0, timerinterrupt <text:s text:c="2"/>entity: 0</text:p>
      <text:p text:style-name="P1"><text:s text:c="10"/>TOLAYER3: packet being lost</text:p>
      <text:p text:style-name="P1"/>
      <text:p text:style-name="P1">EVENT time: 316.536560, <text:s/>type: 0, timerinterrupt <text:s text:c="2"/>entity: 0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317.612946, <text:s/>type: 2, fromlayer3 <text:s/>entity: 0</text:p>
      <text:p text:style-name="P1">[0] Recieved: seq = 1 ack = 1 checksum = 89e ttttttttttttttttttt</text:p>
      <text:p text:style-name="P1">[0] Accepted: seq = 1 ack = 1 checksum = 89e ttttttttttttttttttt</text:p>
      <text:p text:style-name="P1"/>
      <text:p text:style-name="P1">EVENT time: 321.743896, <text:s/>type: 2, fromlayer3 <text:s/>entity: 1</text:p>
      <text:p text:style-name="P1">[1] Recieved: seq = -1 ack = 4 checksum = 1 ��</text:p>
      <text:p text:style-name="P2">[1] Acknowledged: seq = 4 ack = 0 checksum = 808 lllllllllllllllllll</text:p>
      <text:p text:style-name="P1">----------Total number of Acknowledged packet so far on 1 side =&gt; 5 ------------------</text:p>
      <text:p text:style-name="P1"/>
      <text:p text:style-name="P1">EVENT time: 323.145355, <text:s/>type: 2, fromlayer3 <text:s/>entity: 0</text:p>
      <text:p text:style-name="P1">[0] Recieved: seq = 3 ack = 1 checksum = 7f5 kkkkkkkkkkkkkkkkkkk</text:p>
      <text:p text:style-name="P1"/>
      <text:p text:style-name="P1">EVENT time: 325.295593, <text:s/>type: 2, fromlayer3 <text:s/>entity: 1</text:p>
      <text:p text:style-name="P1">[1] Recieved: seq = 0 ack = 4 checksum = 867 qqqqqqqqqqqqqqqqqqq</text:p>
      <text:p text:style-name="P1">[1] Accepted: seq = 0 ack = 4 checksum = 867 qqqqqqqqqqqqqqqqqqq</text:p>
      <text:p text:style-name="P1"/>
      <text:p text:style-name="P1">EVENT time: 327.269440, <text:s/>type: 2, fromlayer3 <text:s/>entity: 1</text:p>
      <text:p text:style-name="P1">[1] Recieved: seq = 3 ack = 4 checksum = 799 fffffffffffffffffff</text:p>
      <text:p text:style-name="P1"/>
      <text:p text:style-name="P1">EVENT time: 327.330505, <text:s/>type: 2, fromlayer3 <text:s/>entity: 0</text:p>
      <text:p text:style-name="P1">[0] Recieved: seq = 4 ack = 1 checksum = 809 lllllllllllllllllll</text:p>
      <text:p text:style-name="P1"/>
      <text:p text:style-name="P1">EVENT time: 330.217896, <text:s/>type: 0, timerinterrupt <text:s text:c="2"/>entity: 1</text:p>
      <text:p text:style-name="P1"><text:s text:c="10"/>TOLAYER3: packet being corrupted</text:p>
      <text:p text:style-name="P1"><text:s text:c="10"/>TOLAYER3: packet being corrupted</text:p>
      <text:p text:style-name="P1"/>
      <text:p text:style-name="P1">EVENT time: 330.217896, <text:s/>type: 0, timerinterrupt <text:s text:c="2"/>entity: 1</text:p>
      <text:p text:style-name="P1"><text:soft-page-break/><text:s text:c="10"/>TOLAYER3: packet being lost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331.814758, <text:s/>type: 0, timerinterrupt <text:s text:c="2"/>entity: 0</text:p>
      <text:p text:style-name="P1"><text:s text:c="10"/>TOLAYER3: packet being lost</text:p>
      <text:p text:style-name="P1"><text:s text:c="10"/>TOLAYER3: packet being corrupted</text:p>
      <text:p text:style-name="P1"><text:s text:c="10"/>TOLAYER3: packet being corrupted</text:p>
      <text:p text:style-name="P1"/>
      <text:p text:style-name="P1">EVENT time: 332.499939, <text:s/>type: 2, fromlayer3 <text:s/>entity: 0</text:p>
      <text:p text:style-name="P1">[0] Recieved: seq = 5 ack = 1 checksum = 830 nnnnnnnnnnnnnnnnnnn</text:p>
      <text:p text:style-name="P1"/>
      <text:p text:style-name="P1">EVENT time: 332.536560, <text:s/>type: 0, timerinterrupt <text:s text:c="2"/>entity: 0</text:p>
      <text:p text:style-name="P1"><text:s text:c="10"/>TOLAYER3: packet being lost</text:p>
      <text:p text:style-name="P1"/>
      <text:p text:style-name="P1">EVENT time: 334.809509, <text:s/>type: 2, fromlayer3 <text:s/>entity: 1</text:p>
      <text:p text:style-name="P1">[1] Recieved: seq = 4 ack = 4 checksum = 7c0 hhhhhhhhhhhhhhhhhhh</text:p>
      <text:p text:style-name="P1"/>
      <text:p text:style-name="P1">EVENT time: 339.492462, <text:s/>type: 2, fromlayer3 <text:s/>entity: 0</text:p>
      <text:p text:style-name="P1">[0] Recieved: seq = 6 ack = 1 checksum = 844 ooooooooooooooooooo</text:p>
      <text:p text:style-name="P1"/>
      <text:p text:style-name="P1">EVENT time: 341.431213, <text:s/>type: 2, fromlayer3 <text:s/>entity: 1</text:p>
      <text:p text:style-name="P1">[1] Recieved: seq = 5 ack = 4 checksum = 7d4 iiiiiiiiiiiiiiiiiii</text:p>
      <text:p text:style-name="P1"/>
      <text:p text:style-name="P1">EVENT time: 346.217896, <text:s/>type: 0, timerinterrupt <text:s text:c="2"/>entity: 1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346.217896, <text:s/>type: 0, timerinterrupt <text:s text:c="2"/>entity: 1</text:p>
      <text:p text:style-name="P1"><text:s text:c="10"/>TOLAYER3: packet being corrupted</text:p>
      <text:p text:style-name="P1"><text:s text:c="10"/>TOLAYER3: packet being corrupted</text:p>
      <text:p text:style-name="P1"/>
      <text:p text:style-name="P1">EVENT time: 346.217896, <text:s/>type: 0, timerinterrupt <text:s text:c="2"/>entity: 1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346.911560, <text:s/>type: 2, fromlayer3 <text:s/>entity: 0</text:p>
      <text:p text:style-name="P1">[0] Recieved: seq = 7 ack = 1 checksum = 858 ppppppppppppppppppp</text:p>
      <text:p text:style-name="P1"/>
      <text:p text:style-name="P1">EVENT time: 347.814758, <text:s/>type: 0, timerinterrupt <text:s text:c="2"/>entity: 0</text:p>
      <text:p text:style-name="P1">Warning: unable to cancel your timer. It wasn't running.</text:p>
      <text:p text:style-name="P1"/>
      <text:p text:style-name="P1">EVENT time: 347.814758, <text:s/>type: 0, timerinterrupt <text:s text:c="2"/>entity: 0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348.536560, <text:s/>type: 0, timerinterrupt <text:s text:c="2"/>entity: 0</text:p>
      <text:p text:style-name="P1"><text:s text:c="10"/>TOLAYER3: packet being corrupted</text:p>
      <text:p text:style-name="P1"><text:s text:c="10"/>TOLAYER3: packet being lost</text:p>
      <text:p text:style-name="P1"><text:soft-page-break/></text:p>
      <text:p text:style-name="P1">EVENT time: 349.262726, <text:s/>type: 2, fromlayer3 <text:s/>entity: 1</text:p>
      <text:p text:style-name="P1">[1] Recieved: seq = 6 ack = 4 checksum = 7e8 Zjjjjjjjjjjjjjjjjjj</text:p>
      <text:p text:style-name="P1"/>
      <text:p text:style-name="P1">EVENT time: 350.926147, <text:s/>type: 2, fromlayer3 <text:s/>entity: 1</text:p>
      <text:p text:style-name="P1">[1] Recieved: seq = 7 ack = 4 checksum = 822 mmmmmmmmmmmmmmmmmmm</text:p>
      <text:p text:style-name="P1"/>
      <text:p text:style-name="P1">EVENT time: 354.229065, <text:s/>type: 2, fromlayer3 <text:s/>entity: 1</text:p>
      <text:p text:style-name="P1">[1] Recieved: seq = 0 ack = 4 checksum = 867 qqqqqqqqqqqqqqqqqqq</text:p>
      <text:p text:style-name="P1"/>
      <text:p text:style-name="P1">EVENT time: 356.196777, <text:s/>type: 2, fromlayer3 <text:s/>entity: 0</text:p>
      <text:p text:style-name="P1">[0] Recieved: seq = 0 ack = 1 checksum = 88a sssssssssssssssssss</text:p>
      <text:p text:style-name="P1"/>
      <text:p text:style-name="P1">EVENT time: 358.651184, <text:s/>type: 2, fromlayer3 <text:s/>entity: 1</text:p>
      <text:p text:style-name="P1">[1] Recieved: seq = -1 ack = 6 checksum = 3 ��</text:p>
      <text:p text:style-name="P2">[1] Acknowledged: seq = 5 ack = 1 checksum = 830 nnnnnnnnnnnnnnnnnnn</text:p>
      <text:p text:style-name="P2">[1] Acknowledged: seq = 6 ack = 1 checksum = 844 ooooooooooooooooooo</text:p>
      <text:p text:style-name="P1">----------Total number of Acknowledged packet so far on 1 side =&gt; 7 ------------------</text:p>
      <text:p text:style-name="P1"/>
      <text:p text:style-name="P1">EVENT time: 362.217896, <text:s/>type: 0, timerinterrupt <text:s text:c="2"/>entity: 1</text:p>
      <text:p text:style-name="P1"><text:s text:c="10"/>TOLAYER3: packet being lost</text:p>
      <text:p text:style-name="P1"><text:s text:c="10"/>TOLAYER3: packet being lost</text:p>
      <text:p text:style-name="P1"/>
      <text:p text:style-name="P1">EVENT time: 362.217896, <text:s/>type: 0, timerinterrupt <text:s text:c="2"/>entity: 1</text:p>
      <text:p text:style-name="P1"><text:s text:c="10"/>TOLAYER3: packet being lost</text:p>
      <text:p text:style-name="P1"/>
      <text:p text:style-name="P1">EVENT time: 362.283356, <text:s/>type: 2, fromlayer3 <text:s/>entity: 1</text:p>
      <text:p text:style-name="P1">[1] Recieved: seq = 2 ack = 6 checksum = 787 eeeeeeeeeeeeeeeeeee</text:p>
      <text:p text:style-name="P1"/>
      <text:p text:style-name="P1">EVENT time: 363.042145, <text:s/>type: 2, fromlayer3 <text:s/>entity: 0</text:p>
      <text:p text:style-name="P1">[0] Recieved: seq = 1 ack = 1 checksum = 89e ttttttttttttttttttt</text:p>
      <text:p text:style-name="P1"/>
      <text:p text:style-name="P1">EVENT time: 363.814758, <text:s/>type: 0, timerinterrupt <text:s text:c="2"/>entity: 0</text:p>
      <text:p text:style-name="P1"><text:s text:c="10"/>TOLAYER3: packet being lost</text:p>
      <text:p text:style-name="P1"><text:s text:c="10"/>TOLAYER3: packet being lost</text:p>
      <text:p text:style-name="P1"><text:s text:c="10"/>TOLAYER3: packet being lost</text:p>
      <text:p text:style-name="P1"/>
      <text:p text:style-name="P1">EVENT time: 364.536560, <text:s/>type: 0, timerinterrupt <text:s text:c="2"/>entity: 0</text:p>
      <text:p text:style-name="P1"><text:s text:c="10"/>TOLAYER3: packet being corrupted</text:p>
      <text:p text:style-name="P1"/>
      <text:p text:style-name="P1">EVENT time: 368.624786, <text:s/>type: 2, fromlayer3 <text:s/>entity: 0</text:p>
      <text:p text:style-name="P1">[0] Recieved: seq = 3 ack = 4 checksum = 7f8 kkkkkkkkkkkkkkkkkkk</text:p>
      <text:p text:style-name="P2">[0] Acknowledged: seq = 2 ack = 0 checksum = 781 eeeeeeeeeeeeeeeeeee</text:p>
      <text:p text:style-name="P2">[0] Acknowledged: seq = 3 ack = 0 checksum = 795 fffffffffffffffffff</text:p>
      <text:p text:style-name="P2">[0] Acknowledged: seq = 4 ack = 0 checksum = 7bc hhhhhhhhhhhhhhhhhhh</text:p>
      <text:p text:style-name="P1">[0] Send: seq = 1 ack = 1 checksum = 878 rrrrrrrrrrrrrrrrrrr</text:p>
      <text:p text:style-name="P1">----------Total number of Acknowledged packet so far on 0 side =&gt; 5 ------------------</text:p>
      <text:p text:style-name="P1"/>
      <text:p text:style-name="P1">EVENT time: 371.446503, <text:s/>type: 2, fromlayer3 <text:s/>entity: 1</text:p>
      <text:p text:style-name="P1"><text:soft-page-break/>[1] Recieved: seq = 3 ack = 6 checksum = 79b fffffffffffffffffff</text:p>
      <text:p text:style-name="P1"/>
      <text:p text:style-name="P1">EVENT time: 376.726074, <text:s/>type: 2, fromlayer3 <text:s/>entity: 0</text:p>
      <text:p text:style-name="P1">[0] Recieved: seq = 4 ack = 4 checksum = 80c Zllllllllllllllllll</text:p>
      <text:p text:style-name="P1"/>
      <text:p text:style-name="P1">EVENT time: 378.217896, <text:s/>type: 0, timerinterrupt <text:s text:c="2"/>entity: 1</text:p>
      <text:p text:style-name="P1">Warning: unable to cancel your timer. It wasn't running.</text:p>
      <text:p text:style-name="P1"/>
      <text:p text:style-name="P1">EVENT time: 378.217896, <text:s/>type: 0, timerinterrupt <text:s text:c="2"/>entity: 1</text:p>
      <text:p text:style-name="P1"><text:s text:c="10"/>TOLAYER3: packet being corrupted</text:p>
      <text:p text:style-name="P1"/>
      <text:p text:style-name="P1">EVENT time: 378.217896, <text:s/>type: 0, timerinterrupt <text:s text:c="2"/>entity: 1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378.348785, <text:s/>type: 2, fromlayer3 <text:s/>entity: 0</text:p>
      <text:p text:style-name="P1">[0] Recieved: seq = 5 ack = 4 checksum = 833 nnnnnnnnnnnnnnnnnnn</text:p>
      <text:p text:style-name="P1"/>
      <text:p text:style-name="P1">EVENT time: 379.619202, <text:s/>type: 2, fromlayer3 <text:s/>entity: 1</text:p>
      <text:p text:style-name="P1">[1] Recieved: seq = 4 ack = 6 checksum = 7c2 hhhhhhhhhhhhhhhhhhh</text:p>
      <text:p text:style-name="P1"/>
      <text:p text:style-name="P1">EVENT time: 380.536560, <text:s/>type: 0, timerinterrupt <text:s text:c="2"/>entity: 0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380.536560, <text:s/>type: 0, timerinterrupt <text:s text:c="2"/>entity: 0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384.107391, <text:s/>type: 2, fromlayer3 <text:s/>entity: 1</text:p>
      <text:p text:style-name="P1">[1] Recieved: seq = 5 ack = 6 checksum = 7d6 iiiiiiiiiiiiiiiiiii</text:p>
      <text:p text:style-name="P1"/>
      <text:p text:style-name="P1">EVENT time: 384.503906, <text:s/>type: 2, fromlayer3 <text:s/>entity: 0</text:p>
      <text:p text:style-name="P1">[0] Recieved: seq = 6 ack = 4 checksum = 847 ooooooooooooooooooo</text:p>
      <text:p text:style-name="P1"/>
      <text:p text:style-name="P1">EVENT time: 384.624786, <text:s/>type: 0, timerinterrupt <text:s text:c="2"/>entity: 0</text:p>
      <text:p text:style-name="P1"><text:s text:c="10"/>TOLAYER3: packet being corrupted</text:p>
      <text:p text:style-name="P1"><text:s text:c="10"/>TOLAYER3: packet being corrupted</text:p>
      <text:p text:style-name="P1"/>
      <text:p text:style-name="P1">EVENT time: 386.091309, <text:s/>type: 2, fromlayer3 <text:s/>entity: 1</text:p>
      <text:p text:style-name="P1">[1] Recieved: seq = 6 ack = 6 checksum = 7ea jjjjjjjjjjjjjjjjjjj</text:p>
      <text:p text:style-name="P1"/>
      <text:p text:style-name="P1">EVENT time: 393.697510, <text:s/>type: 2, fromlayer3 <text:s/>entity: 1</text:p>
      <text:p text:style-name="P1">[1] Recieved: seq = 2 ack = 6 checksum = 787 Zeeeeeeeeeeeeeeeeee</text:p>
      <text:p text:style-name="P1"/>
      <text:p text:style-name="P1">EVENT time: 393.844177, <text:s/>type: 2, fromlayer3 <text:s/>entity: 0</text:p>
      <text:p text:style-name="P1">[0] Recieved: seq = 7 ack = 4 checksum = 85b ppppppppppppppppppp</text:p>
      <text:p text:style-name="P1"/>
      <text:p text:style-name="P1">EVENT time: 394.217896, <text:s/>type: 0, timerinterrupt <text:s text:c="2"/>entity: 1</text:p>
      <text:p text:style-name="P1"><text:soft-page-break/><text:s text:c="10"/>TOLAYER3: packet being lost</text:p>
      <text:p text:style-name="P1"/>
      <text:p text:style-name="P1">EVENT time: 394.217896, <text:s/>type: 0, timerinterrupt <text:s text:c="2"/>entity: 1</text:p>
      <text:p text:style-name="P1"/>
      <text:p text:style-name="P1">EVENT time: 396.536560, <text:s/>type: 0, timerinterrupt <text:s text:c="2"/>entity: 0</text:p>
      <text:p text:style-name="P1"><text:s text:c="10"/>TOLAYER3: packet being corrupted</text:p>
      <text:p text:style-name="P1"/>
      <text:p text:style-name="P1">EVENT time: 397.234253, <text:s/>type: 2, fromlayer3 <text:s/>entity: 1</text:p>
      <text:p text:style-name="P1">[1] Recieved: seq = 999999 ack = 6 checksum = 79b fffffffffffffffffff</text:p>
      <text:p text:style-name="P1"/>
      <text:p text:style-name="P1">EVENT time: 398.353882, <text:s/>type: 2, fromlayer3 <text:s/>entity: 0</text:p>
      <text:p text:style-name="P1">[0] Recieved: seq = 0 ack = 4 checksum = 88d sssssssssssssssssss</text:p>
      <text:p text:style-name="P1"/>
      <text:p text:style-name="P1">EVENT time: 399.856110, <text:s/>type: 2, fromlayer3 <text:s/>entity: 0</text:p>
      <text:p text:style-name="P1">[0] Recieved: seq = 1 ack = 4 checksum = 8a1 ttttttttttttttttttt</text:p>
      <text:p text:style-name="P1"/>
      <text:p text:style-name="P1">EVENT time: 400.462891, <text:s/>type: 2, fromlayer3 <text:s/>entity: 1</text:p>
      <text:p text:style-name="P1">[1] Recieved: seq = 4 ack = 6 checksum = 7c2 hhhhhhhhhhhhhhhhhhh</text:p>
      <text:p text:style-name="P1"/>
      <text:p text:style-name="P1">EVENT time: 400.624786, <text:s/>type: 0, timerinterrupt <text:s text:c="2"/>entity: 0</text:p>
      <text:p text:style-name="P1">Warning: unable to cancel your timer. It wasn't running.</text:p>
      <text:p text:style-name="P1"/>
      <text:p text:style-name="P1">EVENT time: 400.624786, <text:s/>type: 0, timerinterrupt <text:s text:c="2"/>entity: 0</text:p>
      <text:p text:style-name="P1"><text:s text:c="10"/>TOLAYER3: packet being corrupted</text:p>
      <text:p text:style-name="P1"><text:s text:c="10"/>TOLAYER3: packet being corrupted</text:p>
      <text:p text:style-name="P1"><text:s text:c="10"/>TOLAYER3: packet being corrupted</text:p>
      <text:p text:style-name="P1"><text:s text:c="10"/>TOLAYER3: packet being corrupted</text:p>
      <text:p text:style-name="P1"/>
      <text:p text:style-name="P1">EVENT time: 409.311310, <text:s/>type: 2, fromlayer3 <text:s/>entity: 1</text:p>
      <text:p text:style-name="P1">[1] Recieved: seq = 6 ack = 6 checksum = 7ea jjjjjjjjjjjjjjjjjjj</text:p>
      <text:p text:style-name="P1"/>
      <text:p text:style-name="P1">EVENT time: 409.512543, <text:s/>type: 2, fromlayer3 <text:s/>entity: 0</text:p>
      <text:p text:style-name="P1">[0] Recieved: seq = 3 ack = 6 checksum = 7fa kkkkkkkkkkkkkkkkkkk</text:p>
      <text:p text:style-name="P2">[0] Acknowledged: seq = 5 ack = 0 checksum = 7d0 iiiiiiiiiiiiiiiiiii</text:p>
      <text:p text:style-name="P2">[0] Acknowledged: seq = 6 ack = 2 checksum = 7e6 jjjjjjjjjjjjjjjjjjj</text:p>
      <text:p text:style-name="P1">----------Total number of Acknowledged packet so far on 0 side =&gt; 7 ------------------</text:p>
      <text:p text:style-name="P1"/>
      <text:p text:style-name="P1">EVENT time: 410.217896, <text:s/>type: 0, timerinterrupt <text:s text:c="2"/>entity: 1</text:p>
      <text:p text:style-name="P1">Warning: unable to cancel your timer. It wasn't running.</text:p>
      <text:p text:style-name="P1"/>
      <text:p text:style-name="P1">EVENT time: 410.217896, <text:s/>type: 0, timerinterrupt <text:s text:c="2"/>entity: 1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410.217896, <text:s/>type: 0, timerinterrupt <text:s text:c="2"/>entity: 1</text:p>
      <text:p text:style-name="P1"/>
      <text:p text:style-name="P1">EVENT time: 412.049713, <text:s/>type: 2, fromlayer3 <text:s/>entity: 0</text:p>
      <text:p text:style-name="P1">[0] Recieved: seq = 5 ack = 6 checksum = 835 nnnnnnnnnnnnnnnnnnn</text:p>
      <text:p text:style-name="P1"/>
      <text:p text:style-name="P1"><text:soft-page-break/>EVENT time: 413.910065, <text:s/>type: 2, fromlayer3 <text:s/>entity: 0</text:p>
      <text:p text:style-name="P1">[0] Recieved: seq = 6 ack = 6 checksum = 849 ooooooooooooooooooo</text:p>
      <text:p text:style-name="P1"/>
      <text:p text:style-name="P1">EVENT time: 416.405212, <text:s/>type: 2, fromlayer3 <text:s/>entity: 1</text:p>
      <text:p text:style-name="P1">[1] Recieved: seq = 7 ack = 999999 checksum = 824 mmmmmmmmmmmmmmmmmmm</text:p>
      <text:p text:style-name="P1"/>
      <text:p text:style-name="P1">EVENT time: 416.624786, <text:s/>type: 0, timerinterrupt <text:s text:c="2"/>entity: 0</text:p>
      <text:p text:style-name="P1"><text:s text:c="10"/>TOLAYER3: packet being lost</text:p>
      <text:p text:style-name="P1"/>
      <text:p text:style-name="P1">EVENT time: 416.624786, <text:s/>type: 0, timerinterrupt <text:s text:c="2"/>entity: 0</text:p>
      <text:p text:style-name="P1"><text:s text:c="10"/>TOLAYER3: packet being corrupted</text:p>
      <text:p text:style-name="P1"/>
      <text:p text:style-name="P1">EVENT time: 422.099243, <text:s/>type: 2, fromlayer3 <text:s/>entity: 1</text:p>
      <text:p text:style-name="P1">[1] Recieved: seq = 2 ack = 7 checksum = 788 eeeeeeeeeeeeeeeeeee</text:p>
      <text:p text:style-name="P1"><text:span text:style-name="T2">[1] Acknowledged: seq = 92 ack = 0 checksum = 0</text:span> </text:p>
      <text:p text:style-name="P1">----------Total number of Acknowledged packet so far on 1 side =&gt; 8 ------------------</text:p>
      <text:p text:style-name="P1"/>
      <text:p text:style-name="P1">EVENT time: 423.767792, <text:s/>type: 2, fromlayer3 <text:s/>entity: 0</text:p>
      <text:p text:style-name="P1">[0] Recieved: seq = 7 ack = 6 checksum = 85d ppppppppppppppppppp</text:p>
      <text:p text:style-name="P1"/>
      <text:p text:style-name="P1">EVENT time: 424.276398, <text:s/>type: 2, fromlayer3 <text:s/>entity: 1</text:p>
      <text:p text:style-name="P1">[1] Recieved: seq = 3 ack = 7 checksum = 79c Zffffffffffffffffff</text:p>
      <text:p text:style-name="P1"/>
      <text:p text:style-name="P1">EVENT time: 426.217896, <text:s/>type: 0, timerinterrupt <text:s text:c="2"/>entity: 1</text:p>
      <text:p text:style-name="P1"><text:s text:c="10"/>TOLAYER3: packet being lost</text:p>
      <text:p text:style-name="P1"/>
      <text:p text:style-name="P1">EVENT time: 429.398071, <text:s/>type: 2, fromlayer3 <text:s/>entity: 1</text:p>
      <text:p text:style-name="P1">[1] Recieved: seq = 4 ack = 7 checksum = 7c3 hhhhhhhhhhhhhhhhhhh</text:p>
      <text:p text:style-name="P1"/>
      <text:p text:style-name="P1">EVENT time: 431.858429, <text:s/>type: 2, fromlayer3 <text:s/>entity: 0</text:p>
      <text:p text:style-name="P1">[0] Recieved: seq = 0 ack = 6 checksum = 88f sssssssssssssssssss</text:p>
      <text:p text:style-name="P1"/>
      <text:p text:style-name="P1">EVENT time: 432.624786, <text:s/>type: 0, timerinterrupt <text:s text:c="2"/>entity: 0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432.624786, <text:s/>type: 0, timerinterrupt <text:s text:c="2"/>entity: 0</text:p>
      <text:p text:style-name="P1"><text:s text:c="10"/>TOLAYER3: packet being corrupted</text:p>
      <text:p text:style-name="P1"/>
      <text:p text:style-name="P1">EVENT time: 432.624786, <text:s/>type: 0, timerinterrupt <text:s text:c="2"/>entity: 0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433.196075, <text:s/>type: 2, fromlayer3 <text:s/>entity: 0</text:p>
      <text:p text:style-name="P1">[0] Recieved: seq = 1 ack = 6 checksum = 8a3 ttttttttttttttttttt</text:p>
      <text:p text:style-name="P1"/>
      <text:p text:style-name="P1">EVENT time: 434.037109, <text:s/>type: 2, fromlayer3 <text:s/>entity: 1</text:p>
      <text:p text:style-name="P1">[1] Recieved: seq = 5 ack = 7 checksum = 7d7 iiiiiiiiiiiiiiiiiii</text:p>
      <text:p text:style-name="P1"/>
      <text:p text:style-name="P1"><text:soft-page-break/>EVENT time: 436.359680, <text:s/>type: 2, fromlayer3 <text:s/>entity: 0</text:p>
      <text:p text:style-name="P1">[0] Recieved: seq = -1 ack = 6 checksum = 3 Z��</text:p>
      <text:p text:style-name="P1"/>
      <text:p text:style-name="P1">EVENT time: 437.444763, <text:s/>type: 2, fromlayer3 <text:s/>entity: 0</text:p>
      <text:p text:style-name="P1">[0] Recieved: seq = 3 ack = 6 checksum = 7fa Zkkkkkkkkkkkkkkkkkk</text:p>
      <text:p text:style-name="P1"/>
      <text:p text:style-name="P1">EVENT time: 438.099243, <text:s/>type: 0, timerinterrupt <text:s text:c="2"/>entity: 1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439.868256, <text:s/>type: 2, fromlayer3 <text:s/>entity: 1</text:p>
      <text:p text:style-name="P1">[1] Recieved: seq = 6 ack = 7 checksum = 7eb Zjjjjjjjjjjjjjjjjjj</text:p>
      <text:p text:style-name="P1"/>
      <text:p text:style-name="P1">EVENT time: 440.699615, <text:s/>type: 2, fromlayer3 <text:s/>entity: 0</text:p>
      <text:p text:style-name="P1">[0] Recieved: seq = 4 ack = 6 checksum = 80e lllllllllllllllllll</text:p>
      <text:p text:style-name="P1"/>
      <text:p text:style-name="P1">EVENT time: 442.217896, <text:s/>type: 0, timerinterrupt <text:s text:c="2"/>entity: 1</text:p>
      <text:p text:style-name="P1"/>
      <text:p text:style-name="P1">EVENT time: 448.624786, <text:s/>type: 0, timerinterrupt <text:s text:c="2"/>entity: 0</text:p>
      <text:p text:style-name="P1"><text:s text:c="10"/>TOLAYER3: packet being lost</text:p>
      <text:p text:style-name="P1"/>
      <text:p text:style-name="P1">EVENT time: 448.624786, <text:s/>type: 0, timerinterrupt <text:s text:c="2"/>entity: 0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449.483643, <text:s/>type: 2, fromlayer3 <text:s/>entity: 1</text:p>
      <text:p text:style-name="P1">[1] Recieved: seq = 7 ack = 7 checksum = 825 mmmmmmmmmmmmmmmmmmm</text:p>
      <text:p text:style-name="P1"/>
      <text:p text:style-name="P1">EVENT time: 449.553711, <text:s/>type: 2, fromlayer3 <text:s/>entity: 0</text:p>
      <text:p text:style-name="P1">[0] Recieved: seq = 5 ack = 6 checksum = 835 nnnnnnnnnnnnnnnnnnn</text:p>
      <text:p text:style-name="P1"/>
      <text:p text:style-name="P1">EVENT time: 455.700867, <text:s/>type: 2, fromlayer3 <text:s/>entity: 1</text:p>
      <text:p text:style-name="P1">[1] Recieved: seq = -1 ack = 7 checksum = 4 ��</text:p>
      <text:p text:style-name="P1"/>
      <text:p text:style-name="P1">EVENT time: 457.127441, <text:s/>type: 2, fromlayer3 <text:s/>entity: 1</text:p>
      <text:p text:style-name="P1">[1] Recieved: seq = 3 ack = 7 checksum = 79c fffffffffffffffffff</text:p>
      <text:p text:style-name="P1"/>
      <text:p text:style-name="P1">EVENT time: 458.217896, <text:s/>type: 0, timerinterrupt <text:s text:c="2"/>entity: 1</text:p>
      <text:p text:style-name="P1"><text:s text:c="10"/>TOLAYER3: packet being corrupted</text:p>
      <text:p text:style-name="P1"/>
      <text:p text:style-name="P1">EVENT time: 459.369537, <text:s/>type: 2, fromlayer3 <text:s/>entity: 0</text:p>
      <text:p text:style-name="P1">[0] Recieved: seq = 6 ack = 6 checksum = 849 ooooooooooooooooooo</text:p>
      <text:p text:style-name="P1"/>
      <text:p text:style-name="P1">EVENT time: 459.993561, <text:s/>type: 2, fromlayer3 <text:s/>entity: 1</text:p>
      <text:p text:style-name="P1">[1] Recieved: seq = 4 ack = 7 checksum = 7c3 Zhhhhhhhhhhhhhhhhhh</text:p>
      <text:p text:style-name="P1"/>
      <text:p text:style-name="P1">EVENT time: 464.624786, <text:s/>type: 0, timerinterrupt <text:s text:c="2"/>entity: 0</text:p>
      <text:p text:style-name="P1">Warning: unable to cancel your timer. It wasn't running.</text:p>
      <text:p text:style-name="P1"/>
      <text:p text:style-name="P1"><text:soft-page-break/>EVENT time: 464.624786, <text:s/>type: 0, timerinterrupt <text:s text:c="2"/>entity: 0</text:p>
      <text:p text:style-name="P1"><text:s text:c="10"/>TOLAYER3: packet being lost</text:p>
      <text:p text:style-name="P1"/>
      <text:p text:style-name="P1">EVENT time: 464.624786, <text:s/>type: 0, timerinterrupt <text:s text:c="2"/>entity: 0</text:p>
      <text:p text:style-name="P1"><text:s text:c="10"/>TOLAYER3: packet being corrupted</text:p>
      <text:p text:style-name="P1"/>
      <text:p text:style-name="P1">EVENT time: 465.483643, <text:s/>type: 0, timerinterrupt <text:s text:c="2"/>entity: 1</text:p>
      <text:p text:style-name="P1">Warning: unable to cancel your timer. It wasn't running.</text:p>
      <text:p text:style-name="P1"/>
      <text:p text:style-name="P1">EVENT time: 466.132324, <text:s/>type: 2, fromlayer3 <text:s/>entity: 0</text:p>
      <text:p text:style-name="P1">[0] Recieved: seq = 7 ack = 6 checksum = 85d ppppppppppppppppppp</text:p>
      <text:p text:style-name="P1"/>
      <text:p text:style-name="P1">EVENT time: 469.235901, <text:s/>type: 2, fromlayer3 <text:s/>entity: 1</text:p>
      <text:p text:style-name="P1">[1] Recieved: seq = 5 ack = 7 checksum = 7d7 iiiiiiiiiiiiiiiiiii</text:p>
      <text:p text:style-name="P1"/>
      <text:p text:style-name="P1">EVENT time: 470.982422, <text:s/>type: 2, fromlayer3 <text:s/>entity: 0</text:p>
      <text:p text:style-name="P1">[0] Recieved: seq = 0 ack = 6 checksum = 88f Zssssssssssssssssss</text:p>
      <text:p text:style-name="P1"/>
      <text:p text:style-name="P1">EVENT time: 471.176453, <text:s/>type: 2, fromlayer3 <text:s/>entity: 1</text:p>
      <text:p text:style-name="P1">[1] Recieved: seq = 6 ack = 7 checksum = 7eb jjjjjjjjjjjjjjjjjjj</text:p>
      <text:p text:style-name="P1"/>
      <text:p text:style-name="P1">EVENT time: 472.330353, <text:s/>type: 2, fromlayer3 <text:s/>entity: 0</text:p>
      <text:p text:style-name="P1">[0] Recieved: seq = 1 ack = 6 checksum = 8a3 ttttttttttttttttttt</text:p>
      <text:p text:style-name="P1"/>
      <text:p text:style-name="P1">EVENT time: 474.217896, <text:s/>type: 0, timerinterrupt <text:s text:c="2"/>entity: 1</text:p>
      <text:p text:style-name="P1"/>
      <text:p text:style-name="P1">EVENT time: 477.238647, <text:s/>type: 2, fromlayer3 <text:s/>entity: 1</text:p>
      <text:p text:style-name="P1">[1] Recieved: seq = 7 ack = 7 checksum = 825 mmmmmmmmmmmmmmmmmmm</text:p>
      <text:p text:style-name="P1"/>
      <text:p text:style-name="P1">EVENT time: 480.624786, <text:s/>type: 0, timerinterrupt <text:s text:c="2"/>entity: 0</text:p>
      <text:p text:style-name="P1"><text:s text:c="10"/>TOLAYER3: packet being lost</text:p>
      <text:p text:style-name="P1"/>
      <text:p text:style-name="P1">EVENT time: 480.624786, <text:s/>type: 0, timerinterrupt <text:s text:c="2"/>entity: 0</text:p>
      <text:p text:style-name="P1"><text:s text:c="10"/>TOLAYER3: packet being lost</text:p>
      <text:p text:style-name="P1"/>
      <text:p text:style-name="P1">EVENT time: 481.310242, <text:s/>type: 2, fromlayer3 <text:s/>entity: 0</text:p>
      <text:p text:style-name="P1">[0] Recieved: seq = 4 ack = 6 checksum = 80e lllllllllllllllllll</text:p>
      <text:p text:style-name="P1"/>
      <text:p text:style-name="P1">EVENT time: 485.235901, <text:s/>type: 0, timerinterrupt <text:s text:c="2"/>entity: 1</text:p>
      <text:p text:style-name="P1">Warning: unable to cancel your timer. It wasn't running.</text:p>
      <text:p text:style-name="P1"/>
      <text:p text:style-name="P1">EVENT time: 486.749451, <text:s/>type: 2, fromlayer3 <text:s/>entity: 0</text:p>
      <text:p text:style-name="P1">[0] Recieved: seq = 6 ack = 6 checksum = 849 ooooooooooooooooooo</text:p>
      <text:p text:style-name="P1"/>
      <text:p text:style-name="P1">EVENT time: 486.939911, <text:s/>type: 2, fromlayer3 <text:s/>entity: 1</text:p>
      <text:p text:style-name="P1">[1] Recieved: seq = 0 ack = 7 checksum = 86a qqqqqqqqqqqqqqqqqqq</text:p>
      <text:p text:style-name="P1"/>
      <text:p text:style-name="P1">EVENT time: 490.217896, <text:s/>type: 0, timerinterrupt <text:s text:c="2"/>entity: 1</text:p>
      <text:p text:style-name="P1"><text:s text:c="10"/>TOLAYER3: packet being lost</text:p>
      <text:p text:style-name="P1"><text:soft-page-break/></text:p>
      <text:p text:style-name="P1">EVENT time: 494.861237, <text:s/>type: 2, fromlayer3 <text:s/>entity: 1</text:p>
      <text:p text:style-name="P1">[1] Recieved: seq = 2 ack = 7 checksum = 788 eeeeeeeeeeeeeeeeeee</text:p>
      <text:p text:style-name="P1"/>
      <text:p text:style-name="P1">EVENT time: 495.714355, <text:s/>type: 2, fromlayer3 <text:s/>entity: 0</text:p>
      <text:p text:style-name="P1">[0] Recieved: seq = 7 ack = 6 checksum = 85d ppppppppppppppppppp</text:p>
      <text:p text:style-name="P1"/>
      <text:p text:style-name="P1">EVENT time: 496.624786, <text:s/>type: 0, timerinterrupt <text:s text:c="2"/>entity: 0</text:p>
      <text:p text:style-name="P1">Warning: unable to cancel your timer. It wasn't running.</text:p>
      <text:p text:style-name="P1"/>
      <text:p text:style-name="P1">EVENT time: 496.624786, <text:s/>type: 0, timerinterrupt <text:s text:c="2"/>entity: 0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496.624786, <text:s/>type: 0, timerinterrupt <text:s text:c="2"/>entity: 0</text:p>
      <text:p text:style-name="P1"><text:s text:c="10"/>TOLAYER3: packet being corrupted</text:p>
      <text:p text:style-name="P1"/>
      <text:p text:style-name="P1">EVENT time: 500.369171, <text:s/>type: 2, fromlayer3 <text:s/>entity: 0</text:p>
      <text:p text:style-name="P1">[0] Recieved: seq = 0 ack = 6 checksum = 88f Zssssssssssssssssss</text:p>
      <text:p text:style-name="P1"/>
      <text:p text:style-name="P1">EVENT time: 502.067780, <text:s/>type: 2, fromlayer3 <text:s/>entity: 1</text:p>
      <text:p text:style-name="P1">[1] Recieved: seq = 3 ack = 7 checksum = 79c fffffffffffffffffff</text:p>
      <text:p text:style-name="P1"/>
      <text:p text:style-name="P1">EVENT time: 502.175873, <text:s/>type: 2, fromlayer3 <text:s/>entity: 0</text:p>
      <text:p text:style-name="P1">[0] Recieved: seq = 1 ack = 6 checksum = 8a3 ttttttttttttttttttt</text:p>
      <text:p text:style-name="P1"/>
      <text:p text:style-name="P1">EVENT time: 502.939911, <text:s/>type: 0, timerinterrupt <text:s text:c="2"/>entity: 1</text:p>
      <text:p text:style-name="P1">Warning: unable to cancel your timer. It wasn't running.</text:p>
      <text:p text:style-name="P1"/>
      <text:p text:style-name="P1">EVENT time: 506.119659, <text:s/>type: 2, fromlayer3 <text:s/>entity: 1</text:p>
      <text:p text:style-name="P1">[1] Recieved: seq = 4 ack = 7 checksum = 7c3 hhhhhhhhhhhhhhhhhhh</text:p>
      <text:p text:style-name="P1"/>
      <text:p text:style-name="P1">EVENT time: 506.217896, <text:s/>type: 0, timerinterrupt <text:s text:c="2"/>entity: 1</text:p>
      <text:p text:style-name="P1"><text:s text:c="10"/>TOLAYER3: packet being lost</text:p>
      <text:p text:style-name="P1"/>
      <text:p text:style-name="P1">EVENT time: 507.668762, <text:s/>type: 2, fromlayer3 <text:s/>entity: 0</text:p>
      <text:p text:style-name="P1">[0] Recieved: seq = 5 ack = 6 checksum = 835 nnnnnnnnnnnnnnnnnnn</text:p>
      <text:p text:style-name="P1"/>
      <text:p text:style-name="P1">EVENT time: 508.865295, <text:s/>type: 2, fromlayer3 <text:s/>entity: 0</text:p>
      <text:p text:style-name="P1">[0] Recieved: seq = 6 ack = 6 checksum = 849 ooooooooooooooooooo</text:p>
      <text:p text:style-name="P1"/>
      <text:p text:style-name="P1">EVENT time: 512.624756, <text:s/>type: 0, timerinterrupt <text:s text:c="2"/>entity: 0</text:p>
      <text:p text:style-name="P1"/>
      <text:p text:style-name="P1">EVENT time: 512.624756, <text:s/>type: 0, timerinterrupt <text:s text:c="2"/>entity: 0</text:p>
      <text:p text:style-name="P1"><text:s text:c="10"/>TOLAYER3: packet being corrupted</text:p>
      <text:p text:style-name="P1"/>
      <text:p text:style-name="P1">EVENT time: 514.754211, <text:s/>type: 2, fromlayer3 <text:s/>entity: 1</text:p>
      <text:p text:style-name="P1">[1] Recieved: seq = 5 ack = 7 checksum = 7d7 iiiiiiiiiiiiiiiiiii</text:p>
      <text:p text:style-name="P1"/>
      <text:p text:style-name="P1"><text:soft-page-break/>EVENT time: 518.342407, <text:s/>type: 2, fromlayer3 <text:s/>entity: 0</text:p>
      <text:p text:style-name="P1">[0] Recieved: seq = 7 ack = 6 checksum = 85d ppppppppppppppppppp</text:p>
      <text:p text:style-name="P1"/>
      <text:p text:style-name="P1">EVENT time: 521.490051, <text:s/>type: 2, fromlayer3 <text:s/>entity: 1</text:p>
      <text:p text:style-name="P1">[1] Recieved: seq = 6 ack = 7 checksum = 7eb jjjjjjjjjjjjjjjjjjj</text:p>
      <text:p text:style-name="P1"/>
      <text:p text:style-name="P1">EVENT time: 522.119629, <text:s/>type: 0, timerinterrupt <text:s text:c="2"/>entity: 1</text:p>
      <text:p text:style-name="P1">Warning: unable to cancel your timer. It wasn't running.</text:p>
      <text:p text:style-name="P1"/>
      <text:p text:style-name="P1">EVENT time: 522.217896, <text:s/>type: 0, timerinterrupt <text:s text:c="2"/>entity: 1</text:p>
      <text:p text:style-name="P1"><text:s text:c="10"/>TOLAYER3: packet being corrupted</text:p>
      <text:p text:style-name="P1"/>
      <text:p text:style-name="P1">EVENT time: 522.390442, <text:s/>type: 2, fromlayer3 <text:s/>entity: 0</text:p>
      <text:p text:style-name="P1">[0] Recieved: seq = 1 ack = 6 checksum = 8a3 ttttttttttttttttttt</text:p>
      <text:p text:style-name="P1"/>
      <text:p text:style-name="P1">EVENT time: 525.984558, <text:s/>type: 2, fromlayer3 <text:s/>entity: 1</text:p>
      <text:p text:style-name="P1">[1] Recieved: seq = 7 ack = 7 checksum = 825 mmmmmmmmmmmmmmmmmmm</text:p>
      <text:p text:style-name="P1"/>
      <text:p text:style-name="P1">EVENT time: 527.784607, <text:s/>type: 2, fromlayer3 <text:s/>entity: 0</text:p>
      <text:p text:style-name="P1">[0] Recieved: seq = 999999 ack = 6 checksum = 3 ��</text:p>
      <text:p text:style-name="P1"/>
      <text:p text:style-name="P1">EVENT time: 528.624756, <text:s/>type: 0, timerinterrupt <text:s text:c="2"/>entity: 0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528.624756, <text:s/>type: 0, timerinterrupt <text:s text:c="2"/>entity: 0</text:p>
      <text:p text:style-name="P1"/>
      <text:p text:style-name="P1">EVENT time: 528.624756, <text:s/>type: 0, timerinterrupt <text:s text:c="2"/>entity: 0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535.307739, <text:s/>type: 2, fromlayer3 <text:s/>entity: 1</text:p>
      <text:p text:style-name="P1">[1] Recieved: seq = 0 ack = 7 checksum = 86a Zqqqqqqqqqqqqqqqqqq</text:p>
      <text:p text:style-name="P1"/>
      <text:p text:style-name="P1">EVENT time: 536.025757, <text:s/>type: 2, fromlayer3 <text:s/>entity: 0</text:p>
      <text:p text:style-name="P1">[0] Recieved: seq = 4 ack = 6 checksum = 80e lllllllllllllllllll</text:p>
      <text:p text:style-name="P1"/>
      <text:p text:style-name="P1">EVENT time: 536.788391, <text:s/>type: 2, fromlayer3 <text:s/>entity: 1</text:p>
      <text:p text:style-name="P1">[1] Recieved: seq = 999999 ack = 7 checksum = 788 eeeeeeeeeeeeeeeeeee</text:p>
      <text:p text:style-name="P1"/>
      <text:p text:style-name="P1">EVENT time: 538.217896, <text:s/>type: 0, timerinterrupt <text:s text:c="2"/>entity: 1</text:p>
      <text:p text:style-name="P1"/>
      <text:p text:style-name="P1">EVENT time: 541.984558, <text:s/>type: 0, timerinterrupt <text:s text:c="2"/>entity: 1</text:p>
      <text:p text:style-name="P1"><text:s text:c="10"/>TOLAYER3: packet being corrupted</text:p>
      <text:p text:style-name="P1">Warning: unable to cancel your timer. It wasn't running.</text:p>
      <text:p text:style-name="P1"/>
      <text:p text:style-name="P1">EVENT time: 543.285278, <text:s/>type: 2, fromlayer3 <text:s/>entity: 1</text:p>
      <text:p text:style-name="P1">[1] Recieved: seq = 3 ack = 7 checksum = 79c fffffffffffffffffff</text:p>
      <text:p text:style-name="P1"/>
      <text:p text:style-name="P1"><text:soft-page-break/>EVENT time: 544.624756, <text:s/>type: 0, timerinterrupt <text:s text:c="2"/>entity: 0</text:p>
      <text:p text:style-name="P1"><text:s text:c="10"/>TOLAYER3: packet being lost</text:p>
      <text:p text:style-name="P1"/>
      <text:p text:style-name="P1">EVENT time: 544.624756, <text:s/>type: 0, timerinterrupt <text:s text:c="2"/>entity: 0</text:p>
      <text:p text:style-name="P1"/>
      <text:p text:style-name="P1">EVENT time: 545.211792, <text:s/>type: 2, fromlayer3 <text:s/>entity: 1</text:p>
      <text:p text:style-name="P1">[1] Recieved: seq = 4 ack = 7 checksum = 7c3 hhhhhhhhhhhhhhhhhhh</text:p>
      <text:p text:style-name="P1"/>
      <text:p text:style-name="P1">EVENT time: 545.307922, <text:s/>type: 2, fromlayer3 <text:s/>entity: 0</text:p>
      <text:p text:style-name="P1">[0] Recieved: seq = 5 ack = 6 checksum = 835 nnnnnnnnnnnnnnnnnnn</text:p>
      <text:p text:style-name="P1"/>
      <text:p text:style-name="P1">EVENT time: 546.827698, <text:s/>type: 2, fromlayer3 <text:s/>entity: 0</text:p>
      <text:p text:style-name="P1">[0] Recieved: seq = 6 ack = 6 checksum = 849 ooooooooooooooooooo</text:p>
      <text:p text:style-name="P1"/>
      <text:p text:style-name="P1">EVENT time: 549.062134, <text:s/>type: 2, fromlayer3 <text:s/>entity: 0</text:p>
      <text:p text:style-name="P1">[0] Recieved: seq = 7 ack = 6 checksum = 85d ppppppppppppppppppp</text:p>
      <text:p text:style-name="P1"/>
      <text:p text:style-name="P1">EVENT time: 554.217896, <text:s/>type: 0, timerinterrupt <text:s text:c="2"/>entity: 1</text:p>
      <text:p text:style-name="P1"><text:s text:c="10"/>TOLAYER3: packet being corrupted</text:p>
      <text:p text:style-name="P1"><text:s text:c="10"/>TOLAYER3: packet being corrupted</text:p>
      <text:p text:style-name="P1"/>
      <text:p text:style-name="P1">EVENT time: 555.125061, <text:s/>type: 2, fromlayer3 <text:s/>entity: 1</text:p>
      <text:p text:style-name="P1">[1] Recieved: seq = 5 ack = 7 checksum = 7d7 iiiiiiiiiiiiiiiiiii</text:p>
      <text:p text:style-name="P1"/>
      <text:p text:style-name="P1">EVENT time: 557.103149, <text:s/>type: 2, fromlayer3 <text:s/>entity: 0</text:p>
      <text:p text:style-name="P1">[0] Recieved: seq = 0 ack = 6 checksum = 88f Zssssssssssssssssss</text:p>
      <text:p text:style-name="P1"/>
      <text:p text:style-name="P1">EVENT time: 558.286499, <text:s/>type: 2, fromlayer3 <text:s/>entity: 0</text:p>
      <text:p text:style-name="P1">[0] Recieved: seq = 1 ack = 6 checksum = 8a3 ttttttttttttttttttt</text:p>
      <text:p text:style-name="P1"/>
      <text:p text:style-name="P1">EVENT time: 559.285278, <text:s/>type: 0, timerinterrupt <text:s text:c="2"/>entity: 1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559.701416, <text:s/>type: 2, fromlayer3 <text:s/>entity: 1</text:p>
      <text:p text:style-name="P1">[1] Recieved: seq = 6 ack = 7 checksum = 7eb jjjjjjjjjjjjjjjjjjj</text:p>
      <text:p text:style-name="P1"/>
      <text:p text:style-name="P1">EVENT time: 560.624756, <text:s/>type: 0, timerinterrupt <text:s text:c="2"/>entity: 0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560.624756, <text:s/>type: 0, timerinterrupt <text:s text:c="2"/>entity: 0</text:p>
      <text:p text:style-name="P1"/>
      <text:p text:style-name="P1">EVENT time: 560.624756, <text:s/>type: 0, timerinterrupt <text:s text:c="2"/>entity: 0</text:p>
      <text:p text:style-name="P1"><text:s text:c="10"/>TOLAYER3: packet being corrupted</text:p>
      <text:p text:style-name="P1"><text:s text:c="10"/>TOLAYER3: packet being corrupted</text:p>
      <text:p text:style-name="P1"/>
      <text:p text:style-name="P1">EVENT time: 562.859558, <text:s/>type: 2, fromlayer3 <text:s/>entity: 1</text:p>
      <text:p text:style-name="P1">[1] Recieved: seq = 7 ack = 7 checksum = 825 mmmmmmmmmmmmmmmmmmm</text:p>
      <text:p text:style-name="P1"><text:soft-page-break/></text:p>
      <text:p text:style-name="P1">EVENT time: 567.442078, <text:s/>type: 2, fromlayer3 <text:s/>entity: 0</text:p>
      <text:p text:style-name="P1">[0] Recieved: seq = 4 ack = 6 checksum = 80e lllllllllllllllllll</text:p>
      <text:p text:style-name="P1"/>
      <text:p text:style-name="P1">EVENT time: 568.888123, <text:s/>type: 2, fromlayer3 <text:s/>entity: 1</text:p>
      <text:p text:style-name="P1">[1] Recieved: seq = -1 ack = 7 checksum = 4 ��</text:p>
      <text:p text:style-name="P1"/>
      <text:p text:style-name="P1">EVENT time: 569.852661, <text:s/>type: 2, fromlayer3 <text:s/>entity: 0</text:p>
      <text:p text:style-name="P1">[0] Recieved: seq = 5 ack = 6 checksum = 835 nnnnnnnnnnnnnnnnnnn</text:p>
      <text:p text:style-name="P1"/>
      <text:p text:style-name="P1">EVENT time: 570.217896, <text:s/>type: 0, timerinterrupt <text:s text:c="2"/>entity: 1</text:p>
      <text:p text:style-name="P1"/>
      <text:p text:style-name="P1">EVENT time: 571.523743, <text:s/>type: 2, fromlayer3 <text:s/>entity: 1</text:p>
      <text:p text:style-name="P1">[1] Recieved: seq = 2 ack = 7 checksum = 788 eeeeeeeeeeeeeeeeeee</text:p>
      <text:p text:style-name="P1"/>
      <text:p text:style-name="P1">EVENT time: 571.689087, <text:s/>type: 2, fromlayer3 <text:s/>entity: 0</text:p>
      <text:p text:style-name="P1">[0] Recieved: seq = 6 ack = 6 checksum = 849 ooooooooooooooooooo</text:p>
      <text:p text:style-name="P1"/>
      <text:p text:style-name="P1">EVENT time: 575.218445, <text:s/>type: 2, fromlayer3 <text:s/>entity: 0</text:p>
      <text:p text:style-name="P1">[0] Recieved: seq = 7 ack = 6 checksum = 85d ppppppppppppppppppp</text:p>
      <text:p text:style-name="P1"/>
      <text:p text:style-name="P1">EVENT time: 575.701416, <text:s/>type: 0, timerinterrupt <text:s text:c="2"/>entity: 1</text:p>
      <text:p text:style-name="P1">Warning: unable to cancel your timer. It wasn't running.</text:p>
      <text:p text:style-name="P1"/>
      <text:p text:style-name="P1">EVENT time: 576.624756, <text:s/>type: 0, timerinterrupt <text:s text:c="2"/>entity: 0</text:p>
      <text:p text:style-name="P1"><text:s text:c="10"/>TOLAYER3: packet being lost</text:p>
      <text:p text:style-name="P1"/>
      <text:p text:style-name="P1">EVENT time: 576.624756, <text:s/>type: 0, timerinterrupt <text:s text:c="2"/>entity: 0</text:p>
      <text:p text:style-name="P1"><text:s text:c="10"/>TOLAYER3: packet being corrupted</text:p>
      <text:p text:style-name="P1"/>
      <text:p text:style-name="P1">EVENT time: 576.988953, <text:s/>type: 2, fromlayer3 <text:s/>entity: 0</text:p>
      <text:p text:style-name="P1">[0] Recieved: seq = 0 ack = 6 checksum = 88f sssssssssssssssssss</text:p>
      <text:p text:style-name="P1"/>
      <text:p text:style-name="P1">EVENT time: 578.041626, <text:s/>type: 2, fromlayer3 <text:s/>entity: 0</text:p>
      <text:p text:style-name="P1">[0] Recieved: seq = 1 ack = 6 checksum = 8a3 ttttttttttttttttttt</text:p>
      <text:p text:style-name="P1"/>
      <text:p text:style-name="P1">EVENT time: 579.679749, <text:s/>type: 2, fromlayer3 <text:s/>entity: 1</text:p>
      <text:p text:style-name="P1">[1] Recieved: seq = 3 ack = 7 checksum = 79c fffffffffffffffffff</text:p>
      <text:p text:style-name="P1"/>
      <text:p text:style-name="P1">EVENT time: 581.411316, <text:s/>type: 2, fromlayer3 <text:s/>entity: 0</text:p>
      <text:p text:style-name="P1">[0] Recieved: seq = 4 ack = 7 checksum = 80f lllllllllllllllllll</text:p>
      <text:p text:style-name="P2">[0] Acknowledged: seq = 7 ack = 1 checksum = 858 ppppppppppppppppppp</text:p>
      <text:p text:style-name="P1">----------Total number of Acknowledged packet so far on 0 side =&gt; 8 ------------------</text:p>
      <text:p text:style-name="P1"/>
      <text:p text:style-name="P1">EVENT time: 582.871338, <text:s/>type: 2, fromlayer3 <text:s/>entity: 0</text:p>
      <text:p text:style-name="P1">[0] Recieved: seq = 0 ack = 7 checksum = 890 sssssssssssssssssss</text:p>
      <text:p text:style-name="P1"/>
      <text:p text:style-name="P1">EVENT time: 586.217896, <text:s/>type: 0, timerinterrupt <text:s text:c="2"/>entity: 1</text:p>
      <text:p text:style-name="P1"><text:s text:c="10"/>TOLAYER3: packet being corrupted</text:p>
      <text:p text:style-name="P1"><text:soft-page-break/><text:s text:c="10"/>TOLAYER3: packet being lost</text:p>
      <text:p text:style-name="P1"><text:s text:c="10"/>TOLAYER3: packet being lost</text:p>
      <text:p text:style-name="P1"/>
      <text:p text:style-name="P1">EVENT time: 586.937439, <text:s/>type: 2, fromlayer3 <text:s/>entity: 0</text:p>
      <text:p text:style-name="P1">[0] Recieved: seq = 1 ack = 7 checksum = 8a4 Ztttttttttttttttttt</text:p>
      <text:p text:style-name="P1"/>
      <text:p text:style-name="P1">EVENT time: 587.932434, <text:s/>type: 2, fromlayer3 <text:s/>entity: 1</text:p>
      <text:p text:style-name="P1">[1] Recieved: seq = 4 ack = 7 checksum = 7c3 hhhhhhhhhhhhhhhhhhh</text:p>
      <text:p text:style-name="P1"/>
      <text:p text:style-name="P1">EVENT time: 589.440002, <text:s/>type: 2, fromlayer3 <text:s/>entity: 1</text:p>
      <text:p text:style-name="P1">[1] Recieved: seq = 5 ack = 7 checksum = 7d7 Ziiiiiiiiiiiiiiiiii</text:p>
      <text:p text:style-name="P1"/>
      <text:p text:style-name="P1">EVENT time: 592.624756, <text:s/>type: 0, timerinterrupt <text:s text:c="2"/>entity: 0</text:p>
      <text:p text:style-name="P1">Warning: unable to cancel your timer. It wasn't running.</text:p>
      <text:p text:style-name="P1"/>
      <text:p text:style-name="P1">EVENT time: 592.624756, <text:s/>type: 0, timerinterrupt <text:s text:c="2"/>entity: 0</text:p>
      <text:p text:style-name="P1"/>
      <text:p text:style-name="P1">EVENT time: 594.969055, <text:s/>type: 2, fromlayer3 <text:s/>entity: 0</text:p>
      <text:p text:style-name="P1">[0] Recieved: seq = 4 ack = 7 checksum = 80f lllllllllllllllllll</text:p>
      <text:p text:style-name="P1"/>
      <text:p text:style-name="P1">EVENT time: 595.679749, <text:s/>type: 0, timerinterrupt <text:s text:c="2"/>entity: 1</text:p>
      <text:p text:style-name="P1"><text:s text:c="10"/>TOLAYER3: packet being corrupted</text:p>
      <text:p text:style-name="P1">Warning: unable to cancel your timer. It wasn't running.</text:p>
      <text:p text:style-name="P1"/>
      <text:p text:style-name="P1">EVENT time: 596.218689, <text:s/>type: 2, fromlayer3 <text:s/>entity: 1</text:p>
      <text:p text:style-name="P1">[1] Recieved: seq = 6 ack = 7 checksum = 7eb jjjjjjjjjjjjjjjjjjj</text:p>
      <text:p text:style-name="P1"/>
      <text:p text:style-name="P1">EVENT time: 598.587097, <text:s/>type: 2, fromlayer3 <text:s/>entity: 1</text:p>
      <text:p text:style-name="P1">[1] Recieved: seq = 7 ack = 7 checksum = 825 mmmmmmmmmmmmmmmmmmm</text:p>
      <text:p text:style-name="P1"/>
      <text:p text:style-name="P1">EVENT time: 602.217896, <text:s/>type: 0, timerinterrupt <text:s text:c="2"/>entity: 1</text:p>
      <text:p text:style-name="P1"><text:s text:c="10"/>TOLAYER3: packet being corrupted</text:p>
      <text:p text:style-name="P1"/>
      <text:p text:style-name="P1">EVENT time: 602.319763, <text:s/>type: 2, fromlayer3 <text:s/>entity: 0</text:p>
      <text:p text:style-name="P1">[0] Recieved: seq = 5 ack = 7 checksum = 836 nnnnnnnnnnnnnnnnnnn</text:p>
      <text:p text:style-name="P1"/>
      <text:p text:style-name="P1">EVENT time: 603.112793, <text:s/>type: 2, fromlayer3 <text:s/>entity: 1</text:p>
      <text:p text:style-name="P1">[1] Recieved: seq = 0 ack = 7 checksum = 86a qqqqqqqqqqqqqqqqqqq</text:p>
      <text:p text:style-name="P1"/>
      <text:p text:style-name="P1">EVENT time: 608.624756, <text:s/>type: 0, timerinterrupt <text:s text:c="2"/>entity: 0</text:p>
      <text:p text:style-name="P1"><text:s text:c="10"/>TOLAYER3: packet being lost</text:p>
      <text:p text:style-name="P1"><text:s text:c="10"/>TOLAYER3: packet being lost</text:p>
      <text:p text:style-name="P1"/>
      <text:p text:style-name="P1">EVENT time: 608.802734, <text:s/>type: 2, fromlayer3 <text:s/>entity: 1</text:p>
      <text:p text:style-name="P1">[1] Recieved: seq = 2 ack = 7 checksum = 788 eeeeeeeeeeeeeeeeeee</text:p>
      <text:p text:style-name="P1"/>
      <text:p text:style-name="P1">EVENT time: 609.760132, <text:s/>type: 2, fromlayer3 <text:s/>entity: 0</text:p>
      <text:p text:style-name="P1">[0] Recieved: seq = 6 ack = 7 checksum = 84a ooooooooooooooooooo</text:p>
      <text:p text:style-name="P1"/>
      <text:p text:style-name="P1"><text:soft-page-break/>EVENT time: 610.969055, <text:s/>type: 0, timerinterrupt <text:s text:c="2"/>entity: 0</text:p>
      <text:p text:style-name="P1"><text:s text:c="10"/>TOLAYER3: packet being corrupted</text:p>
      <text:p text:style-name="P1">Warning: unable to cancel your timer. It wasn't running.</text:p>
      <text:p text:style-name="P1"/>
      <text:p text:style-name="P1">EVENT time: 612.218689, <text:s/>type: 0, timerinterrupt <text:s text:c="2"/>entity: 1</text:p>
      <text:p text:style-name="P1"><text:s text:c="10"/>TOLAYER3: packet being corrupted</text:p>
      <text:p text:style-name="P1">Warning: unable to cancel your timer. It wasn't running.</text:p>
      <text:p text:style-name="P1"/>
      <text:p text:style-name="P1">EVENT time: 614.840576, <text:s/>type: 2, fromlayer3 <text:s/>entity: 1</text:p>
      <text:p text:style-name="P1">[1] Recieved: seq = 999999 ack = 7 checksum = 79c fffffffffffffffffff</text:p>
      <text:p text:style-name="P1"/>
      <text:p text:style-name="P1">EVENT time: 617.052429, <text:s/>type: 2, fromlayer3 <text:s/>entity: 1</text:p>
      <text:p text:style-name="P1">[1] Recieved: seq = 5 ack = 7 checksum = 7d7 iiiiiiiiiiiiiiiiiii</text:p>
      <text:p text:style-name="P1"/>
      <text:p text:style-name="P1">EVENT time: 617.342773, <text:s/>type: 2, fromlayer3 <text:s/>entity: 0</text:p>
      <text:p text:style-name="P1">[0] Recieved: seq = 7 ack = 7 checksum = 85e ppppppppppppppppppp</text:p>
      <text:p text:style-name="P1"/>
      <text:p text:style-name="P1">EVENT time: 618.217896, <text:s/>type: 0, timerinterrupt <text:s text:c="2"/>entity: 1</text:p>
      <text:p text:style-name="P1"/>
      <text:p text:style-name="P1">EVENT time: 622.756104, <text:s/>type: 2, fromlayer3 <text:s/>entity: 1</text:p>
      <text:p text:style-name="P1">[1] Recieved: seq = 6 ack = 7 checksum = 7eb Zjjjjjjjjjjjjjjjjjj</text:p>
      <text:p text:style-name="P1"/>
      <text:p text:style-name="P1">EVENT time: 624.624756, <text:s/>type: 0, timerinterrupt <text:s text:c="2"/>entity: 0</text:p>
      <text:p text:style-name="P1"/>
      <text:p text:style-name="P1">EVENT time: 625.640198, <text:s/>type: 2, fromlayer3 <text:s/>entity: 0</text:p>
      <text:p text:style-name="P1">[0] Recieved: seq = 0 ack = 7 checksum = 890 sssssssssssssssssss</text:p>
      <text:p text:style-name="P1"/>
      <text:p text:style-name="P1">EVENT time: 627.459351, <text:s/>type: 2, fromlayer3 <text:s/>entity: 0</text:p>
      <text:p text:style-name="P1">[0] Recieved: seq = 1 ack = 7 checksum = 8a4 Ztttttttttttttttttt</text:p>
      <text:p text:style-name="P1"/>
      <text:p text:style-name="P1">EVENT time: 631.866821, <text:s/>type: 2, fromlayer3 <text:s/>entity: 1</text:p>
      <text:p text:style-name="P1">[1] Recieved: seq = 7 ack = 7 checksum = 825 mmmmmmmmmmmmmmmmmmm</text:p>
      <text:p text:style-name="P1"/>
      <text:p text:style-name="P1">EVENT time: 632.570862, <text:s/>type: 2, fromlayer3 <text:s/>entity: 0</text:p>
      <text:p text:style-name="P1">[0] Recieved: seq = -1 ack = 7 checksum = 4 ��</text:p>
      <text:p text:style-name="P1"/>
      <text:p text:style-name="P1">EVENT time: 633.052429, <text:s/>type: 0, timerinterrupt <text:s text:c="2"/>entity: 1</text:p>
      <text:p text:style-name="P1">Warning: unable to cancel your timer. It wasn't running.</text:p>
      <text:p text:style-name="P1"/>
      <text:p text:style-name="P1">EVENT time: 633.342773, <text:s/>type: 0, timerinterrupt <text:s text:c="2"/>entity: 0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634.217896, <text:s/>type: 0, timerinterrupt <text:s text:c="2"/>entity: 1</text:p>
      <text:p text:style-name="P1"><text:s text:c="10"/>TOLAYER3: packet being corrupted</text:p>
      <text:p text:style-name="P1"/>
      <text:p text:style-name="P1">EVENT time: 640.036377, <text:s/>type: 2, fromlayer3 <text:s/>entity: 0</text:p>
      <text:p text:style-name="P1">[0] Recieved: seq = 5 ack = 7 checksum = 836 nnnnnnnnnnnnnnnnnnn</text:p>
      <text:p text:style-name="P1"/>
      <text:p text:style-name="P1"><text:soft-page-break/>EVENT time: 640.624756, <text:s/>type: 0, timerinterrupt <text:s text:c="2"/>entity: 0</text:p>
      <text:p text:style-name="P1"><text:s text:c="10"/>TOLAYER3: packet being lost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641.485046, <text:s/>type: 2, fromlayer3 <text:s/>entity: 1</text:p>
      <text:p text:style-name="P1">[1] Recieved: seq = 0 ack = 7 checksum = 86a qqqqqqqqqqqqqqqqqqq</text:p>
      <text:p text:style-name="P1"/>
      <text:p text:style-name="P1">EVENT time: 644.512939, <text:s/>type: 2, fromlayer3 <text:s/>entity: 1</text:p>
      <text:p text:style-name="P1">[1] Recieved: seq = 2 ack = 7 checksum = 788 eeeeeeeeeeeeeeeeeee</text:p>
      <text:p text:style-name="P1"/>
      <text:p text:style-name="P1">EVENT time: 645.698181, <text:s/>type: 2, fromlayer3 <text:s/>entity: 1</text:p>
      <text:p text:style-name="P1">[1] Recieved: seq = 3 ack = 7 checksum = 79c fffffffffffffffffff</text:p>
      <text:p text:style-name="P1"/>
      <text:p text:style-name="P1">EVENT time: 649.221069, <text:s/>type: 2, fromlayer3 <text:s/>entity: 0</text:p>
      <text:p text:style-name="P1">[0] Recieved: seq = 6 ack = 7 checksum = 84a Zoooooooooooooooooo</text:p>
      <text:p text:style-name="P1"/>
      <text:p text:style-name="P1">EVENT time: 649.981018, <text:s/>type: 2, fromlayer3 <text:s/>entity: 1</text:p>
      <text:p text:style-name="P1">[1] Recieved: seq = 4 ack = 7 checksum = 7c3 hhhhhhhhhhhhhhhhhhh</text:p>
      <text:p text:style-name="P1"/>
      <text:p text:style-name="P1">EVENT time: 650.217896, <text:s/>type: 0, timerinterrupt <text:s text:c="2"/>entity: 1</text:p>
      <text:p text:style-name="P1"><text:s text:c="10"/>TOLAYER3: packet being lost</text:p>
      <text:p text:style-name="P1"/>
      <text:p text:style-name="P1">EVENT time: 654.542786, <text:s/>type: 2, fromlayer3 <text:s/>entity: 0</text:p>
      <text:p text:style-name="P1">[0] Recieved: seq = 7 ack = 7 checksum = 85e ppppppppppppppppppp</text:p>
      <text:p text:style-name="P1"/>
      <text:p text:style-name="P1">EVENT time: 656.036377, <text:s/>type: 0, timerinterrupt <text:s text:c="2"/>entity: 0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656.624756, <text:s/>type: 0, timerinterrupt <text:s text:c="2"/>entity: 0</text:p>
      <text:p text:style-name="P1"/>
      <text:p text:style-name="P1">EVENT time: 657.151794, <text:s/>type: 2, fromlayer3 <text:s/>entity: 1</text:p>
      <text:p text:style-name="P1">[1] Recieved: seq = 999999 ack = 7 checksum = 7d7 iiiiiiiiiiiiiiiiiii</text:p>
      <text:p text:style-name="P1"/>
      <text:p text:style-name="P1">EVENT time: 657.485046, <text:s/>type: 0, timerinterrupt <text:s text:c="2"/>entity: 1</text:p>
      <text:p text:style-name="P1">Warning: unable to cancel your timer. It wasn't running.</text:p>
      <text:p text:style-name="P1"/>
      <text:p text:style-name="P1">EVENT time: 662.412476, <text:s/>type: 2, fromlayer3 <text:s/>entity: 0</text:p>
      <text:p text:style-name="P1">[0] Recieved: seq = 0 ack = 7 checksum = 890 sssssssssssssssssss</text:p>
      <text:p text:style-name="P1"/>
      <text:p text:style-name="P1">EVENT time: 666.217896, <text:s/>type: 0, timerinterrupt <text:s text:c="2"/>entity: 1</text:p>
      <text:p text:style-name="P1"/>
      <text:p text:style-name="P1">EVENT time: 666.893860, <text:s/>type: 2, fromlayer3 <text:s/>entity: 1</text:p>
      <text:p text:style-name="P1">[1] Recieved: seq = 6 ack = 7 checksum = 7eb jjjjjjjjjjjjjjjjjjj</text:p>
      <text:p text:style-name="P1"/>
      <text:p text:style-name="P1">EVENT time: 668.394958, <text:s/>type: 2, fromlayer3 <text:s/>entity: 1</text:p>
      <text:p text:style-name="P1">[1] Recieved: seq = 7 ack = 7 checksum = 825 mmmmmmmmmmmmmmmmmmm</text:p>
      <text:p text:style-name="P1"/>
      <text:p text:style-name="P1"><text:soft-page-break/>EVENT time: 671.377686, <text:s/>type: 2, fromlayer3 <text:s/>entity: 0</text:p>
      <text:p text:style-name="P1">[0] Recieved: seq = 1 ack = 7 checksum = 8a4 ttttttttttttttttttt</text:p>
      <text:p text:style-name="P1"/>
      <text:p text:style-name="P1">EVENT time: 672.624756, <text:s/>type: 0, timerinterrupt <text:s text:c="2"/>entity: 0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673.140686, <text:s/>type: 2, fromlayer3 <text:s/>entity: 0</text:p>
      <text:p text:style-name="P1">[0] Recieved: seq = 4 ack = 7 checksum = 80f lllllllllllllllllll</text:p>
      <text:p text:style-name="P1"/>
      <text:p text:style-name="P1">EVENT time: 674.762329, <text:s/>type: 2, fromlayer3 <text:s/>entity: 0</text:p>
      <text:p text:style-name="P1">[0] Recieved: seq = 5 ack = 7 checksum = 836 nnnnnnnnnnnnnnnnnnn</text:p>
      <text:p text:style-name="P1"/>
      <text:p text:style-name="P1">EVENT time: 675.498596, <text:s/>type: 2, fromlayer3 <text:s/>entity: 1</text:p>
      <text:p text:style-name="P1">[1] Recieved: seq = 2 ack = 999999 checksum = 788 eeeeeeeeeeeeeeeeeee</text:p>
      <text:p text:style-name="P1"/>
      <text:p text:style-name="P1">EVENT time: 676.049072, <text:s/>type: 2, fromlayer3 <text:s/>entity: 0</text:p>
      <text:p text:style-name="P1">[0] Recieved: seq = 6 ack = 7 checksum = 84a Zoooooooooooooooooo</text:p>
      <text:p text:style-name="P1"/>
      <text:p text:style-name="P1">EVENT time: 677.213257, <text:s/>type: 2, fromlayer3 <text:s/>entity: 1</text:p>
      <text:p text:style-name="P1">[1] Recieved: seq = 3 ack = 7 checksum = 79c fffffffffffffffffff</text:p>
      <text:p text:style-name="P1"/>
      <text:p text:style-name="P1">EVENT time: 678.412476, <text:s/>type: 0, timerinterrupt <text:s text:c="2"/>entity: 0</text:p>
      <text:p text:style-name="P1">Warning: unable to cancel your timer. It wasn't running.</text:p>
      <text:p text:style-name="P1"/>
      <text:p text:style-name="P1">EVENT time: 682.217896, <text:s/>type: 0, timerinterrupt <text:s text:c="2"/>entity: 1</text:p>
      <text:p text:style-name="P1"><text:s text:c="10"/>TOLAYER3: packet being corrupted</text:p>
      <text:p text:style-name="P1"/>
      <text:p text:style-name="P1">EVENT time: 682.893860, <text:s/>type: 0, timerinterrupt <text:s text:c="2"/>entity: 1</text:p>
      <text:p text:style-name="P1"><text:s text:c="10"/>TOLAYER3: packet being corrupted</text:p>
      <text:p text:style-name="P1">Warning: unable to cancel your timer. It wasn't running.</text:p>
      <text:p text:style-name="P1"/>
      <text:p text:style-name="P1">EVENT time: 684.019836, <text:s/>type: 2, fromlayer3 <text:s/>entity: 1</text:p>
      <text:p text:style-name="P1">[1] Recieved: seq = 4 ack = 7 checksum = 7c3 hhhhhhhhhhhhhhhhhhh</text:p>
      <text:p text:style-name="P1"/>
      <text:p text:style-name="P1">EVENT time: 684.540527, <text:s/>type: 2, fromlayer3 <text:s/>entity: 0</text:p>
      <text:p text:style-name="P1">[0] Recieved: seq = 7 ack = 7 checksum = 85e ppppppppppppppppppp</text:p>
      <text:p text:style-name="P1"/>
      <text:p text:style-name="P1">EVENT time: 688.624756, <text:s/>type: 0, timerinterrupt <text:s text:c="2"/>entity: 0</text:p>
      <text:p text:style-name="P1"><text:s text:c="10"/>TOLAYER3: packet being lost</text:p>
      <text:p text:style-name="P1"/>
      <text:p text:style-name="P1">EVENT time: 693.931641, <text:s/>type: 2, fromlayer3 <text:s/>entity: 1</text:p>
      <text:p text:style-name="P1">[1] Recieved: seq = 5 ack = 7 checksum = 7d7 iiiiiiiiiiiiiiiiiii</text:p>
      <text:p text:style-name="P1"/>
      <text:p text:style-name="P1">EVENT time: 694.444946, <text:s/>type: 2, fromlayer3 <text:s/>entity: 0</text:p>
      <text:p text:style-name="P1">[0] Recieved: seq = 0 ack = 7 checksum = 890 sssssssssssssssssss</text:p>
      <text:p text:style-name="P1"/>
      <text:p text:style-name="P1">EVENT time: 698.217896, <text:s/>type: 0, timerinterrupt <text:s text:c="2"/>entity: 1</text:p>
      <text:p text:style-name="P1"><text:s text:c="10"/>TOLAYER3: packet being lost</text:p>
      <text:p text:style-name="P1"><text:soft-page-break/><text:s text:c="10"/>TOLAYER3: packet being corrupted</text:p>
      <text:p text:style-name="P1"/>
      <text:p text:style-name="P1">EVENT time: 699.467407, <text:s/>type: 2, fromlayer3 <text:s/>entity: 1</text:p>
      <text:p text:style-name="P1">[1] Recieved: seq = 6 ack = 7 checksum = 7eb jjjjjjjjjjjjjjjjjjj</text:p>
      <text:p text:style-name="P1"/>
      <text:p text:style-name="P1">EVENT time: 699.998291, <text:s/>type: 2, fromlayer3 <text:s/>entity: 0</text:p>
      <text:p text:style-name="P1">[0] Recieved: seq = 1 ack = 7 checksum = 8a4 Ztttttttttttttttttt</text:p>
      <text:p text:style-name="P1"/>
      <text:p text:style-name="P1">EVENT time: 700.019836, <text:s/>type: 0, timerinterrupt <text:s text:c="2"/>entity: 1</text:p>
      <text:p text:style-name="P1"><text:s text:c="10"/>TOLAYER3: packet being corrupted</text:p>
      <text:p text:style-name="P1">Warning: unable to cancel your timer. It wasn't running.</text:p>
      <text:p text:style-name="P1"/>
      <text:p text:style-name="P1">EVENT time: 700.540527, <text:s/>type: 0, timerinterrupt <text:s text:c="2"/>entity: 0</text:p>
      <text:p text:style-name="P1"><text:s text:c="10"/>TOLAYER3: packet being corrupted</text:p>
      <text:p text:style-name="P1">Warning: unable to cancel your timer. It wasn't running.</text:p>
      <text:p text:style-name="P1"/>
      <text:p text:style-name="P1">EVENT time: 704.624756, <text:s/>type: 0, timerinterrupt <text:s text:c="2"/>entity: 0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704.642456, <text:s/>type: 2, fromlayer3 <text:s/>entity: 0</text:p>
      <text:p text:style-name="P1">[0] Recieved: seq = 5 ack = 7 checksum = 836 nnnnnnnnnnnnnnnnnnn</text:p>
      <text:p text:style-name="P1"/>
      <text:p text:style-name="P1">EVENT time: 707.726379, <text:s/>type: 2, fromlayer3 <text:s/>entity: 0</text:p>
      <text:p text:style-name="P1">[0] Recieved: seq = 7 ack = 7 checksum = 85e Zpppppppppppppppppp</text:p>
      <text:p text:style-name="P1"/>
      <text:p text:style-name="P1">EVENT time: 709.295349, <text:s/>type: 2, fromlayer3 <text:s/>entity: 1</text:p>
      <text:p text:style-name="P1">[1] Recieved: seq = 7 ack = 7 checksum = 825 mmmmmmmmmmmmmmmmmmm</text:p>
      <text:p text:style-name="P1"/>
      <text:p text:style-name="P1">EVENT time: 714.217896, <text:s/>type: 0, timerinterrupt <text:s text:c="2"/>entity: 1</text:p>
      <text:p text:style-name="P1"/>
      <text:p text:style-name="P1">EVENT time: 715.196533, <text:s/>type: 2, fromlayer3 <text:s/>entity: 0</text:p>
      <text:p text:style-name="P1">[0] Recieved: seq = 1 ack = 7 checksum = 8a4 ttttttttttttttttttt</text:p>
      <text:p text:style-name="P1"/>
      <text:p text:style-name="P1">EVENT time: 716.212891, <text:s/>type: 2, fromlayer3 <text:s/>entity: 0</text:p>
      <text:p text:style-name="P1">[0] Recieved: seq = 4 ack = 7 checksum = 80f lllllllllllllllllll</text:p>
      <text:p text:style-name="P1"/>
      <text:p text:style-name="P1">EVENT time: 716.737427, <text:s/>type: 2, fromlayer3 <text:s/>entity: 1</text:p>
      <text:p text:style-name="P1">[1] Recieved: seq = 0 ack = 7 checksum = 86a qqqqqqqqqqqqqqqqqqq</text:p>
      <text:p text:style-name="P1"/>
      <text:p text:style-name="P1">EVENT time: 718.309875, <text:s/>type: 2, fromlayer3 <text:s/>entity: 1</text:p>
      <text:p text:style-name="P1">[1] Recieved: seq = -1 ack = 7 checksum = 4 ��</text:p>
      <text:p text:style-name="P1"/>
      <text:p text:style-name="P1">EVENT time: 720.624756, <text:s/>type: 0, timerinterrupt <text:s text:c="2"/>entity: 0</text:p>
      <text:p text:style-name="P1"><text:s text:c="10"/>TOLAYER3: packet being corrupted</text:p>
      <text:p text:style-name="P1"/>
      <text:p text:style-name="P1">EVENT time: 720.642456, <text:s/>type: 0, timerinterrupt <text:s text:c="2"/>entity: 0</text:p>
      <text:p text:style-name="P1">Warning: unable to cancel your timer. It wasn't running.</text:p>
      <text:p text:style-name="P1"/>
      <text:p text:style-name="P1"><text:soft-page-break/>EVENT time: 721.116821, <text:s/>type: 2, fromlayer3 <text:s/>entity: 1</text:p>
      <text:p text:style-name="P1">[1] Recieved: seq = 2 ack = 7 checksum = 788 eeeeeeeeeeeeeeeeeee</text:p>
      <text:p text:style-name="P1"/>
      <text:p text:style-name="P1">EVENT time: 725.295349, <text:s/>type: 0, timerinterrupt <text:s text:c="2"/>entity: 1</text:p>
      <text:p text:style-name="P1">Warning: unable to cancel your timer. It wasn't running.</text:p>
      <text:p text:style-name="P1"/>
      <text:p text:style-name="P1">EVENT time: 726.011475, <text:s/>type: 2, fromlayer3 <text:s/>entity: 0</text:p>
      <text:p text:style-name="P1">[0] Recieved: seq = 6 ack = 7 checksum = 84a ooooooooooooooooooo</text:p>
      <text:p text:style-name="P1"/>
      <text:p text:style-name="P1">EVENT time: 730.217896, <text:s/>type: 0, timerinterrupt <text:s text:c="2"/>entity: 1</text:p>
      <text:p text:style-name="P1"/>
      <text:p text:style-name="P1">EVENT time: 730.964783, <text:s/>type: 2, fromlayer3 <text:s/>entity: 1</text:p>
      <text:p text:style-name="P1">[1] Recieved: seq = 3 ack = 7 checksum = 79c fffffffffffffffffff</text:p>
      <text:p text:style-name="P1"/>
      <text:p text:style-name="P1">EVENT time: 732.689331, <text:s/>type: 2, fromlayer3 <text:s/>entity: 0</text:p>
      <text:p text:style-name="P1">[0] Recieved: seq = 0 ack = 7 checksum = 890 sssssssssssssssssss</text:p>
      <text:p text:style-name="P1"/>
      <text:p text:style-name="P1">EVENT time: 735.608826, <text:s/>type: 2, fromlayer3 <text:s/>entity: 0</text:p>
      <text:p text:style-name="P1">[0] Recieved: seq = 1 ack = 7 checksum = 8a4 ttttttttttttttttttt</text:p>
      <text:p text:style-name="P1"/>
      <text:p text:style-name="P1">EVENT time: 736.624756, <text:s/>type: 0, timerinterrupt <text:s text:c="2"/>entity: 0</text:p>
      <text:p text:style-name="P1"><text:s text:c="10"/>TOLAYER3: packet being lost</text:p>
      <text:p text:style-name="P1"/>
      <text:p text:style-name="P1">EVENT time: 738.765625, <text:s/>type: 2, fromlayer3 <text:s/>entity: 1</text:p>
      <text:p text:style-name="P1">[1] Recieved: seq = 4 ack = 7 checksum = 7c3 hhhhhhhhhhhhhhhhhhh</text:p>
      <text:p text:style-name="P1"/>
      <text:p text:style-name="P1">EVENT time: 740.055115, <text:s/>type: 2, fromlayer3 <text:s/>entity: 1</text:p>
      <text:p text:style-name="P1">[1] Recieved: seq = 5 ack = 7 checksum = 7d7 iiiiiiiiiiiiiiiiiii</text:p>
      <text:p text:style-name="P1"/>
      <text:p text:style-name="P1">EVENT time: 742.011475, <text:s/>type: 0, timerinterrupt <text:s text:c="2"/>entity: 0</text:p>
      <text:p text:style-name="P1">Warning: unable to cancel your timer. It wasn't running.</text:p>
      <text:p text:style-name="P1"/>
      <text:p text:style-name="P1">EVENT time: 743.580811, <text:s/>type: 2, fromlayer3 <text:s/>entity: 0</text:p>
      <text:p text:style-name="P1">[0] Recieved: seq = -1 ack = 7 checksum = 4 ��</text:p>
      <text:p text:style-name="P1"/>
      <text:p text:style-name="P1">EVENT time: 743.661194, <text:s/>type: 2, fromlayer3 <text:s/>entity: 1</text:p>
      <text:p text:style-name="P1">[1] Recieved: seq = 6 ack = 7 checksum = 7eb jjjjjjjjjjjjjjjjjjj</text:p>
      <text:p text:style-name="P1"/>
      <text:p text:style-name="P1">EVENT time: 746.217896, <text:s/>type: 0, timerinterrupt <text:s text:c="2"/>entity: 1</text:p>
      <text:p text:style-name="P1"><text:s text:c="10"/>TOLAYER3: packet being lost</text:p>
      <text:p text:style-name="P1"><text:s text:c="10"/>TOLAYER3: packet being lost</text:p>
      <text:p text:style-name="P1"/>
      <text:p text:style-name="P1">EVENT time: 746.964783, <text:s/>type: 0, timerinterrupt <text:s text:c="2"/>entity: 1</text:p>
      <text:p text:style-name="P1">Warning: unable to cancel your timer. It wasn't running.</text:p>
      <text:p text:style-name="P1"/>
      <text:p text:style-name="P1">EVENT time: 750.450928, <text:s/>type: 2, fromlayer3 <text:s/>entity: 1</text:p>
      <text:p text:style-name="P1">[1] Recieved: seq = 0 ack = 7 checksum = 86a qqqqqqqqqqqqqqqqqqq</text:p>
      <text:p text:style-name="P1"/>
      <text:p text:style-name="P1">EVENT time: 752.624756, <text:s/>type: 0, timerinterrupt <text:s text:c="2"/>entity: 0</text:p>
      <text:p text:style-name="P1"><text:soft-page-break/><text:s text:c="10"/>TOLAYER3: packet being lost</text:p>
      <text:p text:style-name="P1"><text:s text:c="10"/>TOLAYER3: packet being corrupted</text:p>
      <text:p text:style-name="P1"/>
      <text:p text:style-name="P1">EVENT time: 753.227905, <text:s/>type: 2, fromlayer3 <text:s/>entity: 0</text:p>
      <text:p text:style-name="P1">[0] Recieved: seq = 4 ack = 7 checksum = 80f lllllllllllllllllll</text:p>
      <text:p text:style-name="P1"/>
      <text:p text:style-name="P1">EVENT time: 759.770081, <text:s/>type: 2, fromlayer3 <text:s/>entity: 1</text:p>
      <text:p text:style-name="P1">[1] Recieved: seq = 2 ack = 7 checksum = 788 eeeeeeeeeeeeeeeeeee</text:p>
      <text:p text:style-name="P1"/>
      <text:p text:style-name="P1">EVENT time: 760.859680, <text:s/>type: 2, fromlayer3 <text:s/>entity: 1</text:p>
      <text:p text:style-name="P1">[1] Recieved: seq = 3 ack = 7 checksum = 79c fffffffffffffffffff</text:p>
      <text:p text:style-name="P1"/>
      <text:p text:style-name="P1">EVENT time: 762.020203, <text:s/>type: 2, fromlayer3 <text:s/>entity: 0</text:p>
      <text:p text:style-name="P1">[0] Recieved: seq = 5 ack = 7 checksum = 836 Znnnnnnnnnnnnnnnnnn</text:p>
      <text:p text:style-name="P1"/>
      <text:p text:style-name="P1">EVENT time: 762.217896, <text:s/>type: 0, timerinterrupt <text:s text:c="2"/>entity: 1</text:p>
      <text:p text:style-name="P1"/>
      <text:p text:style-name="P1">EVENT time: 762.574463, <text:s/>type: 2, fromlayer3 <text:s/>entity: 1</text:p>
      <text:p text:style-name="P1">[1] Recieved: seq = 7 ack = 7 checksum = 825 mmmmmmmmmmmmmmmmmmm</text:p>
      <text:p text:style-name="P1"/>
      <text:p text:style-name="P1">EVENT time: 766.096191, <text:s/>type: 2, fromlayer3 <text:s/>entity: 1</text:p>
      <text:p text:style-name="P1">[1] Recieved: seq = 0 ack = 7 checksum = 86a qqqqqqqqqqqqqqqqqqq</text:p>
      <text:p text:style-name="P1"/>
      <text:p text:style-name="P1">EVENT time: 766.450928, <text:s/>type: 0, timerinterrupt <text:s text:c="2"/>entity: 1</text:p>
      <text:p text:style-name="P1">Warning: unable to cancel your timer. It wasn't running.</text:p>
      <text:p text:style-name="P1"/>
      <text:p text:style-name="P1">EVENT time: 768.624756, <text:s/>type: 0, timerinterrupt <text:s text:c="2"/>entity: 0</text:p>
      <text:p text:style-name="P1"/>
      <text:p text:style-name="P1">EVENT time: 769.227905, <text:s/>type: 0, timerinterrupt <text:s text:c="2"/>entity: 0</text:p>
      <text:p text:style-name="P1">Warning: unable to cancel your timer. It wasn't running.</text:p>
      <text:p text:style-name="P1"/>
      <text:p text:style-name="P1">EVENT time: 769.828003, <text:s/>type: 2, fromlayer3 <text:s/>entity: 0</text:p>
      <text:p text:style-name="P1">[0] Recieved: seq = 6 ack = 7 checksum = 84a ooooooooooooooooooo</text:p>
      <text:p text:style-name="P1"/>
      <text:p text:style-name="P1">EVENT time: 773.518921, <text:s/>type: 2, fromlayer3 <text:s/>entity: 0</text:p>
      <text:p text:style-name="P1">[0] Recieved: seq = 7 ack = 7 checksum = 85e ppppppppppppppppppp</text:p>
      <text:p text:style-name="P1"/>
      <text:p text:style-name="P1">EVENT time: 774.156982, <text:s/>type: 2, fromlayer3 <text:s/>entity: 1</text:p>
      <text:p text:style-name="P1">[1] Recieved: seq = 2 ack = 7 checksum = 788 eeeeeeeeeeeeeeeeeee</text:p>
      <text:p text:style-name="P1"/>
      <text:p text:style-name="P1">EVENT time: 774.996399, <text:s/>type: 2, fromlayer3 <text:s/>entity: 0</text:p>
      <text:p text:style-name="P1">[0] Recieved: seq = 1 ack = 7 checksum = 8a4 ttttttttttttttttttt</text:p>
      <text:p text:style-name="P1"/>
      <text:p text:style-name="P1">EVENT time: 778.217896, <text:s/>type: 0, timerinterrupt <text:s text:c="2"/>entity: 1</text:p>
      <text:p text:style-name="P1"/>
      <text:p text:style-name="P1">EVENT time: 783.963501, <text:s/>type: 2, fromlayer3 <text:s/>entity: 1</text:p>
      <text:p text:style-name="P1">[1] Recieved: seq = 3 ack = 7 checksum = 79c fffffffffffffffffff</text:p>
      <text:p text:style-name="P1"/>
      <text:p text:style-name="P1">EVENT time: 784.402954, <text:s/>type: 2, fromlayer3 <text:s/>entity: 0</text:p>
      <text:p text:style-name="P1"><text:soft-page-break/>[0] Recieved: seq = 999999 ack = 7 checksum = 80f lllllllllllllllllll</text:p>
      <text:p text:style-name="P1"/>
      <text:p text:style-name="P1">EVENT time: 784.624756, <text:s/>type: 0, timerinterrupt <text:s text:c="2"/>entity: 0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785.828003, <text:s/>type: 0, timerinterrupt <text:s text:c="2"/>entity: 0</text:p>
      <text:p text:style-name="P1">Warning: unable to cancel your timer. It wasn't running.</text:p>
      <text:p text:style-name="P1"/>
      <text:p text:style-name="P1">EVENT time: 788.376953, <text:s/>type: 2, fromlayer3 <text:s/>entity: 0</text:p>
      <text:p text:style-name="P1">[0] Recieved: seq = 5 ack = 7 checksum = 836 Znnnnnnnnnnnnnnnnnn</text:p>
      <text:p text:style-name="P1"/>
      <text:p text:style-name="P1">EVENT time: 790.058533, <text:s/>type: 2, fromlayer3 <text:s/>entity: 1</text:p>
      <text:p text:style-name="P1">[1] Recieved: seq = 4 ack = 7 checksum = 7c3 hhhhhhhhhhhhhhhhhhh</text:p>
      <text:p text:style-name="P1"/>
      <text:p text:style-name="P1">EVENT time: 790.156982, <text:s/>type: 0, timerinterrupt <text:s text:c="2"/>entity: 1</text:p>
      <text:p text:style-name="P1"><text:s text:c="10"/>TOLAYER3: packet being corrupted</text:p>
      <text:p text:style-name="P1">Warning: unable to cancel your timer. It wasn't running.</text:p>
      <text:p text:style-name="P1"/>
      <text:p text:style-name="P1">EVENT time: 794.217896, <text:s/>type: 0, timerinterrupt <text:s text:c="2"/>entity: 1</text:p>
      <text:p text:style-name="P1"><text:s text:c="10"/>TOLAYER3: packet being lost</text:p>
      <text:p text:style-name="P1"/>
      <text:p text:style-name="P1">EVENT time: 796.917908, <text:s/>type: 2, fromlayer3 <text:s/>entity: 0</text:p>
      <text:p text:style-name="P1">[0] Recieved: seq = 6 ack = 7 checksum = 84a ooooooooooooooooooo</text:p>
      <text:p text:style-name="P1"/>
      <text:p text:style-name="P1">EVENT time: 797.395386, <text:s/>type: 2, fromlayer3 <text:s/>entity: 1</text:p>
      <text:p text:style-name="P1">[1] Recieved: seq = 5 ack = 7 checksum = 7d7 iiiiiiiiiiiiiiiiiii</text:p>
      <text:p text:style-name="P1"/>
      <text:p text:style-name="P1">EVENT time: 800.244812, <text:s/>type: 2, fromlayer3 <text:s/>entity: 0</text:p>
      <text:p text:style-name="P1">[0] Recieved: seq = 0 ack = 7 checksum = 890 Zssssssssssssssssss</text:p>
      <text:p text:style-name="P1"/>
      <text:p text:style-name="P1">EVENT time: 800.624756, <text:s/>type: 0, timerinterrupt <text:s text:c="2"/>entity: 0</text:p>
      <text:p text:style-name="P1"/>
      <text:p text:style-name="P1">EVENT time: 802.763855, <text:s/>type: 2, fromlayer3 <text:s/>entity: 1</text:p>
      <text:p text:style-name="P1">[1] Recieved: seq = 6 ack = 7 checksum = 7eb jjjjjjjjjjjjjjjjjjj</text:p>
      <text:p text:style-name="P1"/>
      <text:p text:style-name="P1">EVENT time: 805.483032, <text:s/>type: 2, fromlayer3 <text:s/>entity: 1</text:p>
      <text:p text:style-name="P1">[1] Recieved: seq = 7 ack = 7 checksum = 825 mmmmmmmmmmmmmmmmmmm</text:p>
      <text:p text:style-name="P1"/>
      <text:p text:style-name="P1">EVENT time: 809.982666, <text:s/>type: 2, fromlayer3 <text:s/>entity: 0</text:p>
      <text:p text:style-name="P1">[0] Recieved: seq = 1 ack = 7 checksum = 8a4 ttttttttttttttttttt</text:p>
      <text:p text:style-name="P1"/>
      <text:p text:style-name="P1">EVENT time: 810.217896, <text:s/>type: 0, timerinterrupt <text:s text:c="2"/>entity: 1</text:p>
      <text:p text:style-name="P1"><text:s text:c="10"/>TOLAYER3: packet being corrupted</text:p>
      <text:p text:style-name="P1"/>
      <text:p text:style-name="P1">EVENT time: 812.917908, <text:s/>type: 0, timerinterrupt <text:s text:c="2"/>entity: 0</text:p>
      <text:p text:style-name="P1"><text:s text:c="10"/>TOLAYER3: packet being corrupted</text:p>
      <text:p text:style-name="P1">Warning: unable to cancel your timer. It wasn't running.</text:p>
      <text:p text:style-name="P1"/>
      <text:p text:style-name="P1"><text:soft-page-break/>EVENT time: 813.395386, <text:s/>type: 0, timerinterrupt <text:s text:c="2"/>entity: 1</text:p>
      <text:p text:style-name="P1">Warning: unable to cancel your timer. It wasn't running.</text:p>
      <text:p text:style-name="P1"/>
      <text:p text:style-name="P1">EVENT time: 814.642578, <text:s/>type: 2, fromlayer3 <text:s/>entity: 1</text:p>
      <text:p text:style-name="P1">[1] Recieved: seq = 0 ack = 7 checksum = 86a qqqqqqqqqqqqqqqqqqq</text:p>
      <text:p text:style-name="P1"/>
      <text:p text:style-name="P1">EVENT time: 816.624756, <text:s/>type: 0, timerinterrupt <text:s text:c="2"/>entity: 0</text:p>
      <text:p text:style-name="P1"/>
      <text:p text:style-name="P1">EVENT time: 817.632019, <text:s/>type: 2, fromlayer3 <text:s/>entity: 0</text:p>
      <text:p text:style-name="P1">[0] Recieved: seq = 5 ack = 0 checksum = 82f nnnnnnnnnnnnnnnnnnn</text:p>
      <text:p text:style-name="P2">[0] Acknowledged: seq = 7 ack = 3 checksum = 821 mmmmmmmmmmmmmmmmmmm</text:p>
      <text:p text:style-name="P1">----------Total number of Acknowledged packet so far on 0 side =&gt; 9 ------------------</text:p>
      <text:p text:style-name="P1"/>
      <text:p text:style-name="P1">EVENT time: 819.358948, <text:s/>type: 2, fromlayer3 <text:s/>entity: 0</text:p>
      <text:p text:style-name="P1">[0] Recieved: seq = 6 ack = 0 checksum = 843 Zoooooooooooooooooo</text:p>
      <text:p text:style-name="P1"/>
      <text:p text:style-name="P1">EVENT time: 820.359558, <text:s/>type: 2, fromlayer3 <text:s/>entity: 0</text:p>
      <text:p text:style-name="P1">[0] Recieved: seq = 7 ack = 0 checksum = 857 ppppppppppppppppppp</text:p>
      <text:p text:style-name="P1"/>
      <text:p text:style-name="P1">EVENT time: 821.384766, <text:s/>type: 2, fromlayer3 <text:s/>entity: 1</text:p>
      <text:p text:style-name="P1">[1] Recieved: seq = 2 ack = 7 checksum = 788 eeeeeeeeeeeeeeeeeee</text:p>
      <text:p text:style-name="P1"/>
      <text:p text:style-name="P1">EVENT time: 823.480286, <text:s/>type: 2, fromlayer3 <text:s/>entity: 1</text:p>
      <text:p text:style-name="P1">[1] Recieved: seq = 4 ack = 7 checksum = 7c3 Zhhhhhhhhhhhhhhhhhh</text:p>
      <text:p text:style-name="P1"/>
      <text:p text:style-name="P1">EVENT time: 826.217896, <text:s/>type: 0, timerinterrupt <text:s text:c="2"/>entity: 1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827.566284, <text:s/>type: 2, fromlayer3 <text:s/>entity: 0</text:p>
      <text:p text:style-name="P1">[0] Recieved: seq = 0 ack = 0 checksum = 889 Zssssssssssssssssss</text:p>
      <text:p text:style-name="P1"/>
      <text:p text:style-name="P1">EVENT time: 830.642578, <text:s/>type: 0, timerinterrupt <text:s text:c="2"/>entity: 1</text:p>
      <text:p text:style-name="P1">Warning: unable to cancel your timer. It wasn't running.</text:p>
      <text:p text:style-name="P1"/>
      <text:p text:style-name="P1">EVENT time: 832.527832, <text:s/>type: 2, fromlayer3 <text:s/>entity: 1</text:p>
      <text:p text:style-name="P1">[1] Recieved: seq = 6 ack = 7 checksum = 7eb jjjjjjjjjjjjjjjjjjj</text:p>
      <text:p text:style-name="P1"/>
      <text:p text:style-name="P1">EVENT time: 832.624756, <text:s/>type: 0, timerinterrupt <text:s text:c="2"/>entity: 0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833.632019, <text:s/>type: 0, timerinterrupt <text:s text:c="2"/>entity: 0</text:p>
      <text:p text:style-name="P1">Warning: unable to cancel your timer. It wasn't running.</text:p>
      <text:p text:style-name="P1"/>
      <text:p text:style-name="P1">EVENT time: 835.412415, <text:s/>type: 2, fromlayer3 <text:s/>entity: 0</text:p>
      <text:p text:style-name="P1">[0] Recieved: seq = 1 ack = 0 checksum = 89d ttttttttttttttttttt</text:p>
      <text:p text:style-name="P1"/>
      <text:p text:style-name="P1">EVENT time: 835.934692, <text:s/>type: 2, fromlayer3 <text:s/>entity: 1</text:p>
      <text:p text:style-name="P1"><text:soft-page-break/>[1] Recieved: seq = 7 ack = 7 checksum = 825 mmmmmmmmmmmmmmmmmmm</text:p>
      <text:p text:style-name="P1"/>
      <text:p text:style-name="P1">EVENT time: 842.217896, <text:s/>type: 0, timerinterrupt <text:s text:c="2"/>entity: 1</text:p>
      <text:p text:style-name="P1"/>
      <text:p text:style-name="P1">EVENT time: 842.382996, <text:s/>type: 2, fromlayer3 <text:s/>entity: 0</text:p>
      <text:p text:style-name="P1">[0] Recieved: seq = 6 ack = 0 checksum = 843 ooooooooooooooooooo</text:p>
      <text:p text:style-name="P1"/>
      <text:p text:style-name="P1">EVENT time: 843.160828, <text:s/>type: 2, fromlayer3 <text:s/>entity: 1</text:p>
      <text:p text:style-name="P1">[1] Recieved: seq = 0 ack = 7 checksum = 86a qqqqqqqqqqqqqqqqqqq</text:p>
      <text:p text:style-name="P1"/>
      <text:p text:style-name="P1">EVENT time: 845.785400, <text:s/>type: 2, fromlayer3 <text:s/>entity: 1</text:p>
      <text:p text:style-name="P1">[1] Recieved: seq = -1 ack = 0 checksum = fffffffd ��</text:p>
      <text:p text:style-name="P2">[1] Acknowledged: seq = 7 ack = 1 checksum = 858 ppppppppppppppppppp</text:p>
      <text:p text:style-name="P1">----------Total number of Acknowledged packet so far on 1 side =&gt; 9 ------------------</text:p>
      <text:p text:style-name="P1"/>
      <text:p text:style-name="P1">EVENT time: 848.624756, <text:s/>type: 0, timerinterrupt <text:s text:c="2"/>entity: 0</text:p>
      <text:p text:style-name="P1"><text:s text:c="10"/>TOLAYER3: packet being lost</text:p>
      <text:p text:style-name="P1"/>
      <text:p text:style-name="P1">EVENT time: 849.679749, <text:s/>type: 2, fromlayer3 <text:s/>entity: 0</text:p>
      <text:p text:style-name="P1">[0] Recieved: seq = 7 ack = 0 checksum = 857 ppppppppppppppppppp</text:p>
      <text:p text:style-name="P1"/>
      <text:p text:style-name="P1">EVENT time: 851.412415, <text:s/>type: 0, timerinterrupt <text:s text:c="2"/>entity: 0</text:p>
      <text:p text:style-name="P1">Warning: unable to cancel your timer. It wasn't running.</text:p>
      <text:p text:style-name="P1"/>
      <text:p text:style-name="P1">EVENT time: 853.010254, <text:s/>type: 2, fromlayer3 <text:s/>entity: 1</text:p>
      <text:p text:style-name="P1">[1] Recieved: seq = 3 ack = 0 checksum = 795 fffffffffffffffffff</text:p>
      <text:p text:style-name="P1"/>
      <text:p text:style-name="P1">EVENT time: 854.496277, <text:s/>type: 2, fromlayer3 <text:s/>entity: 0</text:p>
      <text:p text:style-name="P1">[0] Recieved: seq = 0 ack = 0 checksum = 889 Zssssssssssssssssss</text:p>
      <text:p text:style-name="P1"/>
      <text:p text:style-name="P1">EVENT time: 858.217896, <text:s/>type: 0, timerinterrupt <text:s text:c="2"/>entity: 1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858.217896, <text:s/>type: 0, timerinterrupt <text:s text:c="2"/>entity: 1</text:p>
      <text:p text:style-name="P1"/>
      <text:p text:style-name="P1">EVENT time: 859.361206, <text:s/>type: 2, fromlayer3 <text:s/>entity: 1</text:p>
      <text:p text:style-name="P1">[1] Recieved: seq = 4 ack = 0 checksum = 7bc hhhhhhhhhhhhhhhhhhh</text:p>
      <text:p text:style-name="P1"/>
      <text:p text:style-name="P1">EVENT time: 859.639771, <text:s/>type: 2, fromlayer3 <text:s/>entity: 0</text:p>
      <text:p text:style-name="P1">[0] Recieved: seq = 5 ack = 0 checksum = 82f nnnnnnnnnnnnnnnnnnn</text:p>
      <text:p text:style-name="P1"/>
      <text:p text:style-name="P1">EVENT time: 862.602173, <text:s/>type: 2, fromlayer3 <text:s/>entity: 0</text:p>
      <text:p text:style-name="P1">[0] Recieved: seq = 6 ack = 0 checksum = 843 Zoooooooooooooooooo</text:p>
      <text:p text:style-name="P1"/>
      <text:p text:style-name="P1">EVENT time: 863.491150, <text:s/>type: 2, fromlayer3 <text:s/>entity: 1</text:p>
      <text:p text:style-name="P1">[1] Recieved: seq = 7 ack = 0 checksum = 81e mmmmmmmmmmmmmmmmmmm</text:p>
      <text:p text:style-name="P1"/>
      <text:p text:style-name="P1">EVENT time: 864.624756, <text:s/>type: 0, timerinterrupt <text:s text:c="2"/>entity: 0</text:p>
      <text:p text:style-name="P1"><text:soft-page-break/></text:p>
      <text:p text:style-name="P1">EVENT time: 868.776306, <text:s/>type: 2, fromlayer3 <text:s/>entity: 0</text:p>
      <text:p text:style-name="P1">[0] Recieved: seq = 7 ack = 0 checksum = 857 ppppppppppppppppppp</text:p>
      <text:p text:style-name="P1"/>
      <text:p text:style-name="P1">EVENT time: 872.399780, <text:s/>type: 2, fromlayer3 <text:s/>entity: 1</text:p>
      <text:p text:style-name="P1">[1] Recieved: seq = 0 ack = 0 checksum = 863 qqqqqqqqqqqqqqqqqqq</text:p>
      <text:p text:style-name="P1"/>
      <text:p text:style-name="P1">EVENT time: 874.217896, <text:s/>type: 0, timerinterrupt <text:s text:c="2"/>entity: 1</text:p>
      <text:p text:style-name="P1"><text:s text:c="10"/>TOLAYER3: packet being corrupted</text:p>
      <text:p text:style-name="P1"><text:s text:c="10"/>TOLAYER3: packet being lost</text:p>
      <text:p text:style-name="P1"/>
      <text:p text:style-name="P1">EVENT time: 875.361206, <text:s/>type: 0, timerinterrupt <text:s text:c="2"/>entity: 1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875.639771, <text:s/>type: 0, timerinterrupt <text:s text:c="2"/>entity: 0</text:p>
      <text:p text:style-name="P1">Warning: unable to cancel your timer. It wasn't running.</text:p>
      <text:p text:style-name="P1"/>
      <text:p text:style-name="P1">EVENT time: 876.745300, <text:s/>type: 2, fromlayer3 <text:s/>entity: 0</text:p>
      <text:p text:style-name="P1">[0] Recieved: seq = 0 ack = 999999 checksum = 889 sssssssssssssssssss</text:p>
      <text:p text:style-name="P1"/>
      <text:p text:style-name="P1">EVENT time: 880.624756, <text:s/>type: 0, timerinterrupt <text:s text:c="2"/>entity: 0</text:p>
      <text:p text:style-name="P1"/>
      <text:p text:style-name="P1">EVENT time: 881.869324, <text:s/>type: 2, fromlayer3 <text:s/>entity: 1</text:p>
      <text:p text:style-name="P1">[1] Recieved: seq = 2 ack = 0 checksum = 781 eeeeeeeeeeeeeeeeeee</text:p>
      <text:p text:style-name="P1"/>
      <text:p text:style-name="P1">EVENT time: 885.422424, <text:s/>type: 2, fromlayer3 <text:s/>entity: 0</text:p>
      <text:p text:style-name="P1">[0] Recieved: seq = 1 ack = 0 checksum = 89d ttttttttttttttttttt</text:p>
      <text:p text:style-name="P1"/>
      <text:p text:style-name="P1">EVENT time: 889.830322, <text:s/>type: 2, fromlayer3 <text:s/>entity: 1</text:p>
      <text:p text:style-name="P1">[1] Recieved: seq = 3 ack = 0 checksum = 795 Zffffffffffffffffff</text:p>
      <text:p text:style-name="P1"/>
      <text:p text:style-name="P1">EVENT time: 890.217896, <text:s/>type: 0, timerinterrupt <text:s text:c="2"/>entity: 1</text:p>
      <text:p text:style-name="P1"/>
      <text:p text:style-name="P1">EVENT time: 893.367554, <text:s/>type: 2, fromlayer3 <text:s/>entity: 0</text:p>
      <text:p text:style-name="P1">[0] Recieved: seq = 5 ack = 0 checksum = 82f Znnnnnnnnnnnnnnnnnn</text:p>
      <text:p text:style-name="P1"/>
      <text:p text:style-name="P1">EVENT time: 896.284424, <text:s/>type: 2, fromlayer3 <text:s/>entity: 1</text:p>
      <text:p text:style-name="P1">[1] Recieved: seq = 4 ack = 0 checksum = 7bc hhhhhhhhhhhhhhhhhhh</text:p>
      <text:p text:style-name="P1"/>
      <text:p text:style-name="P1">EVENT time: 896.624756, <text:s/>type: 0, timerinterrupt <text:s text:c="2"/>entity: 0</text:p>
      <text:p text:style-name="P1"><text:s text:c="10"/>TOLAYER3: packet being corrupted</text:p>
      <text:p text:style-name="P1"/>
      <text:p text:style-name="P1">EVENT time: 897.869324, <text:s/>type: 0, timerinterrupt <text:s text:c="2"/>entity: 1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899.772583, <text:s/>type: 2, fromlayer3 <text:s/>entity: 0</text:p>
      <text:p text:style-name="P1">[0] Recieved: seq = 7 ack = 0 checksum = 857 ppppppppppppppppppp</text:p>
      <text:p text:style-name="P1"><text:soft-page-break/></text:p>
      <text:p text:style-name="P1">EVENT time: 901.250610, <text:s/>type: 2, fromlayer3 <text:s/>entity: 0</text:p>
      <text:p text:style-name="P1">[0] Recieved: seq = 0 ack = 0 checksum = 889 sssssssssssssssssss</text:p>
      <text:p text:style-name="P1"/>
      <text:p text:style-name="P1">EVENT time: 901.422424, <text:s/>type: 0, timerinterrupt <text:s text:c="2"/>entity: 0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903.635071, <text:s/>type: 2, fromlayer3 <text:s/>entity: 1</text:p>
      <text:p text:style-name="P1">[1] Recieved: seq = 5 ack = 0 checksum = 7d0 iiiiiiiiiiiiiiiiiii</text:p>
      <text:p text:style-name="P1"/>
      <text:p text:style-name="P1">EVENT time: 906.217896, <text:s/>type: 0, timerinterrupt <text:s text:c="2"/>entity: 1</text:p>
      <text:p text:style-name="P1"><text:s text:c="10"/>TOLAYER3: packet being lost</text:p>
      <text:p text:style-name="P1"/>
      <text:p text:style-name="P1">EVENT time: 909.279663, <text:s/>type: 2, fromlayer3 <text:s/>entity: 0</text:p>
      <text:p text:style-name="P1">[0] Recieved: seq = 1 ack = 0 checksum = 89d ttttttttttttttttttt</text:p>
      <text:p text:style-name="P1"/>
      <text:p text:style-name="P1">EVENT time: 912.610291, <text:s/>type: 2, fromlayer3 <text:s/>entity: 1</text:p>
      <text:p text:style-name="P1">[1] Recieved: seq = 6 ack = 0 checksum = 7e4 jjjjjjjjjjjjjjjjjjj</text:p>
      <text:p text:style-name="P1"/>
      <text:p text:style-name="P1">EVENT time: 912.624756, <text:s/>type: 0, timerinterrupt <text:s text:c="2"/>entity: 0</text:p>
      <text:p text:style-name="P1"><text:s text:c="10"/>TOLAYER3: packet being corrupted</text:p>
      <text:p text:style-name="P1"/>
      <text:p text:style-name="P1">EVENT time: 917.359497, <text:s/>type: 2, fromlayer3 <text:s/>entity: 0</text:p>
      <text:p text:style-name="P1">[0] Recieved: seq = 79 ack = 0 checksum = 4f </text:p>
      <text:p text:style-name="P1"/>
      <text:p text:style-name="P1">EVENT time: 918.851929, <text:s/>type: 2, fromlayer3 <text:s/>entity: 1</text:p>
      <text:p text:style-name="P1">[1] Recieved: seq = 999999 ack = 0 checksum = 81e mmmmmmmmmmmmmmmmmmm</text:p>
      <text:p text:style-name="P1"/>
      <text:p text:style-name="P1">EVENT time: 919.635071, <text:s/>type: 0, timerinterrupt <text:s text:c="2"/>entity: 1</text:p>
      <text:p text:style-name="P1">Warning: unable to cancel your timer. It wasn't running.</text:p>
      <text:p text:style-name="P1"/>
      <text:p text:style-name="P1">EVENT time: 921.270691, <text:s/>type: 2, fromlayer3 <text:s/>entity: 0</text:p>
      <text:p text:style-name="P1">[0] Recieved: seq = 79 ack = 0 checksum = 4f </text:p>
      <text:p text:style-name="P1"/>
      <text:p text:style-name="P1">EVENT time: 922.217896, <text:s/>type: 0, timerinterrupt <text:s text:c="2"/>entity: 1</text:p>
      <text:p text:style-name="P1"/>
      <text:p text:style-name="P1">EVENT time: 924.586243, <text:s/>type: 2, fromlayer3 <text:s/>entity: 0</text:p>
      <text:p text:style-name="P1">[0] Recieved: seq = 1 ack = 0 checksum = 89d ttttttttttttttttttt</text:p>
      <text:p text:style-name="P1"/>
      <text:p text:style-name="P1">EVENT time: 925.279663, <text:s/>type: 0, timerinterrupt <text:s text:c="2"/>entity: 0</text:p>
      <text:p text:style-name="P1">Warning: unable to cancel your timer. It wasn't running.</text:p>
      <text:p text:style-name="P1"/>
      <text:p text:style-name="P1">EVENT time: 926.516052, <text:s/>type: 2, fromlayer3 <text:s/>entity: 1</text:p>
      <text:p text:style-name="P1">[1] Recieved: seq = 0 ack = 0 checksum = 863 qqqqqqqqqqqqqqqqqqq</text:p>
      <text:p text:style-name="P1"/>
      <text:p text:style-name="P1">EVENT time: 928.624756, <text:s/>type: 0, timerinterrupt <text:s text:c="2"/>entity: 0</text:p>
      <text:p text:style-name="P1"/>
      <text:p text:style-name="P1">EVENT time: 928.848267, <text:s/>type: 2, fromlayer3 <text:s/>entity: 1</text:p>
      <text:p text:style-name="P1"><text:soft-page-break/>[1] Recieved: seq = 2 ack = 0 checksum = 781 eeeeeeeeeeeeeeeeeee</text:p>
      <text:p text:style-name="P1"/>
      <text:p text:style-name="P1">EVENT time: 930.550842, <text:s/>type: 2, fromlayer3 <text:s/>entity: 0</text:p>
      <text:p text:style-name="P1">[0] Recieved: seq = -1 ack = 0 checksum = fffffffd ��</text:p>
      <text:p text:style-name="P1"/>
      <text:p text:style-name="P1">EVENT time: 931.225830, <text:s/>type: 2, fromlayer3 <text:s/>entity: 1</text:p>
      <text:p text:style-name="P1">[1] Recieved: seq = 3 ack = 0 checksum = 795 Zffffffffffffffffff</text:p>
      <text:p text:style-name="P1"/>
      <text:p text:style-name="P1">EVENT time: 934.781372, <text:s/>type: 2, fromlayer3 <text:s/>entity: 1</text:p>
      <text:p text:style-name="P1">[1] Recieved: seq = 4 ack = 0 checksum = 7bc hhhhhhhhhhhhhhhhhhh</text:p>
      <text:p text:style-name="P1"/>
      <text:p text:style-name="P1">EVENT time: 937.174255, <text:s/>type: 2, fromlayer3 <text:s/>entity: 0</text:p>
      <text:p text:style-name="P1">[0] Recieved: seq = 80 ack = 0 checksum = 50 </text:p>
      <text:p text:style-name="P1"/>
      <text:p text:style-name="P1">EVENT time: 938.217896, <text:s/>type: 0, timerinterrupt <text:s text:c="2"/>entity: 1</text:p>
      <text:p text:style-name="P1"><text:s text:c="10"/>TOLAYER3: packet being corrupted</text:p>
      <text:p text:style-name="P1"/>
      <text:p text:style-name="P1">EVENT time: 938.239197, <text:s/>type: 2, fromlayer3 <text:s/>entity: 0</text:p>
      <text:p text:style-name="P1">[0] Recieved: seq = 0 ack = 0 checksum = 889 Zssssssssssssssssss</text:p>
      <text:p text:style-name="P1"/>
      <text:p text:style-name="P1">EVENT time: 939.512451, <text:s/>type: 2, fromlayer3 <text:s/>entity: 1</text:p>
      <text:p text:style-name="P1">[1] Recieved: seq = 5 ack = 999999 checksum = 7d0 iiiiiiiiiiiiiiiiiii</text:p>
      <text:p text:style-name="P1"/>
      <text:p text:style-name="P1">EVENT time: 942.516052, <text:s/>type: 0, timerinterrupt <text:s text:c="2"/>entity: 1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944.624756, <text:s/>type: 0, timerinterrupt <text:s text:c="2"/>entity: 0</text:p>
      <text:p text:style-name="P1"><text:s text:c="10"/>TOLAYER3: packet being lost</text:p>
      <text:p text:style-name="P1"/>
      <text:p text:style-name="P1">EVENT time: 947.988342, <text:s/>type: 2, fromlayer3 <text:s/>entity: 0</text:p>
      <text:p text:style-name="P1">[0] Recieved: seq = 1 ack = 0 checksum = 89d ttttttttttttttttttt</text:p>
      <text:p text:style-name="P1"/>
      <text:p text:style-name="P1">EVENT time: 948.657654, <text:s/>type: 2, fromlayer3 <text:s/>entity: 1</text:p>
      <text:p text:style-name="P1">[1] Recieved: seq = 6 ack = 0 checksum = 7e4 jjjjjjjjjjjjjjjjjjj</text:p>
      <text:p text:style-name="P1"/>
      <text:p text:style-name="P1">EVENT time: 953.174255, <text:s/>type: 0, timerinterrupt <text:s text:c="2"/>entity: 0</text:p>
      <text:p text:style-name="P1">Warning: unable to cancel your timer. It wasn't running.</text:p>
      <text:p text:style-name="P1"/>
      <text:p text:style-name="P1">EVENT time: 954.217896, <text:s/>type: 0, timerinterrupt <text:s text:c="2"/>entity: 1</text:p>
      <text:p text:style-name="P1"><text:s text:c="10"/>TOLAYER3: packet being lost</text:p>
      <text:p text:style-name="P1"/>
      <text:p text:style-name="P1">EVENT time: 957.082153, <text:s/>type: 2, fromlayer3 <text:s/>entity: 0</text:p>
      <text:p text:style-name="P1">[0] Recieved: seq = 81 ack = 0 checksum = 51 Z</text:p>
      <text:p text:style-name="P1"/>
      <text:p text:style-name="P1">EVENT time: 957.819214, <text:s/>type: 2, fromlayer3 <text:s/>entity: 1</text:p>
      <text:p text:style-name="P1">[1] Recieved: seq = 7 ack = 0 checksum = 81e mmmmmmmmmmmmmmmmmmm</text:p>
      <text:p text:style-name="P1"/>
      <text:p text:style-name="P1">EVENT time: 960.624756, <text:s/>type: 0, timerinterrupt <text:s text:c="2"/>entity: 0</text:p>
      <text:p text:style-name="P1"><text:soft-page-break/><text:s text:c="10"/>TOLAYER3: packet being corrupted</text:p>
      <text:p text:style-name="P1"><text:s text:c="10"/>TOLAYER3: packet being corrupted</text:p>
      <text:p text:style-name="P1"/>
      <text:p text:style-name="P1">EVENT time: 962.758240, <text:s/>type: 2, fromlayer3 <text:s/>entity: 0</text:p>
      <text:p text:style-name="P1">[0] Recieved: seq = 1 ack = 0 checksum = 89d ttttttttttttttttttt</text:p>
      <text:p text:style-name="P1"/>
      <text:p text:style-name="P1">EVENT time: 963.863647, <text:s/>type: 2, fromlayer3 <text:s/>entity: 0</text:p>
      <text:p text:style-name="P1">[0] Recieved: seq = 85 ack = 0 checksum = 55 </text:p>
      <text:p text:style-name="P1"/>
      <text:p text:style-name="P1">EVENT time: 964.657654, <text:s/>type: 0, timerinterrupt <text:s text:c="2"/>entity: 1</text:p>
      <text:p text:style-name="P1">Warning: unable to cancel your timer. It wasn't running.</text:p>
      <text:p text:style-name="P1"/>
      <text:p text:style-name="P1">EVENT time: 965.152771, <text:s/>type: 2, fromlayer3 <text:s/>entity: 1</text:p>
      <text:p text:style-name="P1">[1] Recieved: seq = 0 ack = 0 checksum = 863 qqqqqqqqqqqqqqqqqqq</text:p>
      <text:p text:style-name="P1"/>
      <text:p text:style-name="P1">EVENT time: 969.780457, <text:s/>type: 2, fromlayer3 <text:s/>entity: 1</text:p>
      <text:p text:style-name="P1">[1] Recieved: seq = 3 ack = 0 checksum = 795 fffffffffffffffffff</text:p>
      <text:p text:style-name="P1"/>
      <text:p text:style-name="P1">EVENT time: 970.217896, <text:s/>type: 0, timerinterrupt <text:s text:c="2"/>entity: 1</text:p>
      <text:p text:style-name="P1"><text:s text:c="10"/>TOLAYER3: packet being corrupted</text:p>
      <text:p text:style-name="P1"><text:s text:c="10"/>TOLAYER3: packet being corrupted</text:p>
      <text:p text:style-name="P1"/>
      <text:p text:style-name="P1">EVENT time: 971.157959, <text:s/>type: 2, fromlayer3 <text:s/>entity: 0</text:p>
      <text:p text:style-name="P1">[0] Recieved: seq = 1 ack = 0 checksum = 89d ttttttttttttttttttt</text:p>
      <text:p text:style-name="P1"/>
      <text:p text:style-name="P1">EVENT time: 976.038086, <text:s/>type: 2, fromlayer3 <text:s/>entity: 0</text:p>
      <text:p text:style-name="P1">[0] Recieved: seq = 85 ack = 0 checksum = 55 </text:p>
      <text:p text:style-name="P1"/>
      <text:p text:style-name="P1">EVENT time: 976.624756, <text:s/>type: 0, timerinterrupt <text:s text:c="2"/>entity: 0</text:p>
      <text:p text:style-name="P1"/>
      <text:p text:style-name="P1">EVENT time: 978.709534, <text:s/>type: 2, fromlayer3 <text:s/>entity: 1</text:p>
      <text:p text:style-name="P1">[1] Recieved: seq = 5 ack = 0 checksum = 7d0 iiiiiiiiiiiiiiiiiii</text:p>
      <text:p text:style-name="P1"/>
      <text:p text:style-name="P1">EVENT time: 978.758240, <text:s/>type: 0, timerinterrupt <text:s text:c="2"/>entity: 0</text:p>
      <text:p text:style-name="P1">Warning: unable to cancel your timer. It wasn't running.</text:p>
      <text:p text:style-name="P1"/>
      <text:p text:style-name="P1">EVENT time: 979.970825, <text:s/>type: 2, fromlayer3 <text:s/>entity: 1</text:p>
      <text:p text:style-name="P1">[1] Recieved: seq = 6 ack = 0 checksum = 7e4 Zjjjjjjjjjjjjjjjjjj</text:p>
      <text:p text:style-name="P1"/>
      <text:p text:style-name="P1">EVENT time: 981.152771, <text:s/>type: 0, timerinterrupt <text:s text:c="2"/>entity: 1</text:p>
      <text:p text:style-name="P1">Warning: unable to cancel your timer. It wasn't running.</text:p>
      <text:p text:style-name="P1"/>
      <text:p text:style-name="P1">EVENT time: 985.465759, <text:s/>type: 2, fromlayer3 <text:s/>entity: 0</text:p>
      <text:p text:style-name="P1">[0] Recieved: seq = 0 ack = 0 checksum = 889 sssssssssssssssssss</text:p>
      <text:p text:style-name="P1"/>
      <text:p text:style-name="P1">EVENT time: 986.217896, <text:s/>type: 0, timerinterrupt <text:s text:c="2"/>entity: 1</text:p>
      <text:p text:style-name="P1"><text:s text:c="10"/>TOLAYER3: packet being lost</text:p>
      <text:p text:style-name="P1"><text:s text:c="10"/>TOLAYER3: packet being lost</text:p>
      <text:p text:style-name="P1"/>
      <text:p text:style-name="P1"><text:soft-page-break/>EVENT time: 988.335632, <text:s/>type: 2, fromlayer3 <text:s/>entity: 1</text:p>
      <text:p text:style-name="P1">[1] Recieved: seq = 0 ack = 0 checksum = 863 qqqqqqqqqqqqqqqqqqq</text:p>
      <text:p text:style-name="P1"/>
      <text:p text:style-name="P1">EVENT time: 989.580505, <text:s/>type: 2, fromlayer3 <text:s/>entity: 1</text:p>
      <text:p text:style-name="P1">[1] Recieved: seq = -1 ack = 0 checksum = fffffffd ��</text:p>
      <text:p text:style-name="P1"/>
      <text:p text:style-name="P1">EVENT time: 989.871826, <text:s/>type: 2, fromlayer3 <text:s/>entity: 0</text:p>
      <text:p text:style-name="P1">[0] Recieved: seq = 1 ack = 0 checksum = 89d ttttttttttttttttttt</text:p>
      <text:p text:style-name="P1"/>
      <text:p text:style-name="P1">EVENT time: 992.624756, <text:s/>type: 0, timerinterrupt <text:s text:c="2"/>entity: 0</text:p>
      <text:p text:style-name="P1"><text:s text:c="10"/>TOLAYER3: packet being lost</text:p>
      <text:p text:style-name="P1"/>
      <text:p text:style-name="P1">EVENT time: 993.961548, <text:s/>type: 2, fromlayer3 <text:s/>entity: 1</text:p>
      <text:p text:style-name="P1">[1] Recieved: seq = 2 ack = 0 checksum = 781 eeeeeeeeeeeeeeeeeee</text:p>
      <text:p text:style-name="P1"/>
      <text:p text:style-name="P1">EVENT time: 996.939819, <text:s/>type: 2, fromlayer3 <text:s/>entity: 0</text:p>
      <text:p text:style-name="P1">[0] Recieved: seq = -1 ack = 0 checksum = fffffffd ��</text:p>
      <text:p text:style-name="P1"/>
      <text:p text:style-name="P1">EVENT time: 1001.465759, <text:s/>type: 0, timerinterrupt <text:s text:c="2"/>entity: 0</text:p>
      <text:p text:style-name="P1">Warning: unable to cancel your timer. It wasn't running.</text:p>
      <text:p text:style-name="P1"/>
      <text:p text:style-name="P1">EVENT time: 1001.810486, <text:s/>type: 2, fromlayer3 <text:s/>entity: 1</text:p>
      <text:p text:style-name="P1">[1] Recieved: seq = 3 ack = 0 checksum = 795 fffffffffffffffffff</text:p>
      <text:p text:style-name="P1"/>
      <text:p text:style-name="P1">EVENT time: 1002.217896, <text:s/>type: 0, timerinterrupt <text:s text:c="2"/>entity: 1</text:p>
      <text:p text:style-name="P1"><text:s text:c="10"/>TOLAYER3: packet being lost</text:p>
      <text:p text:style-name="P1"><text:s text:c="10"/>TOLAYER3: packet being corrupted</text:p>
      <text:p text:style-name="P1"/>
      <text:p text:style-name="P1">EVENT time: 1004.335632, <text:s/>type: 0, timerinterrupt <text:s text:c="2"/>entity: 1</text:p>
      <text:p text:style-name="P1"><text:s text:c="10"/>TOLAYER3: packet being corrupted</text:p>
      <text:p text:style-name="P1">Warning: unable to cancel your timer. It wasn't running.</text:p>
      <text:p text:style-name="P1"/>
      <text:p text:style-name="P1">EVENT time: 1006.313171, <text:s/>type: 2, fromlayer3 <text:s/>entity: 0</text:p>
      <text:p text:style-name="P1">[0] Recieved: seq = 90 ack = 999999 checksum = 5a </text:p>
      <text:p text:style-name="P1"/>
      <text:p text:style-name="P1">EVENT time: 1008.624756, <text:s/>type: 0, timerinterrupt <text:s text:c="2"/>entity: 0</text:p>
      <text:p text:style-name="P1"/>
      <text:p text:style-name="P1">EVENT time: 1010.136963, <text:s/>type: 2, fromlayer3 <text:s/>entity: 1</text:p>
      <text:p text:style-name="P1">[1] Recieved: seq = 4 ack = 0 checksum = 7bc hhhhhhhhhhhhhhhhhhh</text:p>
      <text:p text:style-name="P1"/>
      <text:p text:style-name="P1">EVENT time: 1010.792114, <text:s/>type: 2, fromlayer3 <text:s/>entity: 0</text:p>
      <text:p text:style-name="P1">[0] Recieved: seq = 1 ack = 0 checksum = 89d ttttttttttttttttttt</text:p>
      <text:p text:style-name="P1"/>
      <text:p text:style-name="P1">EVENT time: 1017.326172, <text:s/>type: 2, fromlayer3 <text:s/>entity: 0</text:p>
      <text:p text:style-name="P1">[0] Recieved: seq = 91 ack = 0 checksum = 5b </text:p>
      <text:p text:style-name="P1"/>
      <text:p text:style-name="P1">EVENT time: 1017.869995, <text:s/>type: 2, fromlayer3 <text:s/>entity: 1</text:p>
      <text:p text:style-name="P1">[1] Recieved: seq = 5 ack = 0 checksum = 7d0 iiiiiiiiiiiiiiiiiii</text:p>
      <text:p text:style-name="P1"/>
      <text:p text:style-name="P1"><text:soft-page-break/>EVENT time: 1018.217896, <text:s/>type: 0, timerinterrupt <text:s text:c="2"/>entity: 1</text:p>
      <text:p text:style-name="P1"><text:s text:c="10"/>TOLAYER3: packet being corrupted</text:p>
      <text:p text:style-name="P1"/>
      <text:p text:style-name="P1">EVENT time: 1024.297119, <text:s/>type: 2, fromlayer3 <text:s/>entity: 0</text:p>
      <text:p text:style-name="P1">[0] Recieved: seq = 0 ack = 0 checksum = 889 sssssssssssssssssss</text:p>
      <text:p text:style-name="P1"/>
      <text:p text:style-name="P1">EVENT time: 1024.624756, <text:s/>type: 0, timerinterrupt <text:s text:c="2"/>entity: 0</text:p>
      <text:p text:style-name="P1"><text:s text:c="10"/>TOLAYER3: packet being lost</text:p>
      <text:p text:style-name="P1"/>
      <text:p text:style-name="P1">EVENT time: 1025.270874, <text:s/>type: 2, fromlayer3 <text:s/>entity: 1</text:p>
      <text:p text:style-name="P1">[1] Recieved: seq = 6 ack = 0 checksum = 7e4 jjjjjjjjjjjjjjjjjjj</text:p>
      <text:p text:style-name="P1"/>
      <text:p text:style-name="P1">EVENT time: 1026.136963, <text:s/>type: 0, timerinterrupt <text:s text:c="2"/>entity: 1</text:p>
      <text:p text:style-name="P1">Warning: unable to cancel your timer. It wasn't running.</text:p>
      <text:p text:style-name="P1"/>
      <text:p text:style-name="P1">EVENT time: 1026.524048, <text:s/>type: 2, fromlayer3 <text:s/>entity: 0</text:p>
      <text:p text:style-name="P1">[0] Recieved: seq = 1 ack = 0 checksum = 89d ttttttttttttttttttt</text:p>
      <text:p text:style-name="P1"/>
      <text:p text:style-name="P1">EVENT time: 1026.792114, <text:s/>type: 0, timerinterrupt <text:s text:c="2"/>entity: 0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1033.978516, <text:s/>type: 2, fromlayer3 <text:s/>entity: 1</text:p>
      <text:p text:style-name="P1">[1] Recieved: seq = 7 ack = 0 checksum = 81e mmmmmmmmmmmmmmmmmmm</text:p>
      <text:p text:style-name="P1"/>
      <text:p text:style-name="P1">EVENT time: 1034.217896, <text:s/>type: 0, timerinterrupt <text:s text:c="2"/>entity: 1</text:p>
      <text:p text:style-name="P1"/>
      <text:p text:style-name="P1">EVENT time: 1034.232422, <text:s/>type: 2, fromlayer3 <text:s/>entity: 0</text:p>
      <text:p text:style-name="P1">[0] Recieved: seq = 7 ack = 0 checksum = 857 ppppppppppppppppppp</text:p>
      <text:p text:style-name="P1"/>
      <text:p text:style-name="P1">EVENT time: 1035.584717, <text:s/>type: 2, fromlayer3 <text:s/>entity: 0</text:p>
      <text:p text:style-name="P1">[0] Recieved: seq = 1 ack = 0 checksum = 89d ttttttttttttttttttt</text:p>
      <text:p text:style-name="P1"/>
      <text:p text:style-name="P1">EVENT time: 1040.090332, <text:s/>type: 2, fromlayer3 <text:s/>entity: 1</text:p>
      <text:p text:style-name="P1">[1] Recieved: seq = 2 ack = 0 checksum = 781 eeeeeeeeeeeeeeeeeee</text:p>
      <text:p text:style-name="P1"/>
      <text:p text:style-name="P1">EVENT time: 1040.624756, <text:s/>type: 0, timerinterrupt <text:s text:c="2"/>entity: 0</text:p>
      <text:p text:style-name="P1"><text:s text:c="10"/>TOLAYER3: packet being corrupted</text:p>
      <text:p text:style-name="P1"/>
      <text:p text:style-name="P1">EVENT time: 1044.494019, <text:s/>type: 2, fromlayer3 <text:s/>entity: 0</text:p>
      <text:p text:style-name="P1">[0] Recieved: seq = 7 ack = 0 checksum = 857 ppppppppppppppppppp</text:p>
      <text:p text:style-name="P1"/>
      <text:p text:style-name="P1">EVENT time: 1047.710083, <text:s/>type: 2, fromlayer3 <text:s/>entity: 1</text:p>
      <text:p text:style-name="P1">[1] Recieved: seq = 3 ack = 0 checksum = 795 fffffffffffffffffff</text:p>
      <text:p text:style-name="P1"/>
      <text:p text:style-name="P1">EVENT time: 1049.978516, <text:s/>type: 0, timerinterrupt <text:s text:c="2"/>entity: 1</text:p>
      <text:p text:style-name="P1"><text:s text:c="10"/>TOLAYER3: packet being corrupted</text:p>
      <text:p text:style-name="P1">Warning: unable to cancel your timer. It wasn't running.</text:p>
      <text:p text:style-name="P1"/>
      <text:p text:style-name="P1"><text:soft-page-break/>EVENT time: 1050.217896, <text:s/>type: 0, timerinterrupt <text:s text:c="2"/>entity: 1</text:p>
      <text:p text:style-name="P1"/>
      <text:p text:style-name="P1">EVENT time: 1050.232422, <text:s/>type: 0, timerinterrupt <text:s text:c="2"/>entity: 0</text:p>
      <text:p text:style-name="P1"><text:s text:c="10"/>TOLAYER3: packet being lost</text:p>
      <text:p text:style-name="P1">Warning: unable to cancel your timer. It wasn't running.</text:p>
      <text:p text:style-name="P1"/>
      <text:p text:style-name="P1">EVENT time: 1050.752075, <text:s/>type: 2, fromlayer3 <text:s/>entity: 0</text:p>
      <text:p text:style-name="P1">[0] Recieved: seq = 0 ack = 0 checksum = 889 sssssssssssssssssss</text:p>
      <text:p text:style-name="P1"/>
      <text:p text:style-name="P1">EVENT time: 1055.067749, <text:s/>type: 2, fromlayer3 <text:s/>entity: 1</text:p>
      <text:p text:style-name="P1">[1] Recieved: seq = 4 ack = 0 checksum = 7bc hhhhhhhhhhhhhhhhhhh</text:p>
      <text:p text:style-name="P1"/>
      <text:p text:style-name="P1">EVENT time: 1056.624756, <text:s/>type: 0, timerinterrupt <text:s text:c="2"/>entity: 0</text:p>
      <text:p text:style-name="P1"><text:s text:c="10"/>TOLAYER3: packet being corrupted</text:p>
      <text:p text:style-name="P1"/>
      <text:p text:style-name="P1">EVENT time: 1057.837769, <text:s/>type: 2, fromlayer3 <text:s/>entity: 0</text:p>
      <text:p text:style-name="P1">[0] Recieved: seq = 1 ack = 0 checksum = 89d ttttttttttttttttttt</text:p>
      <text:p text:style-name="P1"/>
      <text:p text:style-name="P1">EVENT time: 1062.670288, <text:s/>type: 2, fromlayer3 <text:s/>entity: 1</text:p>
      <text:p text:style-name="P1">[1] Recieved: seq = 999999 ack = 0 checksum = 7d0 iiiiiiiiiiiiiiiiiii</text:p>
      <text:p text:style-name="P1"/>
      <text:p text:style-name="P1">EVENT time: 1065.629517, <text:s/>type: 2, fromlayer3 <text:s/>entity: 0</text:p>
      <text:p text:style-name="P1">[0] Recieved: seq = 7 ack = 0 checksum = 857 ppppppppppppppppppp</text:p>
      <text:p text:style-name="P1"/>
      <text:p text:style-name="P1">EVENT time: 1066.217896, <text:s/>type: 0, timerinterrupt <text:s text:c="2"/>entity: 1</text:p>
      <text:p text:style-name="P1"/>
      <text:p text:style-name="P1">EVENT time: 1066.752075, <text:s/>type: 0, timerinterrupt <text:s text:c="2"/>entity: 0</text:p>
      <text:p text:style-name="P1">Warning: unable to cancel your timer. It wasn't running.</text:p>
      <text:p text:style-name="P1"/>
      <text:p text:style-name="P1">EVENT time: 1070.061768, <text:s/>type: 2, fromlayer3 <text:s/>entity: 1</text:p>
      <text:p text:style-name="P1">[1] Recieved: seq = 7 ack = 0 checksum = 81e mmmmmmmmmmmmmmmmmmm</text:p>
      <text:p text:style-name="P1"/>
      <text:p text:style-name="P1">EVENT time: 1071.067749, <text:s/>type: 0, timerinterrupt <text:s text:c="2"/>entity: 1</text:p>
      <text:p text:style-name="P1">Warning: unable to cancel your timer. It wasn't running.</text:p>
      <text:p text:style-name="P1"/>
      <text:p text:style-name="P1">EVENT time: 1072.624756, <text:s/>type: 0, timerinterrupt <text:s text:c="2"/>entity: 0</text:p>
      <text:p text:style-name="P1"/>
      <text:p text:style-name="P1">EVENT time: 1073.339355, <text:s/>type: 2, fromlayer3 <text:s/>entity: 1</text:p>
      <text:p text:style-name="P1">[1] Recieved: seq = 0 ack = 0 checksum = 863 qqqqqqqqqqqqqqqqqqq</text:p>
      <text:p text:style-name="P1"/>
      <text:p text:style-name="P1">EVENT time: 1073.839111, <text:s/>type: 2, fromlayer3 <text:s/>entity: 0</text:p>
      <text:p text:style-name="P1">[0] Recieved: seq = 0 ack = 999999 checksum = 889 sssssssssssssssssss</text:p>
      <text:p text:style-name="P1"/>
      <text:p text:style-name="P1">EVENT time: 1082.120605, <text:s/>type: 2, fromlayer3 <text:s/>entity: 1</text:p>
      <text:p text:style-name="P1">[1] Recieved: seq = 2 ack = 1 checksum = 782 eeeeeeeeeeeeeeeeeee</text:p>
      <text:p text:style-name="P2">[1] Acknowledged: seq = 0 ack = 1 checksum = 88a sssssssssssssssssss</text:p>
      <text:p text:style-name="P1">----------Total number of Acknowledged packet so far on 1 side =&gt; 10 ------------------</text:p>
      <text:p text:style-name="P1"/>
      <text:p text:style-name="P1">EVENT time: 1083.581665, <text:s/>type: 2, fromlayer3 <text:s/>entity: 0</text:p>
      <text:p text:style-name="P1"><text:soft-page-break/>[0] Recieved: seq = 1 ack = 0 checksum = 89d ttttttttttttttttttt</text:p>
      <text:p text:style-name="P1"/>
      <text:p text:style-name="P1">EVENT time: 1084.938477, <text:s/>type: 2, fromlayer3 <text:s/>entity: 1</text:p>
      <text:p text:style-name="P1">[1] Recieved: seq = 4 ack = 1 checksum = 7bd Zhhhhhhhhhhhhhhhhhh</text:p>
      <text:p text:style-name="P1"/>
      <text:p text:style-name="P1">EVENT time: 1087.486938, <text:s/>type: 2, fromlayer3 <text:s/>entity: 0</text:p>
      <text:p text:style-name="P1">[0] Recieved: seq = -1 ack = 0 checksum = fffffffd ��</text:p>
      <text:p text:style-name="P1"/>
      <text:p text:style-name="P1">EVENT time: 1088.624756, <text:s/>type: 0, timerinterrupt <text:s text:c="2"/>entity: 0</text:p>
      <text:p text:style-name="P1"/>
      <text:p text:style-name="P1">EVENT time: 1089.259155, <text:s/>type: 2, fromlayer3 <text:s/>entity: 0</text:p>
      <text:p text:style-name="P1">[0] Recieved: seq = 7 ack = 0 checksum = 857 ppppppppppppppppppp</text:p>
      <text:p text:style-name="P1"/>
      <text:p text:style-name="P1">EVENT time: 1089.339355, <text:s/>type: 0, timerinterrupt <text:s text:c="2"/>entity: 1</text:p>
      <text:p text:style-name="P1">Warning: unable to cancel your timer. It wasn't running.</text:p>
      <text:p text:style-name="P1"/>
      <text:p text:style-name="P1">EVENT time: 1090.528442, <text:s/>type: 2, fromlayer3 <text:s/>entity: 0</text:p>
      <text:p text:style-name="P1">[0] Recieved: seq = 0 ack = 0 checksum = 889 sssssssssssssssssss</text:p>
      <text:p text:style-name="P1"/>
      <text:p text:style-name="P1">EVENT time: 1091.354004, <text:s/>type: 2, fromlayer3 <text:s/>entity: 1</text:p>
      <text:p text:style-name="P1">[1] Recieved: seq = 5 ack = 1 checksum = 7d1 iiiiiiiiiiiiiiiiiii</text:p>
      <text:p text:style-name="P1"/>
      <text:p text:style-name="P1">EVENT time: 1094.544800, <text:s/>type: 2, fromlayer3 <text:s/>entity: 1</text:p>
      <text:p text:style-name="P1">[1] Recieved: seq = 999999 ack = 1 checksum = 7e5 jjjjjjjjjjjjjjjjjjj</text:p>
      <text:p text:style-name="P1"/>
      <text:p text:style-name="P1">EVENT time: 1098.627319, <text:s/>type: 2, fromlayer3 <text:s/>entity: 0</text:p>
      <text:p text:style-name="P1">[0] Recieved: seq = 1 ack = 0 checksum = 89d ttttttttttttttttttt</text:p>
      <text:p text:style-name="P1"/>
      <text:p text:style-name="P1">EVENT time: 1099.581665, <text:s/>type: 0, timerinterrupt <text:s text:c="2"/>entity: 0</text:p>
      <text:p text:style-name="P1">Warning: unable to cancel your timer. It wasn't running.</text:p>
      <text:p text:style-name="P1"/>
      <text:p text:style-name="P1">EVENT time: 1102.458008, <text:s/>type: 2, fromlayer3 <text:s/>entity: 1</text:p>
      <text:p text:style-name="P1">[1] Recieved: seq = 7 ack = 1 checksum = 81f mmmmmmmmmmmmmmmmmmm</text:p>
      <text:p text:style-name="P1"/>
      <text:p text:style-name="P1">EVENT time: 1104.624756, <text:s/>type: 0, timerinterrupt <text:s text:c="2"/>entity: 0</text:p>
      <text:p text:style-name="P1"/>
      <text:p text:style-name="P1">EVENT time: 1106.141479, <text:s/>type: 2, fromlayer3 <text:s/>entity: 0</text:p>
      <text:p text:style-name="P1">[0] Recieved: seq = -1 ack = 0 checksum = fffffffd ��</text:p>
      <text:p text:style-name="P1"/>
      <text:p text:style-name="P1">EVENT time: 1107.354004, <text:s/>type: 0, timerinterrupt <text:s text:c="2"/>entity: 1</text:p>
      <text:p text:style-name="P1">Warning: unable to cancel your timer. It wasn't running.</text:p>
      <text:p text:style-name="P1"/>
      <text:p text:style-name="P1">EVENT time: 1111.259888, <text:s/>type: 2, fromlayer3 <text:s/>entity: 0</text:p>
      <text:p text:style-name="P1">[0] Recieved: seq = 7 ack = 0 checksum = 857 ppppppppppppppppppp</text:p>
      <text:p text:style-name="P1"/>
      <text:p text:style-name="P1">EVENT time: 1111.989502, <text:s/>type: 2, fromlayer3 <text:s/>entity: 1</text:p>
      <text:p text:style-name="P1">[1] Recieved: seq = 0 ack = 1 checksum = 864 qqqqqqqqqqqqqqqqqqq</text:p>
      <text:p text:style-name="P1"/>
      <text:p text:style-name="P1">EVENT time: 1114.664551, <text:s/>type: 2, fromlayer3 <text:s/>entity: 1</text:p>
      <text:p text:style-name="P1"><text:soft-page-break/>[1] Recieved: seq = 3 ack = 1 checksum = 796 fffffffffffffffffff</text:p>
      <text:p text:style-name="P1"/>
      <text:p text:style-name="P1">EVENT time: 1117.657104, <text:s/>type: 2, fromlayer3 <text:s/>entity: 0</text:p>
      <text:p text:style-name="P1">[0] Recieved: seq = 1 ack = 0 checksum = 89d ttttttttttttttttttt</text:p>
      <text:p text:style-name="P1"/>
      <text:p text:style-name="P1">EVENT time: 1120.129395, <text:s/>type: 2, fromlayer3 <text:s/>entity: 1</text:p>
      <text:p text:style-name="P1">[1] Recieved: seq = 4 ack = 1 checksum = 7bd hhhhhhhhhhhhhhhhhhh</text:p>
      <text:p text:style-name="P1"/>
      <text:p text:style-name="P1">EVENT time: 1120.624756, <text:s/>type: 0, timerinterrupt <text:s text:c="2"/>entity: 0</text:p>
      <text:p text:style-name="P1"/>
      <text:p text:style-name="P1">EVENT time: 1127.132568, <text:s/>type: 2, fromlayer3 <text:s/>entity: 0</text:p>
      <text:p text:style-name="P1">[0] Recieved: seq = -1 ack = 0 checksum = fffffffd ��</text:p>
      <text:p text:style-name="P1"/>
      <text:p text:style-name="P1">EVENT time: 1127.216553, <text:s/>type: 2, fromlayer3 <text:s/>entity: 1</text:p>
      <text:p text:style-name="P1">[1] Recieved: seq = 5 ack = 1 checksum = 7d1 iiiiiiiiiiiiiiiiiii</text:p>
      <text:p text:style-name="P1"/>
      <text:p text:style-name="P1">EVENT time: 1127.259888, <text:s/>type: 0, timerinterrupt <text:s text:c="2"/>entity: 0</text:p>
      <text:p text:style-name="P1">Warning: unable to cancel your timer. It wasn't running.</text:p>
      <text:p text:style-name="P1"/>
      <text:p text:style-name="P1">EVENT time: 1127.989502, <text:s/>type: 0, timerinterrupt <text:s text:c="2"/>entity: 1</text:p>
      <text:p text:style-name="P1">Warning: unable to cancel your timer. It wasn't running.</text:p>
      <text:p text:style-name="P1"/>
      <text:p text:style-name="P1">EVENT time: 1131.726440, <text:s/>type: 2, fromlayer3 <text:s/>entity: 0</text:p>
      <text:p text:style-name="P1">[0] Recieved: seq = 7 ack = 0 checksum = 857 ppppppppppppppppppp</text:p>
      <text:p text:style-name="P1"/>
      <text:p text:style-name="P1">EVENT time: 1133.085083, <text:s/>type: 2, fromlayer3 <text:s/>entity: 1</text:p>
      <text:p text:style-name="P1">[1] Recieved: seq = 6 ack = 1 checksum = 7e5 jjjjjjjjjjjjjjjjjjj</text:p>
      <text:p text:style-name="P1"/>
      <text:p text:style-name="P1">EVENT time: 1135.834595, <text:s/>type: 2, fromlayer3 <text:s/>entity: 0</text:p>
      <text:p text:style-name="P1">[0] Recieved: seq = 0 ack = 0 checksum = 889 sssssssssssssssssss</text:p>
      <text:p text:style-name="P1"/>
      <text:p text:style-name="P1">EVENT time: 1136.624756, <text:s/>type: 0, timerinterrupt <text:s text:c="2"/>entity: 0</text:p>
      <text:p text:style-name="P1"><text:s text:c="10"/>TOLAYER3: packet being corrupted</text:p>
      <text:p text:style-name="P1"/>
      <text:p text:style-name="P1">EVENT time: 1141.626831, <text:s/>type: 2, fromlayer3 <text:s/>entity: 1</text:p>
      <text:p text:style-name="P1">[1] Recieved: seq = 7 ack = 1 checksum = 81f mmmmmmmmmmmmmmmmmmm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20:17:58.796198340</meta:creation-date>
    <dc:date>2019-01-26T20:27:26.114351675</dc:date>
    <meta:editing-duration>PT5M38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46" meta:paragraph-count="1548" meta:word-count="13209" meta:character-count="86228" meta:non-whitespace-character-count="70005"/>
  </office:meta>
</office:document-meta>
</file>